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17.704cm"/>
    </style:style>
    <style:style style:name="co3" style:family="table-column">
      <style:table-column-properties fo:break-before="auto" style:column-width="9.537cm"/>
    </style:style>
    <style:style style:name="co4" style:family="table-column">
      <style:table-column-properties fo:break-before="auto" style:column-width="3.916cm"/>
    </style:style>
    <style:style style:name="co22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7.735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244cm"/>
    </style:style>
    <style:style style:name="co10" style:family="table-column">
      <style:table-column-properties fo:break-before="auto" style:column-width="3.133cm"/>
    </style:style>
    <style:style style:name="co11" style:family="table-column">
      <style:table-column-properties fo:break-before="auto" style:column-width="2.35cm"/>
    </style:style>
    <style:style style:name="co12" style:family="table-column">
      <style:table-column-properties fo:break-before="auto" style:column-width="0.84cm"/>
    </style:style>
    <style:style style:name="co13" style:family="table-column">
      <style:table-column-properties fo:break-before="auto" style:column-width="0.755cm"/>
    </style:style>
    <style:style style:name="co14" style:family="table-column">
      <style:table-column-properties fo:break-before="auto" style:column-width="0.923cm"/>
    </style:style>
    <style:style style:name="co15" style:family="table-column">
      <style:table-column-properties fo:break-before="auto" style:column-width="3.69cm"/>
    </style:style>
    <style:style style:name="co16" style:family="table-column">
      <style:table-column-properties fo:break-before="auto" style:column-width="3.909cm"/>
    </style:style>
    <style:style style:name="co17" style:family="table-column">
      <style:table-column-properties fo:break-before="auto" style:column-width="4.373cm"/>
    </style:style>
    <style:style style:name="co18" style:family="table-column">
      <style:table-column-properties fo:break-before="auto" style:column-width="1.175cm"/>
    </style:style>
    <style:style style:name="co19" style:family="table-column">
      <style:table-column-properties fo:break-before="auto" style:column-width="6.544cm"/>
    </style:style>
    <style:style style:name="co20" style:family="table-column">
      <style:table-column-properties fo:break-before="auto" style:column-width="2.461cm"/>
    </style:style>
    <style:style style:name="co21" style:family="table-column">
      <style:table-column-properties fo:break-before="auto" style:column-width="5.622cm"/>
    </style:style>
    <style:style style:name="co23" style:family="table-column">
      <style:table-column-properties fo:break-before="auto" style:column-width="2.57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714cm" fo:break-before="auto" style:use-optimal-row-height="false"/>
    </style:style>
    <style:style style:name="ro11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08cm" fo:break-before="auto" style:use-optimal-row-height="true"/>
    </style:style>
    <style:style style:name="ro5" style:family="table-row">
      <style:table-row-properties style:row-height="1.164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609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815cm" fo:break-before="auto" style:use-optimal-row-height="false"/>
    </style:style>
    <style:style style:name="ro10" style:family="table-row">
      <style:table-row-properties style:row-height="0.882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15cm" fo:break-before="auto" style:use-optimal-row-height="true"/>
    </style:style>
    <style:style style:name="ro14" style:family="table-row">
      <style:table-row-properties style:row-height="0.503cm" fo:break-before="auto" style:use-optimal-row-height="false"/>
    </style:style>
    <style:style style:name="ta1" style:family="table" style:master-page-name="PageStyle_5f_Instrucciones">
      <style:table-properties table:display="true" style:writing-mode="lr-tb"/>
    </style:style>
    <style:style style:name="ta2" style:family="table" style:master-page-name="PageStyle_5f_BacklogDeProducto">
      <style:table-properties table:display="true" style:writing-mode="lr-tb"/>
    </style:style>
    <style:style style:name="ta8" style:family="table" style:master-page-name="PageStyle_5f_Ayuda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ta5" style:family="table" style:master-page-name="PageStyle_5f_Config">
      <style:table-properties table:display="true" style:writing-mode="lr-tb"/>
    </style:style>
    <style:style style:name="ta6" style:family="table" style:master-page-name="PageStyle_5f_Estimacion_5f_Tiempos">
      <style:table-properties table:display="true" style:writing-mode="lr-tb"/>
    </style:style>
    <style:style style:name="ta7" style:family="table" style:master-page-name="PageStyle_5f_Gráficos">
      <style:table-properties table:display="true" style:writing-mode="lr-tb"/>
    </style:style>
    <style:style style:name="ta10" style:family="table" style:master-page-name="PageStyle_5f_Tiempos_5f_Trabajados">
      <style:table-properties table:display="true" style:writing-mode="lr-tb"/>
    </style:style>
    <style:style style:name="ta11" style:family="table" style:master-page-name="PageStyle_5f_Impedimentos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11cm solid #333333" style:direction="ltr" fo:padding="0.071cm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11cm solid #808080" style:diagonal-bl-tr="none" style:diagonal-tl-br="none" style:text-align-source="fix" style:repeat-content="false" fo:wrap-option="no-wrap" fo:border-left="0.011cm solid #808080" style:direction="ltr" fo:padding="0.071cm" fo:border-right="0.011cm solid #808080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c0c0c0" style:direction="ltr" fo:padding="0.071cm" fo:border-right="0.011cm solid #ffffff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1cm solid #c0c0c0" style:direction="ltr" fo:padding="0.071cm" fo:border-right="none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c0c0c0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fo:border-left="0.011cm solid #808080" fo:padding="0.071cm" fo:border-right="0.011cm solid #80808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order-bottom="0.011cm solid #808080" style:diagonal-bl-tr="none" style:diagonal-tl-br="none" fo:border-left="0.011cm solid #808080" fo:padding="0.071cm" fo:border-right="0.011cm solid #808080" style:rotation-align="none" fo:border-top="none"/>
    </style:style>
    <style:style style:name="ce15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17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fo:border-bottom="none" style:diagonal-bl-tr="none" style:diagonal-tl-br="none" fo:border-left="0.011cm solid #808080" fo:padding="0.071cm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order-bottom="0.011cm solid #808080" style:diagonal-bl-tr="none" style:diagonal-tl-br="none" fo:border-left="0.011cm solid #808080" fo:padding="0.071cm" fo:border-right="none" style:rotation-align="none" fo:border-top="none"/>
    </style:style>
    <style:style style:name="ce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c0c0c0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ffffff" style:direction="ltr" fo:padding="0.071cm" fo:border-right="none" style:rotation-angle="0" style:rotation-align="none" style:shrink-to-fit="false" fo:border-top="0.011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11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1cm solid #808080" style:direction="ltr" fo:padding="0.071cm" fo:border-right="0.011cm solid #808080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25" style:family="table-cell" style:parent-style-name="Default" style:data-style-name="N118">
      <style:table-cell-properties style:glyph-orientation-vertical="0" fo:border-bottom="0.011cm solid #808080" style:diagonal-bl-tr="none" style:diagonal-tl-br="none" style:text-align-source="fix" style:repeat-content="false" fo:background-color="transparent" fo:wrap-option="no-wrap" fo:border-left="0.011cm solid #808080" style:direction="ltr" fo:padding="0.071cm" fo:border-right="0.011cm solid #808080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26" style:family="table-cell" style:parent-style-name="Default" style:data-style-name="N116">
      <style:table-cell-properties style:diagonal-bl-tr="none" style:diagonal-tl-br="none" fo:border="none" fo:padding="0.071cm" style:rotation-align="none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2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011cm solid #c0c0c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011cm solid #c0c0c0" fo:padding="0.071cm" style:rotation-align="none"/>
    </style:style>
    <style:style style:name="ce3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16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11cm solid #c0c0c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$Estimacion_Tiempos.$AN$6]" style:apply-style-name="Excel_5f_CondFormat_5f_4_5f_3_5f_1" style:base-cell-address="Estimacion_Tiempos.F10"/>
      <style:map style:condition="cell-content()=[$Estimacion_Tiempos.$AN$7]" style:apply-style-name="Excel_5f_CondFormat_5f_4_5f_3_5f_2" style:base-cell-address="Estimacion_Tiempos.F10"/>
      <style:map style:condition="cell-content()=[$Estimacion_Tiempos.$AN$8]" style:apply-style-name="Excel_5f_CondFormat_5f_4_5f_3_5f_3" style:base-cell-address="Estimacion_Tiempos.F10"/>
    </style:style>
    <style:style style:name="ce42" style:family="table-cell" style:parent-style-name="Default">
      <style:map style:condition="cell-content()=[$Estimacion_Tiempos.$AN$6]" style:apply-style-name="Excel_5f_CondFormat_5f_4_5f_3_5f_1" style:base-cell-address="Estimacion_Tiempos.F10"/>
      <style:map style:condition="cell-content()=[$Estimacion_Tiempos.$AN$7]" style:apply-style-name="Excel_5f_CondFormat_5f_4_5f_3_5f_2" style:base-cell-address="Estimacion_Tiempos.F10"/>
      <style:map style:condition="cell-content()=[$Estimacion_Tiempos.$AN$8]" style:apply-style-name="Excel_5f_CondFormat_5f_4_5f_3_5f_3" style:base-cell-address="Estimacion_Tiempos.F10"/>
    </style:style>
    <style:style style:name="ce43" style:family="table-cell" style:parent-style-name="Default">
      <style:map style:condition="cell-content()=[$Estimacion_Tiempos.$AN$6]" style:apply-style-name="Excel_5f_CondFormat_5f_4_5f_1_5f_1" style:base-cell-address="Estimacion_Tiempos.F1001"/>
      <style:map style:condition="cell-content()=[$Estimacion_Tiempos.$AN$7]" style:apply-style-name="Excel_5f_CondFormat_5f_4_5f_1_5f_2" style:base-cell-address="Estimacion_Tiempos.F1001"/>
      <style:map style:condition="cell-content()=[$Estimacion_Tiempos.$AN$8]" style:apply-style-name="Excel_5f_CondFormat_5f_4_5f_1_5f_3" style:base-cell-address="Estimacion_Tiempos.F1001"/>
    </style:style>
    <style:style style:name="ce44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45" style:family="table-cell" style:parent-style-name="Default" style:data-style-name="N118">
      <style:table-cell-properties style:glyph-orientation-vertical="0" fo:background-color="#ffffcc" style:diagonal-bl-tr="none" style:diagonal-tl-br="none" style:text-align-source="fix" style:repeat-content="false" fo:wrap-option="wrap" fo:border="0.035cm solid #c0c0c0" style:direction="ltr" style:rotation-angle="90" style:rotation-align="bottom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">
      <style:table-cell-properties style:glyph-orientation-vertical="0" fo:background-color="#ffff99" style:diagonal-bl-tr="none" style:diagonal-tl-br="none" style:text-align-source="fix" style:repeat-content="false" fo:wrap-option="wrap" fo:border="0.011cm solid #c0c0c0" style:direction="ltr" fo:padding="0.071cm" style:rotation-angle="0" style:rotation-align="none" style:shrink-to-fit="false" style:vertical-align="automatic"/>
      <style:paragraph-properties fo:text-align="end" fo:margin-left="0cm" style:writing-mode="page"/>
    </style:style>
    <style:style style:name="ce47" style:family="table-cell" style:parent-style-name="Default">
      <style:table-cell-properties fo:background-color="#ffff99"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11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 style:data-style-name="N118">
      <style:table-cell-properties fo:padding="0.071cm"/>
    </style:style>
    <style:style style:name="ce50" style:family="table-cell" style:parent-style-name="Default">
      <style:table-cell-properties style:diagonal-bl-tr="none" style:diagonal-tl-br="none" fo:background-color="transparent" fo:border="0.011cm solid #c0c0c0" fo:padding="0.071cm" style:rotation-align="none"/>
    </style:style>
    <style:style style:name="ce51" style:family="table-cell" style:parent-style-name="Default" style:data-style-name="N37">
      <style:table-cell-properties style:diagonal-bl-tr="none" style:diagonal-tl-br="none" fo:border="0.011cm solid #c0c0c0" fo:padding="0.071cm" style:rotation-align="none"/>
    </style:style>
    <style:style style:name="ce52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S&quot;" style:apply-style-name="Excel_5f_CondFormat_5f_4_5f_2_5f_1" style:base-cell-address="Estimacion_Tiempos.H4"/>
      <style:map style:condition="cell-content()=&quot;D&quot;" style:apply-style-name="Excel_5f_CondFormat_5f_4_5f_2_5f_2" style:base-cell-address="Estimacion_Tiempos.H4"/>
    </style:style>
    <style:style style:name="ce53" style:family="table-cell" style:parent-style-name="Default" style:data-style-name="N118">
      <style:table-cell-properties style:glyph-orientation-vertical="0" fo:background-color="#ffffcc" style:diagonal-bl-tr="none" style:diagonal-tl-br="none" style:text-align-source="fix" style:repeat-content="false" fo:wrap-option="wrap" fo:border="0.011cm solid #c0c0c0" style:direction="ltr" fo:padding="0.071cm" style:rotation-angle="90" style:rotation-align="bottom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map style:condition="cell-content()=&quot;S&quot;" style:apply-style-name="Excel_5f_CondFormat_5f_4_5f_2_5f_1" style:base-cell-address="Estimacion_Tiempos.H4"/>
      <style:map style:condition="cell-content()=&quot;D&quot;" style:apply-style-name="Excel_5f_CondFormat_5f_4_5f_2_5f_2" style:base-cell-address="Estimacion_Tiempos.H4"/>
    </style:style>
    <style:style style:name="ce55" style:family="table-cell" style:parent-style-name="Default" style:data-style-name="N118">
      <style:table-cell-properties style:glyph-orientation-vertical="0" style:text-align-source="fix" style:repeat-content="false" fo:wrap-option="wrap" style:direction="ltr" fo:padding="0.071cm" style:rotation-angle="90" style:rotation-align="none" style:shrink-to-fit="false" style:vertical-align="automatic"/>
      <style:paragraph-properties fo:text-align="center" fo:margin-left="0cm" style:writing-mode="page"/>
    </style:style>
    <style:style style:name="ce5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/>
      <style:paragraph-properties fo:text-align="end" fo:margin-left="0cm" style:writing-mode="page"/>
    </style:style>
    <style:style style:name="ce57" style:family="table-cell" style:parent-style-name="Default">
      <style:table-cell-properties fo:background-color="transparent" fo:padding="0.071cm"/>
    </style:style>
    <style:style style:name="ce58" style:family="table-cell" style:parent-style-name="Default" style:data-style-name="N100">
      <style:table-cell-properties fo:background-color="#ffffcc" fo:padding="0.071cm"/>
      <style:text-properties fo:color="#c0c0c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0" style:family="table-cell" style:parent-style-name="Default" style:data-style-name="N100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3" style:family="table-cell" style:parent-style-name="Default" style:data-style-name="N118">
      <style:table-cell-properties style:glyph-orientation-vertical="0" fo:background-color="#ffffcc" style:text-align-source="value-type" style:repeat-content="false" fo:wrap-option="no-wrap" style:direction="ltr" fo:padding="0.071cm" style:rotation-angle="9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4" style:family="table-cell" style:parent-style-name="Default" style:data-style-name="N1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6" style:family="table-cell" style:parent-style-name="Default" style:data-style-name="N116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7" style:family="table-cell" style:parent-style-name="Default" style:data-style-name="N1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8" style:family="table-cell" style:parent-style-name="Default">
      <style:table-cell-properties style:glyph-orientation-vertical="0" fo:border-bottom="0.011cm solid #808080" fo:background-color="#c0c0c0" style:cell-protect="protected formula-hidden" style:print-content="true" style:diagonal-bl-tr="none" style:diagonal-tl-br="none" style:text-align-source="fix" style:repeat-content="false" fo:wrap-option="no-wrap" fo:border-left="0.011cm solid #808080" style:direction="ltr" fo:padding="0.071cm" fo:border-right="0.011cm solid #ffffff" style:rotation-angle="0" style:rotation-align="none" style:shrink-to-fit="false" fo:border-top="0.011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116">
      <style:table-cell-properties style:glyph-orientation-vertical="0" fo:border-bottom="0.011cm solid #808080" fo:background-color="#c0c0c0" style:cell-protect="protected formula-hidden" style:print-content="true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style:glyph-orientation-vertical="0" fo:background-color="#ffffcc" style:cell-protect="protected formula-hidden" style:print-content="true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71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808080" style:rotation-angle="0" style:rotation-align="none" style:shrink-to-fit="false" fo:border-top="0.011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1">
      <style:table-cell-properties style:glyph-orientation-vertical="0" fo:background-color="#ffffcc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7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75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76" style:family="table-cell" style:parent-style-name="Default">
      <style:table-cell-properties style:diagonal-bl-tr="none" style:diagonal-tl-br="none" fo:border="0.035cm solid #c0c0c0" style:rotation-align="none"/>
    </style:style>
    <style:style style:name="ce77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7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79" style:family="table-cell" style:parent-style-name="Default">
      <style:table-cell-properties fo:background-color="#969696"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fo:padding="0.071cm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2" style:family="graphic">
      <style:graphic-properties draw:ole-draw-aspect="1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fo:font-size="8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 Condensed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Tahoma" style:font-family-generic="swiss" fo:font-size="8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()&gt;=1" table:allow-empty-cell="true" table:base-cell-address="Config.A9">
          <table:error-message table:message-type="stop" table:title="Valor incorrecto" table:display="true">
            <text:p>Debe ser un valor entero mayor de 0</text:p>
          </table:error-message>
        </table:content-validation>
        <table:content-validation table:name="val2" table:condition="of:cell-content-is-date() and cell-content()&gt;=1" table:allow-empty-cell="true" table:base-cell-address="Config.B9">
          <table:error-message table:message-type="stop" table:title="Valir incorrecto" table:display="true">
            <text:p>El valor debe ser una fecha</text:p>
          </table:error-message>
        </table:content-validation>
        <table:content-validation table:name="val3" table:condition="of:cell-content-is-whole-number() and cell-content-is-between(3,24)" table:allow-empty-cell="true" table:base-cell-address="Config.C9">
          <table:error-message table:message-type="stop" table:title="Valor incorrecto" table:display="true">
            <text:p>Duración mínima 3, máxima 24 (días laborables)</text:p>
          </table:error-message>
        </table:content-validation>
        <table:content-validation table:name="val4" table:condition="of:cell-content-is-in-list([$Estimacion_Tiempos.$AL$6:.$AL$48])" table:allow-empty-cell="true" table:display-list="unsorted" table:base-cell-address="Estimacion_Tiempos.A10">
          <table:error-message table:message-type="stop" table:display="true"/>
        </table:content-validation>
        <table:content-validation table:name="val5" table:condition="of:cell-content-is-in-list([$Estimacion_Tiempos.$AM$6:.$AM$18])" table:allow-empty-cell="true" table:display-list="unsorted" table:base-cell-address="Estimacion_Tiempos.E10">
          <table:error-message table:message-type="stop" table:display="true"/>
        </table:content-validation>
        <table:content-validation table:name="val6" table:condition="of:cell-content-is-in-list([$Estimacion_Tiempos.$AN$6:.$AN$18])" table:allow-empty-cell="true" table:display-list="unsorted" table:base-cell-address="Estimacion_Tiempos.F10">
          <table:error-message table:message-type="stop" table:display="true"/>
        </table:content-validation>
        <table:content-validation table:name="val7" table:condition="of:cell-content-is-in-list([$Estimacion_Tiempos.$AO$6:.$AO$18])" table:allow-empty-cell="true" table:display-list="unsorted" table:base-cell-address="Estimacion_Tiempos.G10">
          <table:error-message table:message-type="stop" table:display="true"/>
        </table:content-validation>
        <table:content-validation table:name="val8" table:condition="of:cell-content-is-in-list([$Impedimentos.$U$6:.$U$22])" table:allow-empty-cell="true" table:display-list="unsorted" table:base-cell-address="Impedimentos.D7">
          <table:error-message table:message-type="stop" table:display="true"/>
        </table:content-validation>
        <table:content-validation table:name="val9" table:condition="of:cell-content-is-in-list([$Impedimentos.$V$6:.$V$10])" table:allow-empty-cell="true" table:display-list="unsorted" table:base-cell-address="Impedimentos.F7">
          <table:error-message table:message-type="stop" table:display="true"/>
        </table:content-validation>
      </table:content-validations>
      <table:table table:name="Instruccion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1" table:number-columns-repeated="1022" table:default-cell-style-name="Default"/>
        <table:table-row table:style-name="ro1" table:number-rows-repeated="6">
          <table:table-cell table:style-name="ce1"/>
          <table:table-cell table:number-columns-repeated="1023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string">
            <text:p><text:s/>Completar el Backlog de Producto con los requerimientos que surgieron de la hoja de especificaciones (hoja BacklogDeProducto)</text:p>
          </table:table-cell>
          <table:table-cell table:number-columns-repeated="102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string">
            <text:p><text:s/>Definir los miembros del equipo, el tiempo que cada miembro le dedicará al proyecto por día. (con este número podrán calcular el tiempo total disponible en el Sprint) (hoja Config)</text:p>
          </table:table-cell>
          <table:table-cell table:number-columns-repeated="1022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string">
            <text:p><text:s/>Seleccionar los requerimientos que formarán parte del backlog del spring y detallarlos en las tareas correspondientes (tener en cuenta que en estas dos semanas deberán realizar las tareas de requerimientos y análisis según el proceso unificado) (hoja Estimació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<text:s/>Distribuir las tareas entre los miembros del equipo (hoja Estimació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string">
            <text:p><text:s/>Cada miembro estimará el tiempo necesario para completar cada tarea (hoja Estimacion_tiempos primer día de trabajo)</text:p>
          </table:table-cell>
          <table:table-cell table:number-columns-repeated="1022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string">
            <text:p><text:s/>Cada dia se reunirá el equipo para realizar el scrum diario respondiendo a las preguntas (¿Qué hice ayer? ¿Qué voy a hacer hoy? ¿Cuáles son los problemas para realizar mis tareas?) (hoja Impedimentos)</text:p>
          </table:table-cell>
          <table:table-cell table:number-columns-repeated="1022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string">
            <text:p><text:s/>Cada día cada miembro del equipo estimará el tiempo faltante para terminar su tarea (hoja Estimacio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string">
            <text:p>Enviar al profesor al terminar la planificación del spring y cada semana despues del cursado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logDeProducto" table:style-name="ta2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1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4" office:value-type="string">
            <text:p>Backlog de Producto</text:p>
          </table:table-cell>
          <table:table-cell table:style-name="ce4" office:value-type="string">
            <text:p>Esfuerzo Estimado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Registrar usuarios</text:p>
          </table:table-cell>
          <table:table-cell table:style-name="ce5" office:value-type="float" office:value="20">
            <office:annotation draw:style-name="gr1" draw:text-style-name="P1" svg:width="3.616cm" svg:height="3.26cm" svg:x="8.783cm" svg:y="1.845cm" draw:caption-point-x="6.767cm" draw:caption-point-y="0.222cm">
              <dc:date>2011-04-18T00:00:00</dc:date>
              <text:p text:style-name="P1"><text:span text:style-name="T1">Usuario:</text:span></text:p>
              <text:p text:style-name="P1"><text:span text:style-name="T1">Ingresar el tiempo en horas necesarias para tomar requerimiento, analizar, diseñar, implementar y probar la funcionalidad</text:span></text:p>
            </office:annotation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Controlar ingreso</text:p>
          </table:table-cell>
          <table:table-cell table:style-name="ce5"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Solicitud de amistad</text:p>
          </table:table-cell>
          <table:table-cell table:style-name="ce5"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Busqueda de usuarios</text:p>
          </table:table-cell>
          <table:table-cell table:style-name="ce5"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BM de Grupos de amigos</text:p>
          </table:table-cell>
          <table:table-cell table:style-name="ce5" office:value-type="float" office:value="40">
            <text:p>4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Manejo de permisos</text:p>
          </table:table-cell>
          <table:table-cell table:style-name="ce5"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BM de Fotos y Albumes</text:p>
          </table:table-cell>
          <table:table-cell table:style-name="ce5" office:value-type="float" office:value="70">
            <text:p>7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lta de comentarios en fotos</text:p>
          </table:table-cell>
          <table:table-cell table:style-name="ce5"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Baja de comentarios en general hacia el usuario</text:p>
          </table:table-cell>
          <table:table-cell table:style-name="ce5"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dministración de Muro</text:p>
          </table:table-cell>
          <table:table-cell table:style-name="ce5"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dministración de Página Principal</text:p>
          </table:table-cell>
          <table:table-cell table:style-name="ce5"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Manejo de Notificaciones(Cumpleaños Amigos,actualización de perfil de amigos) y Envío de mails</text:p>
          </table:table-cell>
          <table:table-cell table:style-name="ce5" office:value-type="float" office:value="90">
            <text:p>9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Control de amigos en común</text:p>
          </table:table-cell>
          <table:table-cell table:style-name="ce5"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Manejo de rol de Administrador</text:p>
          </table:table-cell>
          <table:table-cell table:style-name="ce5"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Bloqueo de usuarios</text:p>
          </table:table-cell>
          <table:table-cell table:style-name="ce5" office:value-type="float" office:value="40">
            <text:p>40</text:p>
          </table:table-cell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81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" table:style-name="ta5" table:print="false">
        <office:forms form:automatic-focus="false" form:apply-design-mode="false"/>
        <table:table-column table:style-name="co6" table:number-columns-repeated="4" table:default-cell-style-name="Default"/>
        <table:table-column table:style-name="co1" table:number-columns-repeated="1020" table:default-cell-style-name="Default"/>
        <table:table-row table:style-name="ro1" table:number-rows-repeated="4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7" office:value-type="string" table:number-columns-spanned="4" table:number-rows-spanned="1">
            <text:p>Proyecto</text:p>
          </table:table-cell>
          <table:covered-table-cell table:number-columns-repeated="3" table:style-name="ce7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8" office:value-type="string" table:number-columns-spanned="4" table:number-rows-spanned="1">
            <text:p>UMBOOK</text:p>
          </table:table-cell>
          <table:covered-table-cell table:number-columns-repeated="3" table:style-name="ce8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9" office:value-type="string">
            <text:p>Nº de sprint</text:p>
          </table:table-cell>
          <table:table-cell table:style-name="ce15" office:value-type="string">
            <text:p>Inicio</text:p>
          </table:table-cell>
          <table:table-cell table:style-name="ce15" office:value-type="string">
            <text:p>Días</text:p>
          </table:table-cell>
          <table:table-cell table:style-name="ce22" office:value-type="string">
            <text:p>Jornada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0" table:content-validation-name="val1" office:value-type="float" office:value="1">
            <text:p>1</text:p>
          </table:table-cell>
          <table:table-cell table:style-name="ce16" table:content-validation-name="val2" office:value-type="float" office:value="40644">
            <text:p>11-abr-11</text:p>
          </table:table-cell>
          <table:table-cell table:style-name="ce20" table:content-validation-name="val3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1" office:value-type="string" table:number-columns-spanned="2" table:number-rows-spanned="1">
            <text:p>TAREAS</text:p>
          </table:table-cell>
          <table:covered-table-cell table:style-name="ce11"/>
          <table:table-cell table:style-name="ce21" office:value-type="string" table:number-columns-spanned="1" table:number-rows-spanned="2">
            <text:p>EQUIPO</text:p>
          </table:table-cell>
          <table:table-cell table:style-name="ce23" office:value-type="string" table:number-columns-spanned="1" table:number-rows-spanned="2">
            <text:p>FESTIVOS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2" office:value-type="string">
            <text:p>TIPOS</text:p>
          </table:table-cell>
          <table:table-cell table:style-name="ce17" office:value-type="string">
            <text:p>ESTADOS</text:p>
          </table:table-cell>
          <table:covered-table-cell table:style-name="ce21"/>
          <table:covered-table-cell table:style-name="ce23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 office:value-type="string">
            <text:p>Requerimientos</text:p>
          </table:table-cell>
          <table:table-cell table:style-name="ce18" office:value-type="string">
            <text:p>Pendiente</text:p>
          </table:table-cell>
          <table:table-cell table:style-name="ce13" office:value-type="string">
            <text:p>Chelo</text:p>
          </table:table-cell>
          <table:table-cell table:style-name="ce24" office:value-type="float" office:value="39913">
            <text:p>10-abr</text:p>
          </table:table-cell>
          <table:table-cell/>
          <table:table-cell table:style-name="ce26"/>
          <table:table-cell table:style-name="ce26"/>
          <table:table-cell table:number-columns-repeated="2"/>
          <table:table-cell table:number-columns-repeated="1015"/>
        </table:table-row>
        <table:table-row table:style-name="ro1">
          <table:table-cell table:style-name="ce13" office:value-type="string">
            <text:p>Análisis</text:p>
          </table:table-cell>
          <table:table-cell table:style-name="ce18" office:value-type="string">
            <text:p>En curso</text:p>
          </table:table-cell>
          <table:table-cell table:style-name="ce13" office:value-type="string">
            <text:p>Lean</text:p>
          </table:table-cell>
          <table:table-cell table:style-name="ce24" office:value-type="string">
            <text:p>1-may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 office:value-type="string">
            <text:p>Diseño</text:p>
          </table:table-cell>
          <table:table-cell table:style-name="ce18" office:value-type="string">
            <text:p>Terminada</text:p>
          </table:table-cell>
          <table:table-cell table:style-name="ce13" office:value-type="string">
            <text:p>Pela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 office:value-type="string">
            <text:p>Implementación</text:p>
          </table:table-cell>
          <table:table-cell table:style-name="ce18" office:value-type="string">
            <text:p>Eliminada</text:p>
          </table:table-cell>
          <table:table-cell table:style-name="ce13" office:value-type="string">
            <text:p>Pipo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 office:value-type="string">
            <text:p>Prueba</text:p>
          </table:table-cell>
          <table:table-cell table:style-name="ce18"/>
          <table:table-cell table:style-name="ce13" office:value-type="string">
            <text:p>Tincho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 office:value-type="string">
            <text:p>Reunión</text:p>
          </table:table-cell>
          <table:table-cell table:style-name="ce18"/>
          <table:table-cell table:style-name="ce13" office:value-type="string">
            <text:p>TODOS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4"/>
          <table:table-cell table:style-name="ce19"/>
          <table:table-cell table:style-name="ce14"/>
          <table:table-cell table:style-name="ce25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imacion_Tiempos" table:style-name="ta6" table:print="false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3" table:default-cell-style-name="Default"/>
        <table:table-column table:style-name="co1" table:number-columns-repeated="4" table:default-cell-style-name="Default"/>
        <table:table-column table:style-name="co1" table:visibility="collapse" table:number-columns-repeated="7" table:default-cell-style-name="Default"/>
        <table:table-column table:style-name="co1" table:number-columns-repeated="981" table:default-cell-style-name="Default"/>
        <table:table-row table:style-name="ro1">
          <table:table-cell table:style-name="ce2" table:number-columns-repeated="4"/>
          <table:table-cell table:number-columns-repeated="28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1">
          <table:table-cell table:style-name="ce2"/>
          <table:table-cell table:number-columns-repeated="31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1">
          <table:table-cell table:style-name="ce2"/>
          <table:table-cell/>
          <table:table-cell table:style-name="ce34" office:value-type="string">
            <text:p>SPRINT</text:p>
          </table:table-cell>
          <table:table-cell table:style-name="ce34" office:value-type="string">
            <text:p>INICIO</text:p>
          </table:table-cell>
          <table:table-cell table:style-name="ce34" office:value-type="string">
            <text:p>DURACIÓN</text:p>
          </table:table-cell>
          <table:table-cell table:number-columns-repeated="3"/>
          <table:table-cell table:style-name="ce49"/>
          <table:table-cell table:number-columns-repeated="23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4">
          <table:table-cell table:style-name="ce2" table:number-columns-repeated="2"/>
          <table:table-cell table:style-name="ce35" table:formula="of:=[$Config.A9]" office:value-type="float" office:value="1">
            <text:p>1</text:p>
          </table:table-cell>
          <table:table-cell table:style-name="ce36" table:formula="of:=[$Config.B9]" office:value-type="float" office:value="40644">
            <text:p>11-abr-11</text:p>
          </table:table-cell>
          <table:table-cell table:style-name="ce37" table:formula="of:=[$Config.C9]" office:value-type="float" office:value="14">
            <text:p>14</text:p>
          </table:table-cell>
          <table:table-cell table:number-columns-repeated="2"/>
          <table:table-cell table:style-name="ce44" table:formula="of:=IF([.H5]=&quot;&quot;;&quot; &quot;;CHOOSE(WEEKDAY([.H5];2);&quot;L&quot;;&quot;M&quot;;&quot;X&quot;;&quot;J&quot;;&quot;V&quot;;&quot;S&quot;;&quot;D&quot;))" office:value-type="string" office:string-value="L">
            <text:p>L</text:p>
          </table:table-cell>
          <table:table-cell table:number-columns-repeated="2" table:style-name="ce44" office:value-type="string">
            <text:p>M</text:p>
          </table:table-cell>
          <table:table-cell table:style-name="ce44" office:value-type="string">
            <text:p>J</text:p>
          </table:table-cell>
          <table:table-cell table:style-name="ce44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44" table:formula="of:=IF([.O5]=&quot;&quot;;&quot; &quot;;CHOOSE(WEEKDAY([.O5];2);&quot;L&quot;;&quot;M&quot;;&quot;X&quot;;&quot;J&quot;;&quot;V&quot;;&quot;S&quot;;&quot;D&quot;))" office:value-type="float" office:value="0">
            <text:p>#VALOR!</text:p>
          </table:table-cell>
          <table:table-cell table:number-columns-repeated="2" table:style-name="ce44" office:value-type="string">
            <text:p>M</text:p>
          </table:table-cell>
          <table:table-cell table:style-name="ce44" office:value-type="string">
            <text:p>J</text:p>
          </table:table-cell>
          <table:table-cell table:style-name="ce44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52" table:formula="of:=IF([.V5]=&quot;&quot;;&quot; &quot;;CHOOSE(WEEKDAY([.V5];2);&quot;L&quot;;&quot;M&quot;;&quot;X&quot;;&quot;J&quot;;&quot;V&quot;;&quot;S&quot;;&quot;D&quot;))" office:value-type="float" office:value="0">
            <text:p>#N/D</text:p>
          </table:table-cell>
          <table:table-cell table:style-name="ce52" table:formula="of:=IF([.W5]=&quot;&quot;;&quot; &quot;;CHOOSE(WEEKDAY([.W5];2);&quot;L&quot;;&quot;M&quot;;&quot;X&quot;;&quot;J&quot;;&quot;V&quot;;&quot;S&quot;;&quot;D&quot;))" office:value-type="float" office:value="0">
            <text:p>#N/D</text:p>
          </table:table-cell>
          <table:table-cell table:style-name="ce52" table:formula="of:=IF([.X5]=&quot;&quot;;&quot; &quot;;CHOOSE(WEEKDAY([.X5];2);&quot;L&quot;;&quot;M&quot;;&quot;X&quot;;&quot;J&quot;;&quot;V&quot;;&quot;S&quot;;&quot;D&quot;))" office:value-type="float" office:value="0">
            <text:p>#N/D</text:p>
          </table:table-cell>
          <table:table-cell table:style-name="ce52" table:formula="of:=IF([.Y5]=&quot;&quot;;&quot; &quot;;CHOOSE(WEEKDAY([.Y5];2);&quot;L&quot;;&quot;M&quot;;&quot;X&quot;;&quot;J&quot;;&quot;V&quot;;&quot;S&quot;;&quot;D&quot;))" office:value-type="float" office:value="0">
            <text:p>#N/D</text:p>
          </table:table-cell>
          <table:table-cell table:style-name="ce52" table:formula="of:=IF([.Z5]=&quot;&quot;;&quot; &quot;;CHOOSE(WEEKDAY([.Z5];2);&quot;L&quot;;&quot;M&quot;;&quot;X&quot;;&quot;J&quot;;&quot;V&quot;;&quot;S&quot;;&quot;D&quot;))" office:value-type="float" office:value="0">
            <text:p>#N/D</text:p>
          </table:table-cell>
          <table:table-cell table:style-name="ce52" table:formula="of:=IF([.AA5]=&quot;&quot;;&quot; &quot;;CHOOSE(WEEKDAY([.AA5];2);&quot;L&quot;;&quot;M&quot;;&quot;X&quot;;&quot;J&quot;;&quot;V&quot;;&quot;S&quot;;&quot;D&quot;))" office:value-type="float" office:value="0">
            <text:p>#N/D</text:p>
          </table:table-cell>
          <table:table-cell table:style-name="ce52" table:formula="of:=IF([.AB5]=&quot;&quot;;&quot; &quot;;CHOOSE(WEEKDAY([.AB5];2);&quot;L&quot;;&quot;M&quot;;&quot;X&quot;;&quot;J&quot;;&quot;V&quot;;&quot;S&quot;;&quot;D&quot;))" office:value-type="float" office:value="0">
            <text:p>#N/D</text:p>
          </table:table-cell>
          <table:table-cell table:style-name="ce52" table:formula="of:=IF([.AC5]=&quot;&quot;;&quot; &quot;;CHOOSE(WEEKDAY([.AC5];2);&quot;L&quot;;&quot;M&quot;;&quot;X&quot;;&quot;J&quot;;&quot;V&quot;;&quot;S&quot;;&quot;D&quot;))" office:value-type="float" office:value="0">
            <text:p>#N/D</text:p>
          </table:table-cell>
          <table:table-cell table:style-name="ce52" table:formula="of:=IF([.AD5]=&quot;&quot;;&quot; &quot;;CHOOSE(WEEKDAY([.AD5];2);&quot;L&quot;;&quot;M&quot;;&quot;X&quot;;&quot;J&quot;;&quot;V&quot;;&quot;S&quot;;&quot;D&quot;))" office:value-type="float" office:value="0">
            <text:p>#N/D</text:p>
          </table:table-cell>
          <table:table-cell table:style-name="ce52" table:formula="of:=IF([.AE5]=&quot;&quot;;&quot; &quot;;CHOOSE(WEEKDAY([.AE5];2);&quot;L&quot;;&quot;M&quot;;&quot;X&quot;;&quot;J&quot;;&quot;V&quot;;&quot;S&quot;;&quot;D&quot;))" office:value-type="float" office:value="0">
            <text:p>#N/D</text:p>
          </table:table-cell>
          <table:table-cell table:style-name="ce54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5">
          <table:table-cell table:style-name="ce27" table:number-columns-repeated="7"/>
          <table:table-cell table:style-name="ce45" table:formula="of:=[$Config.D9]" office:value-type="float" office:value="2">
            <text:p>1-ene</text:p>
          </table:table-cell>
          <table:table-cell table:style-name="ce45" office:value-type="string">
            <text:p>12 – abr</text:p>
          </table:table-cell>
          <table:table-cell table:style-name="ce45" office:value-type="string">
            <text:p>13 – abr</text:p>
          </table:table-cell>
          <table:table-cell table:style-name="ce45" office:value-type="string">
            <text:p>14-abr</text:p>
          </table:table-cell>
          <table:table-cell table:style-name="ce45" office:value-type="string">
            <text:p>15 -abr</text:p>
          </table:table-cell>
          <table:table-cell table:style-name="ce45" office:value-type="string">
            <text:p>16-abr</text:p>
          </table:table-cell>
          <table:table-cell table:style-name="ce45" office:value-type="string">
            <text:p>17-abr</text:p>
          </table:table-cell>
          <table:table-cell table:style-name="ce45" office:value-type="string">
            <text:p>18-abr</text:p>
          </table:table-cell>
          <table:table-cell table:style-name="ce45" office:value-type="string">
            <text:p>19-abr</text:p>
          </table:table-cell>
          <table:table-cell table:style-name="ce45" office:value-type="string">
            <text:p>20-abr</text:p>
          </table:table-cell>
          <table:table-cell table:style-name="ce45" office:value-type="string">
            <text:p>21-abr</text:p>
          </table:table-cell>
          <table:table-cell table:style-name="ce45" office:value-type="string">
            <text:p>22-abr</text:p>
          </table:table-cell>
          <table:table-cell table:style-name="ce45" office:value-type="string">
            <text:p>23-abr</text:p>
          </table:table-cell>
          <table:table-cell table:style-name="ce45" office:value-type="string">
            <text:p>24-abr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5"/>
          <table:table-cell table:style-name="ce27" table:number-columns-repeated="992"/>
        </table:table-row>
        <table:table-row table:style-name="ro6">
          <table:table-cell table:style-name="ce27" table:number-columns-repeated="4"/>
          <table:table-cell table:style-name="ce38" office:value-type="string" table:number-columns-spanned="3" table:number-rows-spanned="1">
            <text:p>Tareas pendientes</text:p>
          </table:table-cell>
          <table:covered-table-cell table:number-columns-repeated="2" table:style-name="ce38"/>
          <table:table-cell table:style-name="ce46" table:formula="of:=COUNTIF([.H10:.H1002];&quot;&gt;0&quot;)" office:value-type="float" office:value="30">
            <text:p>30</text:p>
          </table:table-cell>
          <table:table-cell table:style-name="ce46" table:formula="of:=COUNTIF([.I10:.I1002];&quot;&gt;0&quot;)" office:value-type="float" office:value="16">
            <text:p>16</text:p>
          </table:table-cell>
          <table:table-cell table:style-name="ce46" table:formula="of:=COUNTIF([.J10:.J1002];&quot;&gt;0&quot;)" office:value-type="float" office:value="16">
            <text:p>16</text:p>
          </table:table-cell>
          <table:table-cell table:style-name="ce46" table:formula="of:=COUNTIF([.K10:.K1002];&quot;&gt;0&quot;)" office:value-type="float" office:value="16">
            <text:p>16</text:p>
          </table:table-cell>
          <table:table-cell table:style-name="ce46" table:formula="of:=COUNTIF([.L10:.L1002];&quot;&gt;0&quot;)" office:value-type="float" office:value="16">
            <text:p>16</text:p>
          </table:table-cell>
          <table:table-cell table:style-name="ce46" table:formula="of:=COUNTIF([.M10:.M1002];&quot;&gt;0&quot;)" office:value-type="float" office:value="16">
            <text:p>16</text:p>
          </table:table-cell>
          <table:table-cell table:style-name="ce46" table:formula="of:=COUNTIF([.N10:.N1002];&quot;&gt;0&quot;)" office:value-type="float" office:value="16">
            <text:p>16</text:p>
          </table:table-cell>
          <table:table-cell table:style-name="ce46" table:formula="of:=COUNTIF([.O10:.O1002];&quot;&gt;0&quot;)" office:value-type="float" office:value="14">
            <text:p>14</text:p>
          </table:table-cell>
          <table:table-cell table:style-name="ce46" table:formula="of:=COUNTIF([.P10:.P1002];&quot;&gt;0&quot;)" office:value-type="float" office:value="12">
            <text:p>12</text:p>
          </table:table-cell>
          <table:table-cell table:style-name="ce46" table:formula="of:=COUNTIF([.Q10:.Q1002];&quot;&gt;0&quot;)" office:value-type="float" office:value="12">
            <text:p>12</text:p>
          </table:table-cell>
          <table:table-cell table:style-name="ce46" table:formula="of:=COUNTIF([.R10:.R1002];&quot;&gt;0&quot;)" office:value-type="float" office:value="4">
            <text:p>4</text:p>
          </table:table-cell>
          <table:table-cell table:style-name="ce46" table:formula="of:=COUNTIF([.S10:.S1002];&quot;&gt;0&quot;)" office:value-type="float" office:value="3">
            <text:p>3</text:p>
          </table:table-cell>
          <table:table-cell table:style-name="ce46" table:formula="of:=COUNTIF([.T10:.T1002];&quot;&gt;0&quot;)" office:value-type="float" office:value="0">
            <text:p>0</text:p>
          </table:table-cell>
          <table:table-cell table:style-name="ce46" table:formula="of:=COUNTIF([.U10:.U1002];&quot;&gt;0&quot;)" office:value-type="float" office:value="0">
            <text:p>0</text:p>
          </table:table-cell>
          <table:table-cell table:style-name="ce46" table:formula="of:=COUNTIF([.V10:.V1002];&quot;&gt;0&quot;)" office:value-type="float" office:value="0">
            <text:p>0</text:p>
          </table:table-cell>
          <table:table-cell table:style-name="ce46" table:formula="of:=COUNTIF([.W10:.W1002];&quot;&gt;0&quot;)" office:value-type="float" office:value="0">
            <text:p>0</text:p>
          </table:table-cell>
          <table:table-cell table:style-name="ce46" table:formula="of:=COUNTIF([.X10:.X1002];&quot;&gt;0&quot;)" office:value-type="float" office:value="0">
            <text:p>0</text:p>
          </table:table-cell>
          <table:table-cell table:style-name="ce46" table:formula="of:=COUNTIF([.Y10:.Y1002];&quot;&gt;0&quot;)" office:value-type="float" office:value="0">
            <text:p>0</text:p>
          </table:table-cell>
          <table:table-cell table:style-name="ce46" table:formula="of:=COUNTIF([.Z10:.Z1002];&quot;&gt;0&quot;)" office:value-type="float" office:value="0">
            <text:p>0</text:p>
          </table:table-cell>
          <table:table-cell table:style-name="ce46" table:formula="of:=COUNTIF([.AA10:.AA1002];&quot;&gt;0&quot;)" office:value-type="float" office:value="0">
            <text:p>0</text:p>
          </table:table-cell>
          <table:table-cell table:style-name="ce46" table:formula="of:=COUNTIF([.AB10:.AB1002];&quot;&gt;0&quot;)" office:value-type="float" office:value="0">
            <text:p>0</text:p>
          </table:table-cell>
          <table:table-cell table:style-name="ce46" table:formula="of:=COUNTIF([.AC10:.AC1002];&quot;&gt;0&quot;)" office:value-type="float" office:value="0">
            <text:p>0</text:p>
          </table:table-cell>
          <table:table-cell table:style-name="ce46" table:formula="of:=COUNTIF([.AD10:.AD1002];&quot;&gt;0&quot;)" office:value-type="float" office:value="0">
            <text:p>0</text:p>
          </table:table-cell>
          <table:table-cell table:style-name="ce46" table:formula="of:=COUNTIF([.AE10:.AE1002];&quot;&gt;0&quot;)" office:value-type="float" office:value="0">
            <text:p>0</text:p>
          </table:table-cell>
          <table:table-cell table:style-name="ce56"/>
          <table:table-cell table:style-name="ce27" table:number-columns-repeated="5"/>
          <table:table-cell table:style-name="ce27" table:formula="of:=[$BacklogDeProducto.B5]" office:value-type="string" office:string-value="Registrar usuarios">
            <text:p>Registrar usuarios</text:p>
          </table:table-cell>
          <table:table-cell table:style-name="ce58" table:formula="of:=[$Config.A14]" office:value-type="string" office:string-value="Requerimientos">
            <text:p>Requerimientos</text:p>
          </table:table-cell>
          <table:table-cell table:style-name="ce58" table:formula="of:=[$Config.B14]" office:value-type="string" office:string-value="Pendiente">
            <text:p>Pendiente</text:p>
          </table:table-cell>
          <table:table-cell table:style-name="ce58" table:formula="of:=[$Config.C14]" office:value-type="string" office:string-value="Chelo">
            <text:p>Chelo</text:p>
          </table:table-cell>
          <table:table-cell table:style-name="ce27" table:number-columns-repeated="983"/>
        </table:table-row>
        <table:table-row table:style-name="ro7">
          <table:table-cell table:number-columns-repeated="4"/>
          <table:table-cell table:style-name="ce39" office:value-type="string" table:number-columns-spanned="3" table:number-rows-spanned="1">
            <text:p>Horas de trabajo pendientes</text:p>
          </table:table-cell>
          <table:covered-table-cell table:number-columns-repeated="2" table:style-name="ce39"/>
          <table:table-cell table:style-name="ce47" table:formula="of:=SUM([.H9:.H1002])" office:value-type="float" office:value="315">
            <text:p>315</text:p>
          </table:table-cell>
          <table:table-cell table:style-name="ce47" table:formula="of:=SUM([.I9:.I1002])" office:value-type="float" office:value="143">
            <text:p>143</text:p>
          </table:table-cell>
          <table:table-cell table:style-name="ce47" table:formula="of:=SUM([.J9:.J1002])" office:value-type="float" office:value="135">
            <text:p>135</text:p>
          </table:table-cell>
          <table:table-cell table:style-name="ce47" table:formula="of:=SUM([.K9:.K1002])" office:value-type="float" office:value="119">
            <text:p>119</text:p>
          </table:table-cell>
          <table:table-cell table:style-name="ce47" table:formula="of:=SUM([.L9:.L1002])" office:value-type="float" office:value="93">
            <text:p>93</text:p>
          </table:table-cell>
          <table:table-cell table:style-name="ce47" table:formula="of:=SUM([.M9:.M1002])" office:value-type="float" office:value="80">
            <text:p>80</text:p>
          </table:table-cell>
          <table:table-cell table:style-name="ce47" table:formula="of:=SUM([.N9:.N1002])" office:value-type="float" office:value="80">
            <text:p>80</text:p>
          </table:table-cell>
          <table:table-cell table:style-name="ce47" table:formula="of:=SUM([.O9:.O1002])" office:value-type="float" office:value="73">
            <text:p>73</text:p>
          </table:table-cell>
          <table:table-cell table:style-name="ce47" table:formula="of:=SUM([.P9:.P1002])" office:value-type="float" office:value="66">
            <text:p>66</text:p>
          </table:table-cell>
          <table:table-cell table:style-name="ce47" table:formula="of:=SUM([.Q9:.Q1002])" office:value-type="float" office:value="47">
            <text:p>47</text:p>
          </table:table-cell>
          <table:table-cell table:style-name="ce47" table:formula="of:=SUM([.R9:.R1002])" office:value-type="float" office:value="17">
            <text:p>17</text:p>
          </table:table-cell>
          <table:table-cell table:style-name="ce47" table:formula="of:=SUM([.S9:.S1002])" office:value-type="float" office:value="6">
            <text:p>6</text:p>
          </table:table-cell>
          <table:table-cell table:style-name="ce47" table:formula="of:=SUM([.T9:.T1002])" office:value-type="float" office:value="0">
            <text:p>0</text:p>
          </table:table-cell>
          <table:table-cell table:style-name="ce47" table:formula="of:=SUM([.U9:.U1002])" office:value-type="float" office:value="0">
            <text:p>0</text:p>
          </table:table-cell>
          <table:table-cell table:style-name="ce47" table:formula="of:=SUM([.V9:.V1002])" office:value-type="float" office:value="0">
            <text:p>0</text:p>
          </table:table-cell>
          <table:table-cell table:style-name="ce47" table:formula="of:=SUM([.W9:.W1002])" office:value-type="float" office:value="0">
            <text:p>0</text:p>
          </table:table-cell>
          <table:table-cell table:style-name="ce47" table:formula="of:=SUM([.X9:.X1002])" office:value-type="float" office:value="0">
            <text:p>0</text:p>
          </table:table-cell>
          <table:table-cell table:style-name="ce47" table:formula="of:=SUM([.Y9:.Y1002])" office:value-type="float" office:value="0">
            <text:p>0</text:p>
          </table:table-cell>
          <table:table-cell table:style-name="ce47" table:formula="of:=SUM([.Z9:.Z1002])" office:value-type="float" office:value="0">
            <text:p>0</text:p>
          </table:table-cell>
          <table:table-cell table:style-name="ce47" table:formula="of:=SUM([.AA9:.AA1002])" office:value-type="float" office:value="0">
            <text:p>0</text:p>
          </table:table-cell>
          <table:table-cell table:style-name="ce47" table:formula="of:=SUM([.AB9:.AB1002])" office:value-type="float" office:value="0">
            <text:p>0</text:p>
          </table:table-cell>
          <table:table-cell table:style-name="ce47" table:formula="of:=SUM([.AC9:.AC1002])" office:value-type="float" office:value="0">
            <text:p>0</text:p>
          </table:table-cell>
          <table:table-cell table:style-name="ce47" table:formula="of:=SUM([.AD9:.AD1002])" office:value-type="float" office:value="0">
            <text:p>0</text:p>
          </table:table-cell>
          <table:table-cell table:style-name="ce47" table:formula="of:=SUM([.AE9:.AE1002])" office:value-type="float" office:value="0">
            <text:p>0</text:p>
          </table:table-cell>
          <table:table-cell table:number-columns-repeated="6"/>
          <table:table-cell table:style-name="ce27" table:formula="of:=[$BacklogDeProducto.B6]" office:value-type="string" office:string-value="Controlar ingreso">
            <text:p>Controlar ingreso</text:p>
          </table:table-cell>
          <table:table-cell table:style-name="ce58" table:formula="of:=[$Config.A15]" office:value-type="string" office:string-value="Análisis">
            <text:p>Análisis</text:p>
          </table:table-cell>
          <table:table-cell table:style-name="ce58" table:formula="of:=[$Config.B15]" office:value-type="string" office:string-value="En curso">
            <text:p>En curso</text:p>
          </table:table-cell>
          <table:table-cell table:style-name="ce58" table:formula="of:=[$Config.C15]" office:value-type="string" office:string-value="Lean">
            <text:p>Lean</text:p>
          </table:table-cell>
          <table:table-cell table:number-columns-repeated="983"/>
        </table:table-row>
        <table:table-row table:style-name="ro8">
          <table:table-cell table:style-name="ce28" office:value-type="string" table:number-columns-spanned="7" table:number-rows-spanned="1">
            <text:p>BACKLOG DEL SPRINT</text:p>
          </table:table-cell>
          <table:covered-table-cell table:number-columns-repeated="6" table:style-name="ce28"/>
          <table:table-cell table:style-name="ce48" office:value-type="string" table:number-columns-spanned="24" table:number-rows-spanned="2">
            <text:p>ESFUERZO</text:p>
          </table:table-cell>
          <table:covered-table-cell table:number-columns-repeated="23" table:style-name="ce48"/>
          <table:table-cell table:number-columns-repeated="6"/>
          <table:table-cell table:style-name="ce27" table:formula="of:=[$BacklogDeProducto.B7]" office:value-type="string" office:string-value="Solicitud de amistad">
            <text:p>Solicitud de amistad</text:p>
          </table:table-cell>
          <table:table-cell table:style-name="ce58" table:formula="of:=[$Config.A16]" office:value-type="string" office:string-value="Diseño">
            <text:p>Diseño</text:p>
          </table:table-cell>
          <table:table-cell table:style-name="ce58" table:formula="of:=[$Config.B16]" office:value-type="string" office:string-value="Terminada">
            <text:p>Terminada</text:p>
          </table:table-cell>
          <table:table-cell table:style-name="ce58" table:formula="of:=[$Config.C16]" office:value-type="string" office:string-value="Pela">
            <text:p>Pela</text:p>
          </table:table-cell>
          <table:table-cell table:number-columns-repeated="983"/>
        </table:table-row>
        <table:table-row table:style-name="ro7">
          <table:table-cell table:style-name="ce29" office:value-type="string">
            <text:p>Backlog ID</text:p>
          </table:table-cell>
          <table:table-cell table:style-name="ce32" office:value-type="string" table:number-columns-spanned="3" table:number-rows-spanned="1">
            <text:p>Tarea</text:p>
          </table:table-cell>
          <table:covered-table-cell table:number-columns-repeated="2" table:style-name="ce32"/>
          <table:table-cell table:style-name="ce29" office:value-type="string">
            <text:p>Tipo</text:p>
          </table:table-cell>
          <table:table-cell table:style-name="ce29" office:value-type="string">
            <text:p>Estado</text:p>
          </table:table-cell>
          <table:table-cell table:style-name="ce29" office:value-type="string">
            <text:p>Responsable</text:p>
          </table:table-cell>
          <table:covered-table-cell table:number-columns-repeated="24" table:style-name="ce48"/>
          <table:table-cell table:style-name="ce57"/>
          <table:table-cell table:number-columns-repeated="5"/>
          <table:table-cell table:style-name="ce27" table:formula="of:=[$BacklogDeProducto.B8]" office:value-type="string" office:string-value="Busqueda de usuarios">
            <text:p>Busqueda de usuarios</text:p>
          </table:table-cell>
          <table:table-cell table:style-name="ce58" table:formula="of:=[$Config.A17]" office:value-type="string" office:string-value="Implementación">
            <text:p>Implementación</text:p>
          </table:table-cell>
          <table:table-cell table:style-name="ce58" table:formula="of:=[$Config.B17]" office:value-type="string" office:string-value="Eliminada">
            <text:p>Eliminada</text:p>
          </table:table-cell>
          <table:table-cell table:style-name="ce58" table:formula="of:=[$Config.C17]" office:value-type="string" office:string-value="Pipo">
            <text:p>Pipo</text:p>
          </table:table-cell>
          <table:table-cell table:number-columns-repeated="983"/>
        </table:table-row>
        <table:table-row table:style-name="ro9" table:visibility="filter">
          <table:table-cell table:style-name="ce30" table:content-validation-name="val4" office:value-type="string">
            <text:p>Registrar usuarios</text:p>
          </table:table-cell>
          <table:table-cell table:style-name="ce33" office:value-type="string" table:number-columns-spanned="3" table:number-rows-spanned="1">
            <text:p>Escribir e Identificar CU Registrar Usuari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En curso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9]" office:value-type="string" office:string-value="ABM de Grupos de amigos">
            <text:p>ABM de Grupos de amigos</text:p>
          </table:table-cell>
          <table:table-cell table:style-name="ce58" table:formula="of:=[$Config.A18]" office:value-type="string" office:string-value="Prueba">
            <text:p>Prueba</text:p>
          </table:table-cell>
          <table:table-cell table:style-name="ce58" table:formula="of:=[$Config.B18]" office:value-type="float" office:value="0">
            <text:p>0</text:p>
          </table:table-cell>
          <table:table-cell table:style-name="ce58" table:formula="of:=[$Config.C18]" office:value-type="string" office:string-value="Tincho">
            <text:p>Tincho</text:p>
          </table:table-cell>
          <table:table-cell table:number-columns-repeated="983"/>
        </table:table-row>
        <table:table-row table:style-name="ro10" table:visibility="filter">
          <table:table-cell table:style-name="ce30" table:content-validation-name="val4" office:value-type="string">
            <text:p>Registrar usuarios</text:p>
          </table:table-cell>
          <table:table-cell table:style-name="ce33" office:value-type="string" table:number-columns-spanned="3" table:number-rows-spanned="1">
            <text:p>Analizar el caso de uso Registrar Usuari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Pendiente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0]" office:value-type="string" office:string-value="Manejo de permisos">
            <text:p>Manejo de permisos</text:p>
          </table:table-cell>
          <table:table-cell table:style-name="ce58" table:formula="of:=[$Config.A19]" office:value-type="string" office:string-value="Reunión">
            <text:p>Reunión</text:p>
          </table:table-cell>
          <table:table-cell table:style-name="ce58" table:formula="of:=[$Config.B19]" office:value-type="float" office:value="0">
            <text:p>0</text:p>
          </table:table-cell>
          <table:table-cell table:style-name="ce58" table:formula="of:=[$Config.C19]" office:value-type="string" office:string-value="TODOS">
            <text:p>TODOS</text:p>
          </table:table-cell>
          <table:table-cell table:number-columns-repeated="983"/>
        </table:table-row>
        <table:table-row table:style-name="ro6" table:visibility="filter">
          <table:table-cell table:style-name="ce30" table:content-validation-name="val4" office:value-type="string">
            <text:p>Controlar ingreso</text:p>
          </table:table-cell>
          <table:table-cell table:style-name="ce33" office:value-type="string" table:number-columns-spanned="3" table:number-rows-spanned="1">
            <text:p>Escribir e Identificar CU Controlar Ingres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office:value-type="float" office:value="15">
            <text:p>15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6">
            <text:p>6</text:p>
          </table:table-cell>
          <table:table-cell table:number-columns-repeated="5" table:style-name="ce31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number-columns-repeated="3" table:style-name="ce31" office:value-type="string">
            <text:p>0.5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0"/>
          <table:table-cell table:number-columns-repeated="6"/>
          <table:table-cell table:style-name="ce27" table:formula="of:=[$BacklogDeProducto.B11]" office:value-type="string" office:string-value="ABM de Fotos y Albumes">
            <text:p>ABM de Fotos y Albumes</text:p>
          </table:table-cell>
          <table:table-cell table:style-name="ce58" table:formula="of:=[$Config.A20]" office:value-type="float" office:value="0">
            <text:p>0</text:p>
          </table:table-cell>
          <table:table-cell table:style-name="ce58" table:formula="of:=[$Config.B20]" office:value-type="float" office:value="0">
            <text:p>0</text:p>
          </table:table-cell>
          <table:table-cell table:style-name="ce58" table:formula="of:=[$Config.C20]" office:value-type="float" office:value="0">
            <text:p>0</text:p>
          </table:table-cell>
          <table:table-cell table:number-columns-repeated="983"/>
        </table:table-row>
        <table:table-row table:style-name="ro6" table:visibility="filter">
          <table:table-cell table:style-name="ce30" table:content-validation-name="val4" office:value-type="string">
            <text:p>Controlar ingreso</text:p>
          </table:table-cell>
          <table:table-cell table:style-name="ce33" office:value-type="string" table:number-columns-spanned="3" table:number-rows-spanned="1">
            <text:p>Analizar caso de uso Controlar Ingres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office:value-type="float" office:value="15">
            <text:p>15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6">
            <text:p>6</text:p>
          </table:table-cell>
          <table:table-cell table:number-columns-repeated="5" table:style-name="ce31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number-columns-repeated="3" table:style-name="ce31" office:value-type="string">
            <text:p>0.5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0"/>
          <table:table-cell table:number-columns-repeated="6"/>
          <table:table-cell table:style-name="ce27" table:formula="of:=[$BacklogDeProducto.B12]" office:value-type="string" office:string-value="Alta de comentarios en fotos">
            <text:p>Alta de comentarios en fotos</text:p>
          </table:table-cell>
          <table:table-cell table:style-name="ce58" table:formula="of:=[$Config.A21]" office:value-type="float" office:value="0">
            <text:p>0</text:p>
          </table:table-cell>
          <table:table-cell table:style-name="ce58" table:formula="of:=[$Config.B21]" office:value-type="float" office:value="0">
            <text:p>0</text:p>
          </table:table-cell>
          <table:table-cell table:style-name="ce58" table:formula="of:=[$Config.C21]" office:value-type="float" office:value="0">
            <text:p>0</text:p>
          </table:table-cell>
          <table:table-cell table:number-columns-repeated="983"/>
        </table:table-row>
        <table:table-row table:style-name="ro6" table:visibility="filter">
          <table:table-cell table:style-name="ce30" table:content-validation-name="val4" office:value-type="string">
            <text:p>Solicitud de amistad</text:p>
          </table:table-cell>
          <table:table-cell table:style-name="ce33" office:value-type="string" table:number-columns-spanned="3" table:number-rows-spanned="1">
            <text:p>Escribir e Identificar CU Solicitud Amistad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3]" office:value-type="string" office:string-value="Baja de comentarios en general hacia el usuario">
            <text:p>Baja de comentarios en general hacia el usuario</text:p>
          </table:table-cell>
          <table:table-cell table:style-name="ce58" table:formula="of:=[$Config.A22]" office:value-type="float" office:value="0">
            <text:p>0</text:p>
          </table:table-cell>
          <table:table-cell table:style-name="ce58" table:formula="of:=[$Config.B22]" office:value-type="float" office:value="0">
            <text:p>0</text:p>
          </table:table-cell>
          <table:table-cell table:style-name="ce58" table:formula="of:=[$Config.C22]" office:value-type="float" office:value="0">
            <text:p>0</text:p>
          </table:table-cell>
          <table:table-cell table:number-columns-repeated="983"/>
        </table:table-row>
        <table:table-row table:style-name="ro6" table:visibility="filter">
          <table:table-cell table:style-name="ce30" table:content-validation-name="val4" office:value-type="string">
            <text:p>Solicitud de amistad</text:p>
          </table:table-cell>
          <table:table-cell table:style-name="ce33" office:value-type="string" table:number-columns-spanned="3" table:number-rows-spanned="1">
            <text:p>Analizar caso de uso CU Solicitud Amistad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4]" office:value-type="string" office:string-value="Administración de Muro">
            <text:p>Administración de Muro</text:p>
          </table:table-cell>
          <table:table-cell table:style-name="ce58" table:formula="of:=[$Config.A23]" office:value-type="float" office:value="0">
            <text:p>0</text:p>
          </table:table-cell>
          <table:table-cell table:style-name="ce58" table:formula="of:=[$Config.B23]" office:value-type="float" office:value="0">
            <text:p>0</text:p>
          </table:table-cell>
          <table:table-cell table:style-name="ce58" table:formula="of:=[$Config.C23]" office:value-type="float" office:value="0">
            <text:p>0</text:p>
          </table:table-cell>
          <table:table-cell table:number-columns-repeated="983"/>
        </table:table-row>
        <table:table-row table:style-name="ro6">
          <table:table-cell table:style-name="ce30" table:content-validation-name="val4" office:value-type="string">
            <text:p>Busqueda de usuarios</text:p>
          </table:table-cell>
          <table:table-cell table:style-name="ce33" office:value-type="string" table:number-columns-spanned="3" table:number-rows-spanned="1">
            <text:p>Escribir e Identificar CU Busqueda Usuari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number-columns-repeated="9" table:style-name="ce31" office:value-type="float" office:value="10">
            <text:p>10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5">
            <text:p>5</text:p>
          </table:table-cell>
          <table:table-cell table:number-columns-repeated="3" table:style-name="ce31" office:value-type="float" office:value="0">
            <text:p>0</text:p>
          </table:table-cell>
          <table:table-cell table:style-name="ce31" table:number-columns-repeated="10"/>
          <table:table-cell table:number-columns-repeated="6"/>
          <table:table-cell table:style-name="ce27" table:formula="of:=[$BacklogDeProducto.B15]" office:value-type="string" office:string-value="Administración de Página Principal">
            <text:p>Administración de Página Principal</text:p>
          </table:table-cell>
          <table:table-cell table:style-name="ce58" table:formula="of:=[$Config.A24]" office:value-type="float" office:value="0">
            <text:p>0</text:p>
          </table:table-cell>
          <table:table-cell table:style-name="ce58" table:formula="of:=[$Config.B24]" office:value-type="float" office:value="0">
            <text:p>0</text:p>
          </table:table-cell>
          <table:table-cell table:style-name="ce58" table:formula="of:=[$Config.C24]" office:value-type="float" office:value="0">
            <text:p>0</text:p>
          </table:table-cell>
          <table:table-cell table:number-columns-repeated="983"/>
        </table:table-row>
        <table:table-row table:style-name="ro6">
          <table:table-cell table:style-name="ce30" table:content-validation-name="val4" office:value-type="string">
            <text:p>Busqueda de usuarios</text:p>
          </table:table-cell>
          <table:table-cell table:style-name="ce33" office:value-type="string" table:number-columns-spanned="3" table:number-rows-spanned="1">
            <text:p>Analizar caso de uso CU Busqueda Usuari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number-columns-repeated="9" table:style-name="ce31" office:value-type="float" office:value="10">
            <text:p>10</text:p>
          </table:table-cell>
          <table:table-cell table:number-columns-repeated="2" table:style-name="ce31" office:value-type="float" office:value="8">
            <text:p>8</text:p>
          </table:table-cell>
          <table:table-cell table:style-name="ce31" office:value-type="float" office:value="2">
            <text:p>2</text:p>
          </table:table-cell>
          <table:table-cell table:number-columns-repeated="2" table:style-name="ce31" office:value-type="float" office:value="0">
            <text:p>0</text:p>
          </table:table-cell>
          <table:table-cell table:style-name="ce31" table:number-columns-repeated="10"/>
          <table:table-cell table:number-columns-repeated="6"/>
          <table:table-cell table:style-name="ce27" table:formula="of:=[$BacklogDeProducto.B16]" office:value-type="string" office:string-value="Manejo de Notificaciones(Cumpleaños Amigos,actualización de perfil de amigos) y Envío de mails">
            <text:p>Manejo de Notificaciones(Cumpleaños Amigos,actualización de perfil de amigos) y Envío de mails</text:p>
          </table:table-cell>
          <table:table-cell table:style-name="ce58" table:formula="of:=[$Config.A25]" office:value-type="float" office:value="0">
            <text:p>0</text:p>
          </table:table-cell>
          <table:table-cell table:style-name="ce58" table:formula="of:=[$Config.B25]" office:value-type="float" office:value="0">
            <text:p>0</text:p>
          </table:table-cell>
          <table:table-cell table:style-name="ce58" table:formula="of:=[$Config.C25]" office:value-type="float" office:value="0">
            <text:p>0</text:p>
          </table:table-cell>
          <table:table-cell table:number-columns-repeated="983"/>
        </table:table-row>
        <table:table-row table:style-name="ro6" table:visibility="filter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Escribir e Identificar CU Alta Grup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Tinch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7]" office:value-type="string" office:string-value="Control de amigos en común">
            <text:p>Control de amigos en común</text:p>
          </table:table-cell>
          <table:table-cell table:style-name="ce58" table:formula="of:=[$Config.G14]" office:value-type="float" office:value="0">
            <text:p>0</text:p>
          </table:table-cell>
          <table:table-cell table:style-name="ce58" table:formula="of:=[$Config.H14]" office:value-type="float" office:value="0">
            <text:p>0</text:p>
          </table:table-cell>
          <table:table-cell table:style-name="ce58" table:formula="of:=[$Config.I14]" office:value-type="float" office:value="0">
            <text:p>0</text:p>
          </table:table-cell>
          <table:table-cell table:number-columns-repeated="983"/>
        </table:table-row>
        <table:table-row table:style-name="ro6" table:visibility="filter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Analizar caso de uso CU Alta Grup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Tinch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8]" office:value-type="string" office:string-value="Manejo de rol de Administrador">
            <text:p>Manejo de rol de Administrador</text:p>
          </table:table-cell>
          <table:table-cell table:number-columns-repeated="986"/>
        </table:table-row>
        <table:table-row table:style-name="ro12" table:visibility="filter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Escribir e Identificar CU Mod Grup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3"/>
          <table:table-cell table:style-name="ce31" office:value-type="string">
            <text:p>0.5</text:p>
          </table:table-cell>
          <table:table-cell table:style-name="ce31" table:number-columns-repeated="13"/>
          <table:table-cell table:number-columns-repeated="6"/>
          <table:table-cell table:style-name="ce27" table:formula="of:=[$BacklogDeProducto.B19]" office:value-type="string" office:string-value="Bloqueo de usuarios">
            <text:p>Bloqueo de usuarios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Analizar caso de uso CU Mod Grup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3"/>
          <table:table-cell table:style-name="ce31" office:value-type="string">
            <text:p>0.5</text:p>
          </table:table-cell>
          <table:table-cell table:style-name="ce31" table:number-columns-repeated="13"/>
          <table:table-cell table:number-columns-repeated="6"/>
          <table:table-cell table:style-name="ce27" table:formula="of:=[$BacklogDeProducto.B20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Escribir e Identificar CU Baja Grup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office:value-type="float" office:value="10">
            <text:p>10</text:p>
          </table:table-cell>
          <table:table-cell table:number-columns-repeated="2" table:style-name="ce31" office:value-type="float" office:value="8">
            <text:p>8</text:p>
          </table:table-cell>
          <table:table-cell table:style-name="ce31" office:value-type="float" office:value="6">
            <text:p>6</text:p>
          </table:table-cell>
          <table:table-cell table:number-columns-repeated="5" table:style-name="ce31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number-columns-repeated="3" table:style-name="ce31" office:value-type="string">
            <text:p>0.5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0"/>
          <table:table-cell table:number-columns-repeated="6"/>
          <table:table-cell table:style-name="ce27" table:formula="of:=[$BacklogDeProducto.B21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Analizar caso de uso CU Baja Grup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office:value-type="float" office:value="10">
            <text:p>10</text:p>
          </table:table-cell>
          <table:table-cell table:number-columns-repeated="2" table:style-name="ce31" office:value-type="float" office:value="8">
            <text:p>8</text:p>
          </table:table-cell>
          <table:table-cell table:style-name="ce31" office:value-type="float" office:value="6">
            <text:p>6</text:p>
          </table:table-cell>
          <table:table-cell table:number-columns-repeated="5" table:style-name="ce31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number-columns-repeated="3" table:style-name="ce31" office:value-type="string">
            <text:p>0.5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0"/>
          <table:table-cell table:number-columns-repeated="6"/>
          <table:table-cell table:style-name="ce27" table:formula="of:=[$BacklogDeProducto.B22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Manejo de permisos</text:p>
          </table:table-cell>
          <table:table-cell table:style-name="ce33" office:value-type="string" table:number-columns-spanned="3" table:number-rows-spanned="1">
            <text:p>Escribir e Identificar CU Permisos Usuari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3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Manejo de permisos</text:p>
          </table:table-cell>
          <table:table-cell table:style-name="ce33" office:value-type="string" table:number-columns-spanned="3" table:number-rows-spanned="1">
            <text:p>Analizar caso de uso CU Permisos Usuari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15">
            <text:p>15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4]" office:value-type="float" office:value="0">
            <text:p>0</text:p>
          </table:table-cell>
          <table:table-cell table:number-columns-repeated="986"/>
        </table:table-row>
        <table:table-row table:style-name="ro13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Escribir e Identificar CU Alta Album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number-columns-repeated="3" table:style-name="ce31" office:value-type="float" office:value="9">
            <text:p>9</text:p>
          </table:table-cell>
          <table:table-cell table:number-columns-repeated="4" table:style-name="ce31" office:value-type="float" office:value="4">
            <text:p>4</text:p>
          </table:table-cell>
          <table:table-cell table:number-columns-repeated="6" table:style-name="ce31" office:value-type="float" office:value="0">
            <text:p>0</text:p>
          </table:table-cell>
          <table:table-cell table:style-name="ce31" table:number-columns-repeated="10"/>
          <table:table-cell table:number-columns-repeated="6"/>
          <table:table-cell table:style-name="ce27" table:formula="of:=[$BacklogDeProducto.B25]" office:value-type="float" office:value="0">
            <text:p>0</text:p>
          </table:table-cell>
          <table:table-cell table:number-columns-repeated="986"/>
        </table:table-row>
        <table:table-row table:style-name="ro13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Analizar caso de uso CU Alta Album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number-columns-repeated="3" table:style-name="ce31" office:value-type="float" office:value="8">
            <text:p>8</text:p>
          </table:table-cell>
          <table:table-cell table:number-columns-repeated="4" table:style-name="ce31" office:value-type="float" office:value="3">
            <text:p>3</text:p>
          </table:table-cell>
          <table:table-cell table:number-columns-repeated="6" table:style-name="ce31" office:value-type="float" office:value="0">
            <text:p>0</text:p>
          </table:table-cell>
          <table:table-cell table:style-name="ce31" table:number-columns-repeated="10"/>
          <table:table-cell table:number-columns-repeated="6"/>
          <table:table-cell table:style-name="ce27" table:formula="of:=[$BacklogDeProducto.B26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Escribir e Identificar CU Mod Album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tinch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7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Analizar caso de uso CU Mod Album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tinch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8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Escribir e Identificar CU Baja Album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3"/>
          <table:table-cell/>
          <table:table-cell table:style-name="ce31" office:value-type="string">
            <text:p>0.5</text:p>
          </table:table-cell>
          <table:table-cell table:style-name="ce31" table:number-columns-repeated="12"/>
          <table:table-cell table:number-columns-repeated="6"/>
          <table:table-cell table:style-name="ce27" table:formula="of:=[$BacklogDeProducto.B29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Analizar caso de uso CU Baja Album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3"/>
          <table:table-cell/>
          <table:table-cell table:style-name="ce31" office:value-type="string">
            <text:p>0.5</text:p>
          </table:table-cell>
          <table:table-cell table:style-name="ce31" table:number-columns-repeated="12"/>
          <table:table-cell table:number-columns-repeated="6"/>
          <table:table-cell table:style-name="ce27" table:formula="of:=[$BacklogDeProducto.B30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lta de comentarios en fotos</text:p>
          </table:table-cell>
          <table:table-cell table:style-name="ce33" office:value-type="string" table:number-columns-spanned="3" table:number-rows-spanned="1">
            <text:p>Escribir e Identificar CU Alta coment Fot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office:value-type="float" office:value="12">
            <text:p>12</text:p>
          </table:table-cell>
          <table:table-cell table:number-columns-repeated="2" table:style-name="ce31" office:value-type="float" office:value="8">
            <text:p>8</text:p>
          </table:table-cell>
          <table:table-cell table:style-name="ce31" office:value-type="float" office:value="6">
            <text:p>6</text:p>
          </table:table-cell>
          <table:table-cell table:number-columns-repeated="5" table:style-name="ce31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number-columns-repeated="3" table:style-name="ce31" office:value-type="string">
            <text:p>0.5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0"/>
          <table:table-cell table:number-columns-repeated="6"/>
          <table:table-cell table:style-name="ce27" table:formula="of:=[$BacklogDeProducto.B31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lta de comentarios en fotos</text:p>
          </table:table-cell>
          <table:table-cell table:style-name="ce33" office:value-type="string" table:number-columns-spanned="3" table:number-rows-spanned="1">
            <text:p>Analizar caso de uso CU Alta coment Fot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office:value-type="float" office:value="12">
            <text:p>12</text:p>
          </table:table-cell>
          <table:table-cell table:number-columns-repeated="2" table:style-name="ce31" office:value-type="float" office:value="8">
            <text:p>8</text:p>
          </table:table-cell>
          <table:table-cell table:style-name="ce31" office:value-type="float" office:value="6">
            <text:p>6</text:p>
          </table:table-cell>
          <table:table-cell table:number-columns-repeated="5" table:style-name="ce31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number-columns-repeated="3" table:style-name="ce31" office:value-type="string">
            <text:p>0.5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0"/>
          <table:table-cell table:number-columns-repeated="6"/>
          <table:table-cell table:style-name="ce27" table:formula="of:=[$BacklogDeProducto.B32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Baja de comentarios en general hacia el usuario</text:p>
          </table:table-cell>
          <table:table-cell table:style-name="ce33" office:value-type="string" table:number-columns-spanned="3" table:number-rows-spanned="1">
            <text:p>Escribir e Identificar CU Baja coment Gral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3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Baja de comentarios en general hacia el usuario</text:p>
          </table:table-cell>
          <table:table-cell table:style-name="ce33" office:value-type="string" table:number-columns-spanned="3" table:number-rows-spanned="1">
            <text:p>Analizar caso de uso CU Baja coment Gral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4]" office:value-type="float" office:value="0">
            <text:p>0</text:p>
          </table:table-cell>
          <table:table-cell table:number-columns-repeated="986"/>
        </table:table-row>
        <table:table-row table:style-name="ro13">
          <table:table-cell table:style-name="ce30" table:content-validation-name="val4" office:value-type="string">
            <text:p>Administración de Muro</text:p>
          </table:table-cell>
          <table:table-cell table:style-name="ce33" office:value-type="string" table:number-columns-spanned="3" table:number-rows-spanned="1">
            <text:p>Escribir e Identificar CU Admin Mur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number-columns-repeated="5" table:style-name="ce31" office:value-type="float" office:value="10">
            <text:p>10</text:p>
          </table:table-cell>
          <table:table-cell table:number-columns-repeated="5" table:style-name="ce31" office:value-type="float" office:value="7">
            <text:p>7</text:p>
          </table:table-cell>
          <table:table-cell table:number-columns-repeated="2" table:style-name="ce31" office:value-type="float" office:value="3">
            <text:p>3</text:p>
          </table:table-cell>
          <table:table-cell table:number-columns-repeated="2" table:style-name="ce31" office:value-type="float" office:value="0">
            <text:p>0</text:p>
          </table:table-cell>
          <table:table-cell table:style-name="ce31" table:number-columns-repeated="10"/>
          <table:table-cell table:number-columns-repeated="6"/>
          <table:table-cell table:style-name="ce27" table:formula="of:=[$BacklogDeProducto.B35]" office:value-type="float" office:value="0">
            <text:p>0</text:p>
          </table:table-cell>
          <table:table-cell table:number-columns-repeated="986"/>
        </table:table-row>
        <table:table-row table:style-name="ro13">
          <table:table-cell table:style-name="ce30" table:content-validation-name="val4" office:value-type="string">
            <text:p>Administración de Muro</text:p>
          </table:table-cell>
          <table:table-cell table:style-name="ce33" office:value-type="string" table:number-columns-spanned="3" table:number-rows-spanned="1">
            <text:p>Analizar caso de uso CU Admin Mur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number-columns-repeated="5" table:style-name="ce31" office:value-type="float" office:value="10">
            <text:p>10</text:p>
          </table:table-cell>
          <table:table-cell table:style-name="ce50" office:value-type="float" office:value="7">
            <text:p>7</text:p>
          </table:table-cell>
          <table:table-cell table:number-columns-repeated="4" table:style-name="ce31" office:value-type="float" office:value="7">
            <text:p>7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style-name="ce31" table:number-columns-repeated="10"/>
          <table:table-cell table:number-columns-repeated="6"/>
          <table:table-cell table:style-name="ce27" table:formula="of:=[$BacklogDeProducto.B36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dministración de Página Principal</text:p>
          </table:table-cell>
          <table:table-cell table:style-name="ce33" office:value-type="string" table:number-columns-spanned="3" table:number-rows-spanned="1">
            <text:p>Escribir e Identificar CU Admin Pag Princip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tincho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7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dministración de Página Principal</text:p>
          </table:table-cell>
          <table:table-cell table:style-name="ce33" office:value-type="string" table:number-columns-spanned="3" table:number-rows-spanned="1">
            <text:p>Analizar caso de uso CU Admin Pag Princip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tincho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8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Manejo de Notificaciones(Cumpleaños Amigos,actualización de perfil de amigos) y Envío de mails</text:p>
          </table:table-cell>
          <table:table-cell table:style-name="ce33" office:value-type="string" table:number-columns-spanned="3" table:number-rows-spanned="1">
            <text:p>Escribir e Identificar CU Notificaciones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6"/>
          <table:table-cell table:style-name="ce51" office:value-type="string">
            <text:p>0.5</text:p>
          </table:table-cell>
          <table:table-cell table:style-name="ce31" table:number-columns-repeated="3"/>
          <table:table-cell/>
          <table:table-cell table:style-name="ce31"/>
          <table:table-cell table:style-name="ce51" office:value-type="string">
            <text:p>0.5</text:p>
          </table:table-cell>
          <table:table-cell table:style-name="ce31" table:number-columns-repeated="11"/>
          <table:table-cell table:number-columns-repeated="6"/>
          <table:table-cell table:style-name="ce27" table:formula="of:=[$BacklogDeProducto.B39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Manejo de Notificaciones(Cumpleaños Amigos,actualización de perfil de amigos) y Envío de mails</text:p>
          </table:table-cell>
          <table:table-cell table:style-name="ce33" office:value-type="string" table:number-columns-spanned="3" table:number-rows-spanned="1">
            <text:p>Analizar caso de uso CU Notificaciones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3"/>
          <table:table-cell/>
          <table:table-cell table:style-name="ce31"/>
          <table:table-cell table:style-name="ce31" office:value-type="string">
            <text:p>0.5</text:p>
          </table:table-cell>
          <table:table-cell table:style-name="ce31" table:number-columns-repeated="11"/>
          <table:table-cell table:number-columns-repeated="6"/>
          <table:table-cell table:style-name="ce27" table:formula="of:=[$BacklogDeProducto.B40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Control de amigos en común</text:p>
          </table:table-cell>
          <table:table-cell table:style-name="ce33" office:value-type="string" table:number-columns-spanned="3" table:number-rows-spanned="1">
            <text:p>Escribir e Identificar CU Amigos Comun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office:value-type="float" office:value="12">
            <text:p>12</text:p>
          </table:table-cell>
          <table:table-cell table:number-columns-repeated="2" table:style-name="ce31" office:value-type="float" office:value="8">
            <text:p>8</text:p>
          </table:table-cell>
          <table:table-cell table:style-name="ce31" office:value-type="float" office:value="6">
            <text:p>6</text:p>
          </table:table-cell>
          <table:table-cell table:number-columns-repeated="5" table:style-name="ce31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number-columns-repeated="3" table:style-name="ce31" office:value-type="string">
            <text:p>0.5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0"/>
          <table:table-cell table:number-columns-repeated="6"/>
          <table:table-cell table:style-name="ce27" table:formula="of:=[$BacklogDeProducto.B41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Control de amigos en común</text:p>
          </table:table-cell>
          <table:table-cell table:style-name="ce33" office:value-type="string" table:number-columns-spanned="3" table:number-rows-spanned="1">
            <text:p>Analizar caso de uso CU Amigos Comun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office:value-type="float" office:value="12">
            <text:p>12</text:p>
          </table:table-cell>
          <table:table-cell table:number-columns-repeated="2" table:style-name="ce31" office:value-type="float" office:value="8">
            <text:p>8</text:p>
          </table:table-cell>
          <table:table-cell table:style-name="ce31" office:value-type="float" office:value="6">
            <text:p>6</text:p>
          </table:table-cell>
          <table:table-cell table:number-columns-repeated="5" table:style-name="ce31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number-columns-repeated="3" table:style-name="ce31" office:value-type="string">
            <text:p>0.5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0"/>
          <table:table-cell table:number-columns-repeated="6"/>
          <table:table-cell table:style-name="ce27" table:formula="of:=[$BacklogDeProducto.B42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Manejo de rol de Administrador</text:p>
          </table:table-cell>
          <table:table-cell table:style-name="ce33" office:value-type="string" table:number-columns-spanned="3" table:number-rows-spanned="1">
            <text:p>Escribir e Identificar CU rol Admin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43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Manejo de rol de Administrador</text:p>
          </table:table-cell>
          <table:table-cell table:style-name="ce33" office:value-type="string" table:number-columns-spanned="3" table:number-rows-spanned="1">
            <text:p>Analizar caso de uso CU rol Admin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44]" office:value-type="float" office:value="0">
            <text:p>0</text:p>
          </table:table-cell>
          <table:table-cell table:number-columns-repeated="986"/>
        </table:table-row>
        <table:table-row table:style-name="ro13">
          <table:table-cell table:style-name="ce30" table:content-validation-name="val4" office:value-type="string">
            <text:p>Bloqueo de usuarios</text:p>
          </table:table-cell>
          <table:table-cell table:style-name="ce33" office:value-type="string" table:number-columns-spanned="3" table:number-rows-spanned="1">
            <text:p>Escribir e Identificar CU Bloqueo usuarios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number-columns-repeated="4" table:style-name="ce31" office:value-type="float" office:value="7">
            <text:p>7</text:p>
          </table:table-cell>
          <table:table-cell table:number-columns-repeated="2" table:style-name="ce31" office:value-type="float" office:value="4">
            <text:p>4</text:p>
          </table:table-cell>
          <table:table-cell table:number-columns-repeated="7" table:style-name="ce31" office:value-type="float" office:value="0">
            <text:p>0</text:p>
          </table:table-cell>
          <table:table-cell table:style-name="ce31" table:number-columns-repeated="10"/>
          <table:table-cell table:number-columns-repeated="6"/>
          <table:table-cell table:style-name="ce27" table:formula="of:=[$BacklogDeProducto.B45]" office:value-type="float" office:value="0">
            <text:p>0</text:p>
          </table:table-cell>
          <table:table-cell table:number-columns-repeated="986"/>
        </table:table-row>
        <table:table-row table:style-name="ro13">
          <table:table-cell table:style-name="ce30" table:content-validation-name="val4" office:value-type="string">
            <text:p>Bloqueo de usuarios</text:p>
          </table:table-cell>
          <table:table-cell table:style-name="ce33" office:value-type="string" table:number-columns-spanned="3" table:number-rows-spanned="1">
            <text:p>Analizar caso de uso CU Bloquear usuarios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number-columns-repeated="4" table:style-name="ce31" office:value-type="float" office:value="7">
            <text:p>7</text:p>
          </table:table-cell>
          <table:table-cell table:number-columns-repeated="2" table:style-name="ce31" office:value-type="float" office:value="3">
            <text:p>3</text:p>
          </table:table-cell>
          <table:table-cell table:number-columns-repeated="7" table:style-name="ce31" office:value-type="float" office:value="0">
            <text:p>0</text:p>
          </table:table-cell>
          <table:table-cell table:style-name="ce31" table:number-columns-repeated="10"/>
          <table:table-cell table:number-columns-repeated="6"/>
          <table:table-cell table:style-name="ce27" table:formula="of:=[$BacklogDeProducto.B46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Control de amigos en común</text:p>
          </table:table-cell>
          <table:table-cell table:style-name="ce33" office:value-type="string" table:number-columns-spanned="3" table:number-rows-spanned="1">
            <text:p>Escribir e Identificar CU Control Amigos Com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/>
          <table:table-cell table:style-name="ce40" table:content-validation-name="val7" office:value-type="string">
            <text:p>tinch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7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Control de amigos en común</text:p>
          </table:table-cell>
          <table:table-cell table:style-name="ce33" office:value-type="string" table:number-columns-spanned="3" table:number-rows-spanned="1">
            <text:p>Analizar caso de uso CU Control Amigos Com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/>
          <table:table-cell table:style-name="ce40" table:content-validation-name="val7" office:value-type="string">
            <text:p>tinch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8]" office:value-type="float" office:value="0">
            <text:p>0</text:p>
          </table:table-cell>
          <table:table-cell table:number-columns-repeated="986"/>
        </table:table-row>
        <table:table-row table:style-name="ro1" table:number-rows-repeated="131">
          <table:table-cell table:number-columns-repeated="5"/>
          <table:table-cell table:style-name="ce42"/>
          <table:table-cell table:number-columns-repeated="1018"/>
        </table:table-row>
        <table:table-row table:style-name="ro1" table:number-rows-repeated="490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ce43"/>
          <table:table-cell table:number-columns-repeated="1018"/>
        </table:table-row>
        <table:table-row table:style-name="ro1" table:number-rows-repeated="1047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áficos" table:style-name="ta7" table:print="false">
        <office:forms form:automatic-focus="false" form:apply-design-mode="false"/>
        <table:table-column table:style-name="co1" table:default-cell-style-name="Default"/>
        <table:table-column table:style-name="co14" table:number-columns-repeated="24" table:default-cell-style-name="Default"/>
        <table:table-column table:style-name="co1" table:number-columns-repeated="999" table:default-cell-style-name="Default"/>
        <table:table-row table:style-name="ro1">
          <table:table-cell table:style-name="ce59"/>
          <table:table-cell/>
          <table:table-cell table:style-name="ce65"/>
          <table:table-cell table:style-name="ce66"/>
          <table:table-cell table:style-name="ce67"/>
          <table:table-cell table:number-columns-repeated="1019"/>
        </table:table-row>
        <table:table-row table:style-name="ro1">
          <table:table-cell table:style-name="ce59"/>
          <table:table-cell table:style-name="ce61" office:value-type="string" table:number-columns-spanned="15" table:number-rows-spanned="1">
            <text:p>Proyecto</text:p>
          </table:table-cell>
          <table:covered-table-cell table:number-columns-repeated="14" table:style-name="ce61"/>
          <table:table-cell/>
          <table:table-cell table:style-name="ce68" office:value-type="string" table:number-columns-spanned="2" table:number-rows-spanned="1">
            <text:p>SPRINT</text:p>
          </table:table-cell>
          <table:covered-table-cell table:style-name="ce68"/>
          <table:table-cell table:style-name="ce69" office:value-type="string" table:number-columns-spanned="2" table:number-rows-spanned="1">
            <text:p>INICIO</text:p>
          </table:table-cell>
          <table:covered-table-cell table:style-name="ce69"/>
          <table:table-cell table:style-name="ce71" office:value-type="string" table:number-columns-spanned="2" table:number-rows-spanned="1">
            <text:p>DÍAS</text:p>
          </table:table-cell>
          <table:covered-table-cell table:style-name="ce71"/>
          <table:table-cell table:number-columns-repeated="1001"/>
        </table:table-row>
        <table:table-row table:style-name="ro1">
          <table:table-cell table:style-name="ce59"/>
          <table:table-cell table:style-name="ce62" table:formula="of:=[$Config.A6]" office:value-type="string" office:string-value="UMBOOK" table:number-columns-spanned="15" table:number-rows-spanned="1">
            <text:p>UMBOOK</text:p>
          </table:table-cell>
          <table:covered-table-cell table:number-columns-repeated="14" table:style-name="ce62"/>
          <table:table-cell/>
          <table:table-cell table:style-name="ce62" table:formula="of:=[$Config.A9]" office:value-type="float" office:value="1" table:number-columns-spanned="2" table:number-rows-spanned="1">
            <text:p>1</text:p>
          </table:table-cell>
          <table:covered-table-cell table:style-name="ce62"/>
          <table:table-cell table:style-name="ce70" table:formula="of:=[$Config.B9]" office:value-type="float" office:value="40644" table:number-columns-spanned="2" table:number-rows-spanned="1">
            <text:p>11-abr-11</text:p>
          </table:table-cell>
          <table:covered-table-cell table:style-name="ce70"/>
          <table:table-cell table:style-name="ce72" table:formula="of:=[$Config.C9]" office:value-type="float" office:value="14" table:number-columns-spanned="2" table:number-rows-spanned="1">
            <text:p>14</text:p>
          </table:table-cell>
          <table:covered-table-cell table:style-name="ce72"/>
          <table:table-cell table:number-columns-repeated="1001"/>
        </table:table-row>
        <table:table-row table:style-name="ro1">
          <table:table-cell table:style-name="ce59"/>
          <table:table-cell/>
          <table:table-cell table:style-name="ce65"/>
          <table:table-cell table:style-name="ce66"/>
          <table:table-cell table:style-name="ce67"/>
          <table:table-cell table:number-columns-repeated="1019"/>
        </table:table-row>
        <table:table-row table:style-name="ro1">
          <table:table-cell table:style-name="ce59">
            <draw:frame table:end-cell-address="Gráficos.X20" table:end-x="0.286cm" table:end-y="0.184cm" draw:z-index="0" draw:name="Chart 1" draw:style-name="gr2" svg:width="20.64cm" svg:height="7.201cm" svg:x="2.023cm" svg:y="0.048cm">
              <draw:object draw:notify-on-update-of-ranges="Estimacion_Tiempos.H5:Estimacion_Tiempos.AE5 Estimacion_Tiempos.H7:Estimacion_Tiempos.AE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65"/>
          <table:table-cell table:style-name="ce66"/>
          <table:table-cell table:style-name="ce67"/>
          <table:table-cell table:number-columns-repeated="1019"/>
        </table:table-row>
        <table:table-row table:style-name="ro1" table:number-rows-repeated="15">
          <table:table-cell table:style-name="ce59"/>
          <table:table-cell table:number-columns-repeated="1023"/>
        </table:table-row>
        <table:table-row table:style-name="ro1">
          <table:table-cell table:style-name="ce59">
            <draw:frame table:end-cell-address="Gráficos.X36" table:end-x="0.317cm" table:end-y="0.185cm" draw:z-index="1" draw:name="Chart 2" draw:style-name="gr2" svg:width="20.648cm" svg:height="7.202cm" svg:x="2.046cm" svg:y="0.047cm">
              <draw:object draw:notify-on-update-of-ranges="Estimacion_Tiempos.H5:Estimacion_Tiempos.AE5 Estimacion_Tiempos.H6:Estimacion_Tiempos.AE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5">
          <table:table-cell table:style-name="ce59"/>
          <table:table-cell table:number-columns-repeated="1023"/>
        </table:table-row>
        <table:table-row table:style-name="ro1">
          <table:table-cell table:style-name="ce59">
            <draw:frame table:end-cell-address="Gráficos.X53" table:end-x="0.484cm" table:end-y="0.004cm" draw:z-index="2" draw:name="Chart 3" draw:style-name="gr2" svg:width="20.73cm" svg:height="7.247cm" svg:x="2.131cm" svg:y="0.292cm">
              <draw:object draw:notify-on-update-of-ranges="Gráficos.B57:Gráficos.Y57 Gráficos.A58:Gráficos.A58 Gráficos.B58:Gráficos.Y58 Gráficos.A59:Gráficos.A59 Gráficos.B59:Gráficos.Y59 Gráficos.A60:Gráficos.A60 Gráficos.B60:Gráficos.Y60 Gráficos.A61:Gráficos.A61 Gráficos.B61:Gráficos.Y61 Gráficos.A62:Gráficos.A62 Gráficos.B62:Gráficos.Y62 Gráficos.A63:Gráficos.A63 Gráficos.B63:Gráficos.Y63 Gráficos.A64:Gráficos.A64 Gráficos.B64:Gráficos.Y64 Gráficos.A65:Gráficos.A65 Gráficos.B65:Gráficos.Y65 Gráficos.A66:Gráficos.A66 Gráficos.B66:Gráficos.Y66 Gráficos.A67:Gráficos.A67 Gráficos.B67:Gráficos.Y67 Gráficos.A68:Gráficos.A68 Gráficos.B68:Gráficos.Y68 Gráficos.A69:Gráficos.A69 Gráficos.B69:Gráficos.Y6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8">
          <table:table-cell table:style-name="ce59"/>
          <table:table-cell table:number-columns-repeated="1023"/>
        </table:table-row>
        <table:table-row table:style-name="ro14">
          <table:table-cell table:style-name="ce59"/>
          <table:table-cell table:number-columns-repeated="1023"/>
        </table:table-row>
        <table:table-row table:style-name="ro5">
          <table:table-cell table:style-name="ce59"/>
          <table:table-cell table:style-name="ce63" table:formula="of:=[$Estimacion_Tiempos.H5]" office:value-type="float" office:value="2">
            <text:p>1-ene</text:p>
          </table:table-cell>
          <table:table-cell table:style-name="ce63" table:formula="of:=[$Estimacion_Tiempos.I5]" office:value-type="string" office:string-value="12 – abr">
            <text:p>12 – abr</text:p>
          </table:table-cell>
          <table:table-cell table:style-name="ce63" table:formula="of:=[$Estimacion_Tiempos.J5]" office:value-type="string" office:string-value="13 – abr">
            <text:p>13 – abr</text:p>
          </table:table-cell>
          <table:table-cell table:style-name="ce63" table:formula="of:=[$Estimacion_Tiempos.K5]" office:value-type="string" office:string-value="14-abr">
            <text:p>14-abr</text:p>
          </table:table-cell>
          <table:table-cell table:style-name="ce63" table:formula="of:=[$Estimacion_Tiempos.L5]" office:value-type="string" office:string-value="15 -abr">
            <text:p>15 -abr</text:p>
          </table:table-cell>
          <table:table-cell table:style-name="ce63" table:formula="of:=[$Estimacion_Tiempos.M5]" office:value-type="string" office:string-value="16-abr">
            <text:p>16-abr</text:p>
          </table:table-cell>
          <table:table-cell table:style-name="ce63" table:formula="of:=[$Estimacion_Tiempos.N5]" office:value-type="string" office:string-value="17-abr">
            <text:p>17-abr</text:p>
          </table:table-cell>
          <table:table-cell table:style-name="ce63" table:formula="of:=[$Estimacion_Tiempos.O5]" office:value-type="string" office:string-value="18-abr">
            <text:p>18-abr</text:p>
          </table:table-cell>
          <table:table-cell table:style-name="ce63" table:formula="of:=[$Estimacion_Tiempos.P5]" office:value-type="string" office:string-value="19-abr">
            <text:p>19-abr</text:p>
          </table:table-cell>
          <table:table-cell table:style-name="ce63" table:formula="of:=[$Estimacion_Tiempos.Q5]" office:value-type="string" office:string-value="20-abr">
            <text:p>20-abr</text:p>
          </table:table-cell>
          <table:table-cell table:style-name="ce63" table:formula="of:=[$Estimacion_Tiempos.R5]" office:value-type="string" office:string-value="21-abr">
            <text:p>21-abr</text:p>
          </table:table-cell>
          <table:table-cell table:style-name="ce63" table:formula="of:=[$Estimacion_Tiempos.S5]" office:value-type="string" office:string-value="22-abr">
            <text:p>22-abr</text:p>
          </table:table-cell>
          <table:table-cell table:style-name="ce63" table:formula="of:=[$Estimacion_Tiempos.T5]" office:value-type="string" office:string-value="23-abr">
            <text:p>23-abr</text:p>
          </table:table-cell>
          <table:table-cell table:style-name="ce63" table:formula="of:=[$Estimacion_Tiempos.U5]" office:value-type="string" office:string-value="24-abr">
            <text:p>24-abr</text:p>
          </table:table-cell>
          <table:table-cell table:style-name="ce63" table:formula="of:=[$Estimacion_Tiempos.V5]" office:value-type="float" office:value="0">
            <text:p>#N/D</text:p>
          </table:table-cell>
          <table:table-cell table:style-name="ce63" table:formula="of:=[$Estimacion_Tiempos.W5]" office:value-type="float" office:value="0">
            <text:p>#N/D</text:p>
          </table:table-cell>
          <table:table-cell table:style-name="ce63" table:formula="of:=[$Estimacion_Tiempos.X5]" office:value-type="float" office:value="0">
            <text:p>#N/D</text:p>
          </table:table-cell>
          <table:table-cell table:style-name="ce63" table:formula="of:=[$Estimacion_Tiempos.Y5]" office:value-type="float" office:value="0">
            <text:p>#N/D</text:p>
          </table:table-cell>
          <table:table-cell table:style-name="ce63" table:formula="of:=[$Estimacion_Tiempos.Z5]" office:value-type="float" office:value="0">
            <text:p>#N/D</text:p>
          </table:table-cell>
          <table:table-cell table:style-name="ce63" table:formula="of:=[$Estimacion_Tiempos.AA5]" office:value-type="float" office:value="0">
            <text:p>#N/D</text:p>
          </table:table-cell>
          <table:table-cell table:style-name="ce63" table:formula="of:=[$Estimacion_Tiempos.AB5]" office:value-type="float" office:value="0">
            <text:p>#N/D</text:p>
          </table:table-cell>
          <table:table-cell table:style-name="ce63" table:formula="of:=[$Estimacion_Tiempos.AC5]" office:value-type="float" office:value="0">
            <text:p>#N/D</text:p>
          </table:table-cell>
          <table:table-cell table:style-name="ce63" table:formula="of:=[$Estimacion_Tiempos.AD5]" office:value-type="float" office:value="0">
            <text:p>#N/D</text:p>
          </table:table-cell>
          <table:table-cell table:style-name="ce63" table:formula="of:=[$Estimacion_Tiempos.AE5]" office:value-type="float" office:value="0">
            <text:p>#N/D</text:p>
          </table:table-cell>
          <table:table-cell table:number-columns-repeated="999"/>
        </table:table-row>
        <table:table-row table:style-name="ro1">
          <table:table-cell table:style-name="ce60" table:formula="of:=[$Config.C14]" office:value-type="string" office:string-value="Chelo">
            <text:p>Chelo</text:p>
          </table:table-cell>
          <table:table-cell table:style-name="ce64" table:formula="of:=SUMIF([$Estimacion_Tiempos.$G$10:.$G$1002];[.$A58];[$Estimacion_Tiempos.H$10:.H$1002])" office:value-type="float" office:value="0">
            <text:p>0</text:p>
          </table:table-cell>
          <table:table-cell table:style-name="ce64" table:formula="of:=SUMIF([$Estimacion_Tiempos.$G$10:.$G$1002];[.$A58];[$Estimacion_Tiempos.I$10:.I$1002])" office:value-type="float" office:value="0">
            <text:p>0</text:p>
          </table:table-cell>
          <table:table-cell table:style-name="ce64" table:formula="of:=SUMIF([$Estimacion_Tiempos.$G$10:.$G$1002];[.$A58];[$Estimacion_Tiempos.J$10:.J$1002])" office:value-type="float" office:value="0">
            <text:p>0</text:p>
          </table:table-cell>
          <table:table-cell table:style-name="ce64" table:formula="of:=SUMIF([$Estimacion_Tiempos.$G$10:.$G$1002];[.$A58];[$Estimacion_Tiempos.K$10:.K$1002])" office:value-type="float" office:value="0">
            <text:p>0</text:p>
          </table:table-cell>
          <table:table-cell table:style-name="ce64" table:formula="of:=SUMIF([$Estimacion_Tiempos.$G$10:.$G$1002];[.$A58];[$Estimacion_Tiempos.L$10:.L$1002])" office:value-type="float" office:value="0">
            <text:p>0</text:p>
          </table:table-cell>
          <table:table-cell table:style-name="ce64" table:formula="of:=SUMIF([$Estimacion_Tiempos.$G$10:.$G$1002];[.$A58];[$Estimacion_Tiempos.M$10:.M$1002])" office:value-type="float" office:value="0">
            <text:p>0</text:p>
          </table:table-cell>
          <table:table-cell table:style-name="ce64" table:formula="of:=SUMIF([$Estimacion_Tiempos.$G$10:.$G$1002];[.$A58];[$Estimacion_Tiempos.N$10:.N$1002])" office:value-type="float" office:value="0">
            <text:p>0</text:p>
          </table:table-cell>
          <table:table-cell table:style-name="ce64" table:formula="of:=SUMIF([$Estimacion_Tiempos.$G$10:.$G$1002];[.$A58];[$Estimacion_Tiempos.O$10:.O$1002])" office:value-type="float" office:value="0">
            <text:p>0</text:p>
          </table:table-cell>
          <table:table-cell table:style-name="ce64" table:formula="of:=SUMIF([$Estimacion_Tiempos.$G$10:.$G$1002];[.$A58];[$Estimacion_Tiempos.P$10:.P$1002])" office:value-type="float" office:value="0">
            <text:p>0</text:p>
          </table:table-cell>
          <table:table-cell table:style-name="ce64" table:formula="of:=SUMIF([$Estimacion_Tiempos.$G$10:.$G$1002];[.$A58];[$Estimacion_Tiempos.Q$10:.Q$1002])" office:value-type="float" office:value="0">
            <text:p>0</text:p>
          </table:table-cell>
          <table:table-cell table:style-name="ce64" table:formula="of:=SUMIF([$Estimacion_Tiempos.$G$10:.$G$1002];[.$A58];[$Estimacion_Tiempos.R$10:.R$1002])" office:value-type="float" office:value="0">
            <text:p>0</text:p>
          </table:table-cell>
          <table:table-cell table:style-name="ce64" table:formula="of:=SUMIF([$Estimacion_Tiempos.$G$10:.$G$1002];[.$A58];[$Estimacion_Tiempos.S$10:.S$1002])" office:value-type="float" office:value="0">
            <text:p>0</text:p>
          </table:table-cell>
          <table:table-cell table:style-name="ce64" table:formula="of:=SUMIF([$Estimacion_Tiempos.$G$10:.$G$1002];[.$A58];[$Estimacion_Tiempos.T$10:.T$1002])" office:value-type="float" office:value="0">
            <text:p>0</text:p>
          </table:table-cell>
          <table:table-cell table:style-name="ce64" table:formula="of:=SUMIF([$Estimacion_Tiempos.$G$10:.$G$1002];[.$A58];[$Estimacion_Tiempos.U$10:.U$1002])" office:value-type="float" office:value="0">
            <text:p>0</text:p>
          </table:table-cell>
          <table:table-cell table:style-name="ce64" table:formula="of:=SUMIF([$Estimacion_Tiempos.$G$10:.$G$1002];[.$A58];[$Estimacion_Tiempos.V$10:.V$1002])" office:value-type="float" office:value="0">
            <text:p>0</text:p>
          </table:table-cell>
          <table:table-cell table:style-name="ce64" table:formula="of:=SUMIF([$Estimacion_Tiempos.$G$10:.$G$1002];[.$A58];[$Estimacion_Tiempos.W$10:.W$1002])" office:value-type="float" office:value="0">
            <text:p>0</text:p>
          </table:table-cell>
          <table:table-cell table:style-name="ce64" table:formula="of:=SUMIF([$Estimacion_Tiempos.$G$10:.$G$1002];[.$A58];[$Estimacion_Tiempos.X$10:.X$1002])" office:value-type="float" office:value="0">
            <text:p>0</text:p>
          </table:table-cell>
          <table:table-cell table:style-name="ce64" table:formula="of:=SUMIF([$Estimacion_Tiempos.$G$10:.$G$1002];[.$A58];[$Estimacion_Tiempos.Y$10:.Y$1002])" office:value-type="float" office:value="0">
            <text:p>0</text:p>
          </table:table-cell>
          <table:table-cell table:style-name="ce64" table:formula="of:=SUMIF([$Estimacion_Tiempos.$G$10:.$G$1002];[.$A58];[$Estimacion_Tiempos.Z$10:.Z$1002])" office:value-type="float" office:value="0">
            <text:p>0</text:p>
          </table:table-cell>
          <table:table-cell table:style-name="ce64" table:formula="of:=SUMIF([$Estimacion_Tiempos.$G$10:.$G$1002];[.$A58];[$Estimacion_Tiempos.AA$10:.AA$1002])" office:value-type="float" office:value="0">
            <text:p>0</text:p>
          </table:table-cell>
          <table:table-cell table:style-name="ce64" table:formula="of:=SUMIF([$Estimacion_Tiempos.$G$10:.$G$1002];[.$A58];[$Estimacion_Tiempos.AB$10:.AB$1002])" office:value-type="float" office:value="0">
            <text:p>0</text:p>
          </table:table-cell>
          <table:table-cell table:style-name="ce64" table:formula="of:=SUMIF([$Estimacion_Tiempos.$G$10:.$G$1002];[.$A58];[$Estimacion_Tiempos.AC$10:.AC$1002])" office:value-type="float" office:value="0">
            <text:p>0</text:p>
          </table:table-cell>
          <table:table-cell table:style-name="ce64" table:formula="of:=SUMIF([$Estimacion_Tiempos.$G$10:.$G$1002];[.$A58];[$Estimacion_Tiempos.AD$10:.AD$1002])" office:value-type="float" office:value="0">
            <text:p>0</text:p>
          </table:table-cell>
          <table:table-cell table:style-name="ce64" table:formula="of:=SUMIF([$Estimacion_Tiempos.$G$10:.$G$1002];[.$A58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15]" office:value-type="string" office:string-value="Lean">
            <text:p>Lean</text:p>
          </table:table-cell>
          <table:table-cell table:style-name="ce64" table:formula="of:=SUMIF([$Estimacion_Tiempos.$G$10:.$G$1002];[.$A59];[$Estimacion_Tiempos.H$10:.H$1002])" office:value-type="float" office:value="98">
            <text:p>98</text:p>
          </table:table-cell>
          <table:table-cell table:style-name="ce64" table:formula="of:=SUMIF([$Estimacion_Tiempos.$G$10:.$G$1002];[.$A59];[$Estimacion_Tiempos.I$10:.I$1002])" office:value-type="float" office:value="72">
            <text:p>72</text:p>
          </table:table-cell>
          <table:table-cell table:style-name="ce64" table:formula="of:=SUMIF([$Estimacion_Tiempos.$G$10:.$G$1002];[.$A59];[$Estimacion_Tiempos.J$10:.J$1002])" office:value-type="float" office:value="64">
            <text:p>64</text:p>
          </table:table-cell>
          <table:table-cell table:style-name="ce64" table:formula="of:=SUMIF([$Estimacion_Tiempos.$G$10:.$G$1002];[.$A59];[$Estimacion_Tiempos.K$10:.K$1002])" office:value-type="float" office:value="48">
            <text:p>48</text:p>
          </table:table-cell>
          <table:table-cell table:style-name="ce64" table:formula="of:=SUMIF([$Estimacion_Tiempos.$G$10:.$G$1002];[.$A59];[$Estimacion_Tiempos.L$10:.L$1002])" office:value-type="float" office:value="32">
            <text:p>32</text:p>
          </table:table-cell>
          <table:table-cell table:style-name="ce64" table:formula="of:=SUMIF([$Estimacion_Tiempos.$G$10:.$G$1002];[.$A59];[$Estimacion_Tiempos.M$10:.M$1002])" office:value-type="float" office:value="32">
            <text:p>32</text:p>
          </table:table-cell>
          <table:table-cell table:style-name="ce64" table:formula="of:=SUMIF([$Estimacion_Tiempos.$G$10:.$G$1002];[.$A59];[$Estimacion_Tiempos.N$10:.N$1002])" office:value-type="float" office:value="32">
            <text:p>32</text:p>
          </table:table-cell>
          <table:table-cell table:style-name="ce64" table:formula="of:=SUMIF([$Estimacion_Tiempos.$G$10:.$G$1002];[.$A59];[$Estimacion_Tiempos.O$10:.O$1002])" office:value-type="float" office:value="32">
            <text:p>32</text:p>
          </table:table-cell>
          <table:table-cell table:style-name="ce64" table:formula="of:=SUMIF([$Estimacion_Tiempos.$G$10:.$G$1002];[.$A59];[$Estimacion_Tiempos.P$10:.P$1002])" office:value-type="float" office:value="32">
            <text:p>32</text:p>
          </table:table-cell>
          <table:table-cell table:style-name="ce64" table:formula="of:=SUMIF([$Estimacion_Tiempos.$G$10:.$G$1002];[.$A59];[$Estimacion_Tiempos.Q$10:.Q$1002])" office:value-type="float" office:value="16">
            <text:p>16</text:p>
          </table:table-cell>
          <table:table-cell table:style-name="ce64" table:formula="of:=SUMIF([$Estimacion_Tiempos.$G$10:.$G$1002];[.$A59];[$Estimacion_Tiempos.R$10:.R$1002])" office:value-type="float" office:value="0">
            <text:p>0</text:p>
          </table:table-cell>
          <table:table-cell table:style-name="ce64" table:formula="of:=SUMIF([$Estimacion_Tiempos.$G$10:.$G$1002];[.$A59];[$Estimacion_Tiempos.S$10:.S$1002])" office:value-type="float" office:value="0">
            <text:p>0</text:p>
          </table:table-cell>
          <table:table-cell table:style-name="ce64" table:formula="of:=SUMIF([$Estimacion_Tiempos.$G$10:.$G$1002];[.$A59];[$Estimacion_Tiempos.T$10:.T$1002])" office:value-type="float" office:value="0">
            <text:p>0</text:p>
          </table:table-cell>
          <table:table-cell table:style-name="ce64" table:formula="of:=SUMIF([$Estimacion_Tiempos.$G$10:.$G$1002];[.$A59];[$Estimacion_Tiempos.U$10:.U$1002])" office:value-type="float" office:value="0">
            <text:p>0</text:p>
          </table:table-cell>
          <table:table-cell table:style-name="ce64" table:formula="of:=SUMIF([$Estimacion_Tiempos.$G$10:.$G$1002];[.$A59];[$Estimacion_Tiempos.V$10:.V$1002])" office:value-type="float" office:value="0">
            <text:p>0</text:p>
          </table:table-cell>
          <table:table-cell table:style-name="ce64" table:formula="of:=SUMIF([$Estimacion_Tiempos.$G$10:.$G$1002];[.$A59];[$Estimacion_Tiempos.W$10:.W$1002])" office:value-type="float" office:value="0">
            <text:p>0</text:p>
          </table:table-cell>
          <table:table-cell table:style-name="ce64" table:formula="of:=SUMIF([$Estimacion_Tiempos.$G$10:.$G$1002];[.$A59];[$Estimacion_Tiempos.X$10:.X$1002])" office:value-type="float" office:value="0">
            <text:p>0</text:p>
          </table:table-cell>
          <table:table-cell table:style-name="ce64" table:formula="of:=SUMIF([$Estimacion_Tiempos.$G$10:.$G$1002];[.$A59];[$Estimacion_Tiempos.Y$10:.Y$1002])" office:value-type="float" office:value="0">
            <text:p>0</text:p>
          </table:table-cell>
          <table:table-cell table:style-name="ce64" table:formula="of:=SUMIF([$Estimacion_Tiempos.$G$10:.$G$1002];[.$A59];[$Estimacion_Tiempos.Z$10:.Z$1002])" office:value-type="float" office:value="0">
            <text:p>0</text:p>
          </table:table-cell>
          <table:table-cell table:style-name="ce64" table:formula="of:=SUMIF([$Estimacion_Tiempos.$G$10:.$G$1002];[.$A59];[$Estimacion_Tiempos.AA$10:.AA$1002])" office:value-type="float" office:value="0">
            <text:p>0</text:p>
          </table:table-cell>
          <table:table-cell table:style-name="ce64" table:formula="of:=SUMIF([$Estimacion_Tiempos.$G$10:.$G$1002];[.$A59];[$Estimacion_Tiempos.AB$10:.AB$1002])" office:value-type="float" office:value="0">
            <text:p>0</text:p>
          </table:table-cell>
          <table:table-cell table:style-name="ce64" table:formula="of:=SUMIF([$Estimacion_Tiempos.$G$10:.$G$1002];[.$A59];[$Estimacion_Tiempos.AC$10:.AC$1002])" office:value-type="float" office:value="0">
            <text:p>0</text:p>
          </table:table-cell>
          <table:table-cell table:style-name="ce64" table:formula="of:=SUMIF([$Estimacion_Tiempos.$G$10:.$G$1002];[.$A59];[$Estimacion_Tiempos.AD$10:.AD$1002])" office:value-type="float" office:value="0">
            <text:p>0</text:p>
          </table:table-cell>
          <table:table-cell table:style-name="ce64" table:formula="of:=SUMIF([$Estimacion_Tiempos.$G$10:.$G$1002];[.$A59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16]" office:value-type="string" office:string-value="Pela">
            <text:p>Pela</text:p>
          </table:table-cell>
          <table:table-cell table:style-name="ce64" table:formula="of:=SUMIF([$Estimacion_Tiempos.$G$10:.$G$1002];[.$A60];[$Estimacion_Tiempos.H$10:.H$1002])" office:value-type="float" office:value="79">
            <text:p>79</text:p>
          </table:table-cell>
          <table:table-cell table:style-name="ce64" table:formula="of:=SUMIF([$Estimacion_Tiempos.$G$10:.$G$1002];[.$A60];[$Estimacion_Tiempos.I$10:.I$1002])" office:value-type="float" office:value="0">
            <text:p>0</text:p>
          </table:table-cell>
          <table:table-cell table:style-name="ce64" table:formula="of:=SUMIF([$Estimacion_Tiempos.$G$10:.$G$1002];[.$A60];[$Estimacion_Tiempos.J$10:.J$1002])" office:value-type="float" office:value="0">
            <text:p>0</text:p>
          </table:table-cell>
          <table:table-cell table:style-name="ce64" table:formula="of:=SUMIF([$Estimacion_Tiempos.$G$10:.$G$1002];[.$A60];[$Estimacion_Tiempos.K$10:.K$1002])" office:value-type="float" office:value="0">
            <text:p>0</text:p>
          </table:table-cell>
          <table:table-cell table:style-name="ce64" table:formula="of:=SUMIF([$Estimacion_Tiempos.$G$10:.$G$1002];[.$A60];[$Estimacion_Tiempos.L$10:.L$1002])" office:value-type="float" office:value="0">
            <text:p>0</text:p>
          </table:table-cell>
          <table:table-cell table:style-name="ce64" table:formula="of:=SUMIF([$Estimacion_Tiempos.$G$10:.$G$1002];[.$A60];[$Estimacion_Tiempos.M$10:.M$1002])" office:value-type="float" office:value="0">
            <text:p>0</text:p>
          </table:table-cell>
          <table:table-cell table:style-name="ce64" table:formula="of:=SUMIF([$Estimacion_Tiempos.$G$10:.$G$1002];[.$A60];[$Estimacion_Tiempos.N$10:.N$1002])" office:value-type="float" office:value="0">
            <text:p>0</text:p>
          </table:table-cell>
          <table:table-cell table:style-name="ce64" table:formula="of:=SUMIF([$Estimacion_Tiempos.$G$10:.$G$1002];[.$A60];[$Estimacion_Tiempos.O$10:.O$1002])" office:value-type="float" office:value="0">
            <text:p>0</text:p>
          </table:table-cell>
          <table:table-cell table:style-name="ce64" table:formula="of:=SUMIF([$Estimacion_Tiempos.$G$10:.$G$1002];[.$A60];[$Estimacion_Tiempos.P$10:.P$1002])" office:value-type="float" office:value="0">
            <text:p>0</text:p>
          </table:table-cell>
          <table:table-cell table:style-name="ce64" table:formula="of:=SUMIF([$Estimacion_Tiempos.$G$10:.$G$1002];[.$A60];[$Estimacion_Tiempos.Q$10:.Q$1002])" office:value-type="float" office:value="0">
            <text:p>0</text:p>
          </table:table-cell>
          <table:table-cell table:style-name="ce64" table:formula="of:=SUMIF([$Estimacion_Tiempos.$G$10:.$G$1002];[.$A60];[$Estimacion_Tiempos.R$10:.R$1002])" office:value-type="float" office:value="0">
            <text:p>0</text:p>
          </table:table-cell>
          <table:table-cell table:style-name="ce64" table:formula="of:=SUMIF([$Estimacion_Tiempos.$G$10:.$G$1002];[.$A60];[$Estimacion_Tiempos.S$10:.S$1002])" office:value-type="float" office:value="0">
            <text:p>0</text:p>
          </table:table-cell>
          <table:table-cell table:style-name="ce64" table:formula="of:=SUMIF([$Estimacion_Tiempos.$G$10:.$G$1002];[.$A60];[$Estimacion_Tiempos.T$10:.T$1002])" office:value-type="float" office:value="0">
            <text:p>0</text:p>
          </table:table-cell>
          <table:table-cell table:style-name="ce64" table:formula="of:=SUMIF([$Estimacion_Tiempos.$G$10:.$G$1002];[.$A60];[$Estimacion_Tiempos.U$10:.U$1002])" office:value-type="float" office:value="0">
            <text:p>0</text:p>
          </table:table-cell>
          <table:table-cell table:style-name="ce64" table:formula="of:=SUMIF([$Estimacion_Tiempos.$G$10:.$G$1002];[.$A60];[$Estimacion_Tiempos.V$10:.V$1002])" office:value-type="float" office:value="0">
            <text:p>0</text:p>
          </table:table-cell>
          <table:table-cell table:style-name="ce64" table:formula="of:=SUMIF([$Estimacion_Tiempos.$G$10:.$G$1002];[.$A60];[$Estimacion_Tiempos.W$10:.W$1002])" office:value-type="float" office:value="0">
            <text:p>0</text:p>
          </table:table-cell>
          <table:table-cell table:style-name="ce64" table:formula="of:=SUMIF([$Estimacion_Tiempos.$G$10:.$G$1002];[.$A60];[$Estimacion_Tiempos.X$10:.X$1002])" office:value-type="float" office:value="0">
            <text:p>0</text:p>
          </table:table-cell>
          <table:table-cell table:style-name="ce64" table:formula="of:=SUMIF([$Estimacion_Tiempos.$G$10:.$G$1002];[.$A60];[$Estimacion_Tiempos.Y$10:.Y$1002])" office:value-type="float" office:value="0">
            <text:p>0</text:p>
          </table:table-cell>
          <table:table-cell table:style-name="ce64" table:formula="of:=SUMIF([$Estimacion_Tiempos.$G$10:.$G$1002];[.$A60];[$Estimacion_Tiempos.Z$10:.Z$1002])" office:value-type="float" office:value="0">
            <text:p>0</text:p>
          </table:table-cell>
          <table:table-cell table:style-name="ce64" table:formula="of:=SUMIF([$Estimacion_Tiempos.$G$10:.$G$1002];[.$A60];[$Estimacion_Tiempos.AA$10:.AA$1002])" office:value-type="float" office:value="0">
            <text:p>0</text:p>
          </table:table-cell>
          <table:table-cell table:style-name="ce64" table:formula="of:=SUMIF([$Estimacion_Tiempos.$G$10:.$G$1002];[.$A60];[$Estimacion_Tiempos.AB$10:.AB$1002])" office:value-type="float" office:value="0">
            <text:p>0</text:p>
          </table:table-cell>
          <table:table-cell table:style-name="ce64" table:formula="of:=SUMIF([$Estimacion_Tiempos.$G$10:.$G$1002];[.$A60];[$Estimacion_Tiempos.AC$10:.AC$1002])" office:value-type="float" office:value="0">
            <text:p>0</text:p>
          </table:table-cell>
          <table:table-cell table:style-name="ce64" table:formula="of:=SUMIF([$Estimacion_Tiempos.$G$10:.$G$1002];[.$A60];[$Estimacion_Tiempos.AD$10:.AD$1002])" office:value-type="float" office:value="0">
            <text:p>0</text:p>
          </table:table-cell>
          <table:table-cell table:style-name="ce64" table:formula="of:=SUMIF([$Estimacion_Tiempos.$G$10:.$G$1002];[.$A60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17]" office:value-type="string" office:string-value="Pipo">
            <text:p>Pipo</text:p>
          </table:table-cell>
          <table:table-cell table:style-name="ce64" table:formula="of:=SUMIF([$Estimacion_Tiempos.$G$10:.$G$1002];[.$A61];[$Estimacion_Tiempos.H$10:.H$1002])" office:value-type="float" office:value="80">
            <text:p>80</text:p>
          </table:table-cell>
          <table:table-cell table:style-name="ce64" table:formula="of:=SUMIF([$Estimacion_Tiempos.$G$10:.$G$1002];[.$A61];[$Estimacion_Tiempos.I$10:.I$1002])" office:value-type="float" office:value="71">
            <text:p>71</text:p>
          </table:table-cell>
          <table:table-cell table:style-name="ce64" table:formula="of:=SUMIF([$Estimacion_Tiempos.$G$10:.$G$1002];[.$A61];[$Estimacion_Tiempos.J$10:.J$1002])" office:value-type="float" office:value="71">
            <text:p>71</text:p>
          </table:table-cell>
          <table:table-cell table:style-name="ce64" table:formula="of:=SUMIF([$Estimacion_Tiempos.$G$10:.$G$1002];[.$A61];[$Estimacion_Tiempos.K$10:.K$1002])" office:value-type="float" office:value="71">
            <text:p>71</text:p>
          </table:table-cell>
          <table:table-cell table:style-name="ce64" table:formula="of:=SUMIF([$Estimacion_Tiempos.$G$10:.$G$1002];[.$A61];[$Estimacion_Tiempos.L$10:.L$1002])" office:value-type="float" office:value="61">
            <text:p>61</text:p>
          </table:table-cell>
          <table:table-cell table:style-name="ce64" table:formula="of:=SUMIF([$Estimacion_Tiempos.$G$10:.$G$1002];[.$A61];[$Estimacion_Tiempos.M$10:.M$1002])" office:value-type="float" office:value="48">
            <text:p>48</text:p>
          </table:table-cell>
          <table:table-cell table:style-name="ce64" table:formula="of:=SUMIF([$Estimacion_Tiempos.$G$10:.$G$1002];[.$A61];[$Estimacion_Tiempos.N$10:.N$1002])" office:value-type="float" office:value="48">
            <text:p>48</text:p>
          </table:table-cell>
          <table:table-cell table:style-name="ce64" table:formula="of:=SUMIF([$Estimacion_Tiempos.$G$10:.$G$1002];[.$A61];[$Estimacion_Tiempos.O$10:.O$1002])" office:value-type="float" office:value="41">
            <text:p>41</text:p>
          </table:table-cell>
          <table:table-cell table:style-name="ce64" table:formula="of:=SUMIF([$Estimacion_Tiempos.$G$10:.$G$1002];[.$A61];[$Estimacion_Tiempos.P$10:.P$1002])" office:value-type="float" office:value="34">
            <text:p>34</text:p>
          </table:table-cell>
          <table:table-cell table:style-name="ce64" table:formula="of:=SUMIF([$Estimacion_Tiempos.$G$10:.$G$1002];[.$A61];[$Estimacion_Tiempos.Q$10:.Q$1002])" office:value-type="float" office:value="31">
            <text:p>31</text:p>
          </table:table-cell>
          <table:table-cell table:style-name="ce64" table:formula="of:=SUMIF([$Estimacion_Tiempos.$G$10:.$G$1002];[.$A61];[$Estimacion_Tiempos.R$10:.R$1002])" office:value-type="float" office:value="17">
            <text:p>17</text:p>
          </table:table-cell>
          <table:table-cell table:style-name="ce64" table:formula="of:=SUMIF([$Estimacion_Tiempos.$G$10:.$G$1002];[.$A61];[$Estimacion_Tiempos.S$10:.S$1002])" office:value-type="float" office:value="6">
            <text:p>6</text:p>
          </table:table-cell>
          <table:table-cell table:style-name="ce64" table:formula="of:=SUMIF([$Estimacion_Tiempos.$G$10:.$G$1002];[.$A61];[$Estimacion_Tiempos.T$10:.T$1002])" office:value-type="float" office:value="0">
            <text:p>0</text:p>
          </table:table-cell>
          <table:table-cell table:style-name="ce64" table:formula="of:=SUMIF([$Estimacion_Tiempos.$G$10:.$G$1002];[.$A61];[$Estimacion_Tiempos.U$10:.U$1002])" office:value-type="float" office:value="0">
            <text:p>0</text:p>
          </table:table-cell>
          <table:table-cell table:style-name="ce64" table:formula="of:=SUMIF([$Estimacion_Tiempos.$G$10:.$G$1002];[.$A61];[$Estimacion_Tiempos.V$10:.V$1002])" office:value-type="float" office:value="0">
            <text:p>0</text:p>
          </table:table-cell>
          <table:table-cell table:style-name="ce64" table:formula="of:=SUMIF([$Estimacion_Tiempos.$G$10:.$G$1002];[.$A61];[$Estimacion_Tiempos.W$10:.W$1002])" office:value-type="float" office:value="0">
            <text:p>0</text:p>
          </table:table-cell>
          <table:table-cell table:style-name="ce64" table:formula="of:=SUMIF([$Estimacion_Tiempos.$G$10:.$G$1002];[.$A61];[$Estimacion_Tiempos.X$10:.X$1002])" office:value-type="float" office:value="0">
            <text:p>0</text:p>
          </table:table-cell>
          <table:table-cell table:style-name="ce64" table:formula="of:=SUMIF([$Estimacion_Tiempos.$G$10:.$G$1002];[.$A61];[$Estimacion_Tiempos.Y$10:.Y$1002])" office:value-type="float" office:value="0">
            <text:p>0</text:p>
          </table:table-cell>
          <table:table-cell table:style-name="ce64" table:formula="of:=SUMIF([$Estimacion_Tiempos.$G$10:.$G$1002];[.$A61];[$Estimacion_Tiempos.Z$10:.Z$1002])" office:value-type="float" office:value="0">
            <text:p>0</text:p>
          </table:table-cell>
          <table:table-cell table:style-name="ce64" table:formula="of:=SUMIF([$Estimacion_Tiempos.$G$10:.$G$1002];[.$A61];[$Estimacion_Tiempos.AA$10:.AA$1002])" office:value-type="float" office:value="0">
            <text:p>0</text:p>
          </table:table-cell>
          <table:table-cell table:style-name="ce64" table:formula="of:=SUMIF([$Estimacion_Tiempos.$G$10:.$G$1002];[.$A61];[$Estimacion_Tiempos.AB$10:.AB$1002])" office:value-type="float" office:value="0">
            <text:p>0</text:p>
          </table:table-cell>
          <table:table-cell table:style-name="ce64" table:formula="of:=SUMIF([$Estimacion_Tiempos.$G$10:.$G$1002];[.$A61];[$Estimacion_Tiempos.AC$10:.AC$1002])" office:value-type="float" office:value="0">
            <text:p>0</text:p>
          </table:table-cell>
          <table:table-cell table:style-name="ce64" table:formula="of:=SUMIF([$Estimacion_Tiempos.$G$10:.$G$1002];[.$A61];[$Estimacion_Tiempos.AD$10:.AD$1002])" office:value-type="float" office:value="0">
            <text:p>0</text:p>
          </table:table-cell>
          <table:table-cell table:style-name="ce64" table:formula="of:=SUMIF([$Estimacion_Tiempos.$G$10:.$G$1002];[.$A61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18]" office:value-type="string" office:string-value="Tincho">
            <text:p>Tincho</text:p>
          </table:table-cell>
          <table:table-cell table:style-name="ce64" table:formula="of:=SUMIF([$Estimacion_Tiempos.$G$10:.$G$1002];[.$A62];[$Estimacion_Tiempos.H$10:.H$1002])" office:value-type="float" office:value="58">
            <text:p>58</text:p>
          </table:table-cell>
          <table:table-cell table:style-name="ce64" table:formula="of:=SUMIF([$Estimacion_Tiempos.$G$10:.$G$1002];[.$A62];[$Estimacion_Tiempos.I$10:.I$1002])" office:value-type="float" office:value="0">
            <text:p>0</text:p>
          </table:table-cell>
          <table:table-cell table:style-name="ce64" table:formula="of:=SUMIF([$Estimacion_Tiempos.$G$10:.$G$1002];[.$A62];[$Estimacion_Tiempos.J$10:.J$1002])" office:value-type="float" office:value="0">
            <text:p>0</text:p>
          </table:table-cell>
          <table:table-cell table:style-name="ce64" table:formula="of:=SUMIF([$Estimacion_Tiempos.$G$10:.$G$1002];[.$A62];[$Estimacion_Tiempos.K$10:.K$1002])" office:value-type="float" office:value="0">
            <text:p>0</text:p>
          </table:table-cell>
          <table:table-cell table:style-name="ce64" table:formula="of:=SUMIF([$Estimacion_Tiempos.$G$10:.$G$1002];[.$A62];[$Estimacion_Tiempos.L$10:.L$1002])" office:value-type="float" office:value="0">
            <text:p>0</text:p>
          </table:table-cell>
          <table:table-cell table:style-name="ce64" table:formula="of:=SUMIF([$Estimacion_Tiempos.$G$10:.$G$1002];[.$A62];[$Estimacion_Tiempos.M$10:.M$1002])" office:value-type="float" office:value="0">
            <text:p>0</text:p>
          </table:table-cell>
          <table:table-cell table:style-name="ce64" table:formula="of:=SUMIF([$Estimacion_Tiempos.$G$10:.$G$1002];[.$A62];[$Estimacion_Tiempos.N$10:.N$1002])" office:value-type="float" office:value="0">
            <text:p>0</text:p>
          </table:table-cell>
          <table:table-cell table:style-name="ce64" table:formula="of:=SUMIF([$Estimacion_Tiempos.$G$10:.$G$1002];[.$A62];[$Estimacion_Tiempos.O$10:.O$1002])" office:value-type="float" office:value="0">
            <text:p>0</text:p>
          </table:table-cell>
          <table:table-cell table:style-name="ce64" table:formula="of:=SUMIF([$Estimacion_Tiempos.$G$10:.$G$1002];[.$A62];[$Estimacion_Tiempos.P$10:.P$1002])" office:value-type="float" office:value="0">
            <text:p>0</text:p>
          </table:table-cell>
          <table:table-cell table:style-name="ce64" table:formula="of:=SUMIF([$Estimacion_Tiempos.$G$10:.$G$1002];[.$A62];[$Estimacion_Tiempos.Q$10:.Q$1002])" office:value-type="float" office:value="0">
            <text:p>0</text:p>
          </table:table-cell>
          <table:table-cell table:style-name="ce64" table:formula="of:=SUMIF([$Estimacion_Tiempos.$G$10:.$G$1002];[.$A62];[$Estimacion_Tiempos.R$10:.R$1002])" office:value-type="float" office:value="0">
            <text:p>0</text:p>
          </table:table-cell>
          <table:table-cell table:style-name="ce64" table:formula="of:=SUMIF([$Estimacion_Tiempos.$G$10:.$G$1002];[.$A62];[$Estimacion_Tiempos.S$10:.S$1002])" office:value-type="float" office:value="0">
            <text:p>0</text:p>
          </table:table-cell>
          <table:table-cell table:style-name="ce64" table:formula="of:=SUMIF([$Estimacion_Tiempos.$G$10:.$G$1002];[.$A62];[$Estimacion_Tiempos.T$10:.T$1002])" office:value-type="float" office:value="0">
            <text:p>0</text:p>
          </table:table-cell>
          <table:table-cell table:style-name="ce64" table:formula="of:=SUMIF([$Estimacion_Tiempos.$G$10:.$G$1002];[.$A62];[$Estimacion_Tiempos.U$10:.U$1002])" office:value-type="float" office:value="0">
            <text:p>0</text:p>
          </table:table-cell>
          <table:table-cell table:style-name="ce64" table:formula="of:=SUMIF([$Estimacion_Tiempos.$G$10:.$G$1002];[.$A62];[$Estimacion_Tiempos.V$10:.V$1002])" office:value-type="float" office:value="0">
            <text:p>0</text:p>
          </table:table-cell>
          <table:table-cell table:style-name="ce64" table:formula="of:=SUMIF([$Estimacion_Tiempos.$G$10:.$G$1002];[.$A62];[$Estimacion_Tiempos.W$10:.W$1002])" office:value-type="float" office:value="0">
            <text:p>0</text:p>
          </table:table-cell>
          <table:table-cell table:style-name="ce64" table:formula="of:=SUMIF([$Estimacion_Tiempos.$G$10:.$G$1002];[.$A62];[$Estimacion_Tiempos.X$10:.X$1002])" office:value-type="float" office:value="0">
            <text:p>0</text:p>
          </table:table-cell>
          <table:table-cell table:style-name="ce64" table:formula="of:=SUMIF([$Estimacion_Tiempos.$G$10:.$G$1002];[.$A62];[$Estimacion_Tiempos.Y$10:.Y$1002])" office:value-type="float" office:value="0">
            <text:p>0</text:p>
          </table:table-cell>
          <table:table-cell table:style-name="ce64" table:formula="of:=SUMIF([$Estimacion_Tiempos.$G$10:.$G$1002];[.$A62];[$Estimacion_Tiempos.Z$10:.Z$1002])" office:value-type="float" office:value="0">
            <text:p>0</text:p>
          </table:table-cell>
          <table:table-cell table:style-name="ce64" table:formula="of:=SUMIF([$Estimacion_Tiempos.$G$10:.$G$1002];[.$A62];[$Estimacion_Tiempos.AA$10:.AA$1002])" office:value-type="float" office:value="0">
            <text:p>0</text:p>
          </table:table-cell>
          <table:table-cell table:style-name="ce64" table:formula="of:=SUMIF([$Estimacion_Tiempos.$G$10:.$G$1002];[.$A62];[$Estimacion_Tiempos.AB$10:.AB$1002])" office:value-type="float" office:value="0">
            <text:p>0</text:p>
          </table:table-cell>
          <table:table-cell table:style-name="ce64" table:formula="of:=SUMIF([$Estimacion_Tiempos.$G$10:.$G$1002];[.$A62];[$Estimacion_Tiempos.AC$10:.AC$1002])" office:value-type="float" office:value="0">
            <text:p>0</text:p>
          </table:table-cell>
          <table:table-cell table:style-name="ce64" table:formula="of:=SUMIF([$Estimacion_Tiempos.$G$10:.$G$1002];[.$A62];[$Estimacion_Tiempos.AD$10:.AD$1002])" office:value-type="float" office:value="0">
            <text:p>0</text:p>
          </table:table-cell>
          <table:table-cell table:style-name="ce64" table:formula="of:=SUMIF([$Estimacion_Tiempos.$G$10:.$G$1002];[.$A62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19]" office:value-type="string" office:string-value="TODOS">
            <text:p>TODOS</text:p>
          </table:table-cell>
          <table:table-cell table:style-name="ce64" table:formula="of:=SUMIF([$Estimacion_Tiempos.$G$10:.$G$1002];[.$A63];[$Estimacion_Tiempos.H$10:.H$1002])" office:value-type="float" office:value="0">
            <text:p>0</text:p>
          </table:table-cell>
          <table:table-cell table:style-name="ce64" table:formula="of:=SUMIF([$Estimacion_Tiempos.$G$10:.$G$1002];[.$A63];[$Estimacion_Tiempos.I$10:.I$1002])" office:value-type="float" office:value="0">
            <text:p>0</text:p>
          </table:table-cell>
          <table:table-cell table:style-name="ce64" table:formula="of:=SUMIF([$Estimacion_Tiempos.$G$10:.$G$1002];[.$A63];[$Estimacion_Tiempos.J$10:.J$1002])" office:value-type="float" office:value="0">
            <text:p>0</text:p>
          </table:table-cell>
          <table:table-cell table:style-name="ce64" table:formula="of:=SUMIF([$Estimacion_Tiempos.$G$10:.$G$1002];[.$A63];[$Estimacion_Tiempos.K$10:.K$1002])" office:value-type="float" office:value="0">
            <text:p>0</text:p>
          </table:table-cell>
          <table:table-cell table:style-name="ce64" table:formula="of:=SUMIF([$Estimacion_Tiempos.$G$10:.$G$1002];[.$A63];[$Estimacion_Tiempos.L$10:.L$1002])" office:value-type="float" office:value="0">
            <text:p>0</text:p>
          </table:table-cell>
          <table:table-cell table:style-name="ce64" table:formula="of:=SUMIF([$Estimacion_Tiempos.$G$10:.$G$1002];[.$A63];[$Estimacion_Tiempos.M$10:.M$1002])" office:value-type="float" office:value="0">
            <text:p>0</text:p>
          </table:table-cell>
          <table:table-cell table:style-name="ce64" table:formula="of:=SUMIF([$Estimacion_Tiempos.$G$10:.$G$1002];[.$A63];[$Estimacion_Tiempos.N$10:.N$1002])" office:value-type="float" office:value="0">
            <text:p>0</text:p>
          </table:table-cell>
          <table:table-cell table:style-name="ce64" table:formula="of:=SUMIF([$Estimacion_Tiempos.$G$10:.$G$1002];[.$A63];[$Estimacion_Tiempos.O$10:.O$1002])" office:value-type="float" office:value="0">
            <text:p>0</text:p>
          </table:table-cell>
          <table:table-cell table:style-name="ce64" table:formula="of:=SUMIF([$Estimacion_Tiempos.$G$10:.$G$1002];[.$A63];[$Estimacion_Tiempos.P$10:.P$1002])" office:value-type="float" office:value="0">
            <text:p>0</text:p>
          </table:table-cell>
          <table:table-cell table:style-name="ce64" table:formula="of:=SUMIF([$Estimacion_Tiempos.$G$10:.$G$1002];[.$A63];[$Estimacion_Tiempos.Q$10:.Q$1002])" office:value-type="float" office:value="0">
            <text:p>0</text:p>
          </table:table-cell>
          <table:table-cell table:style-name="ce64" table:formula="of:=SUMIF([$Estimacion_Tiempos.$G$10:.$G$1002];[.$A63];[$Estimacion_Tiempos.R$10:.R$1002])" office:value-type="float" office:value="0">
            <text:p>0</text:p>
          </table:table-cell>
          <table:table-cell table:style-name="ce64" table:formula="of:=SUMIF([$Estimacion_Tiempos.$G$10:.$G$1002];[.$A63];[$Estimacion_Tiempos.S$10:.S$1002])" office:value-type="float" office:value="0">
            <text:p>0</text:p>
          </table:table-cell>
          <table:table-cell table:style-name="ce64" table:formula="of:=SUMIF([$Estimacion_Tiempos.$G$10:.$G$1002];[.$A63];[$Estimacion_Tiempos.T$10:.T$1002])" office:value-type="float" office:value="0">
            <text:p>0</text:p>
          </table:table-cell>
          <table:table-cell table:style-name="ce64" table:formula="of:=SUMIF([$Estimacion_Tiempos.$G$10:.$G$1002];[.$A63];[$Estimacion_Tiempos.U$10:.U$1002])" office:value-type="float" office:value="0">
            <text:p>0</text:p>
          </table:table-cell>
          <table:table-cell table:style-name="ce64" table:formula="of:=SUMIF([$Estimacion_Tiempos.$G$10:.$G$1002];[.$A63];[$Estimacion_Tiempos.V$10:.V$1002])" office:value-type="float" office:value="0">
            <text:p>0</text:p>
          </table:table-cell>
          <table:table-cell table:style-name="ce64" table:formula="of:=SUMIF([$Estimacion_Tiempos.$G$10:.$G$1002];[.$A63];[$Estimacion_Tiempos.W$10:.W$1002])" office:value-type="float" office:value="0">
            <text:p>0</text:p>
          </table:table-cell>
          <table:table-cell table:style-name="ce64" table:formula="of:=SUMIF([$Estimacion_Tiempos.$G$10:.$G$1002];[.$A63];[$Estimacion_Tiempos.X$10:.X$1002])" office:value-type="float" office:value="0">
            <text:p>0</text:p>
          </table:table-cell>
          <table:table-cell table:style-name="ce64" table:formula="of:=SUMIF([$Estimacion_Tiempos.$G$10:.$G$1002];[.$A63];[$Estimacion_Tiempos.Y$10:.Y$1002])" office:value-type="float" office:value="0">
            <text:p>0</text:p>
          </table:table-cell>
          <table:table-cell table:style-name="ce64" table:formula="of:=SUMIF([$Estimacion_Tiempos.$G$10:.$G$1002];[.$A63];[$Estimacion_Tiempos.Z$10:.Z$1002])" office:value-type="float" office:value="0">
            <text:p>0</text:p>
          </table:table-cell>
          <table:table-cell table:style-name="ce64" table:formula="of:=SUMIF([$Estimacion_Tiempos.$G$10:.$G$1002];[.$A63];[$Estimacion_Tiempos.AA$10:.AA$1002])" office:value-type="float" office:value="0">
            <text:p>0</text:p>
          </table:table-cell>
          <table:table-cell table:style-name="ce64" table:formula="of:=SUMIF([$Estimacion_Tiempos.$G$10:.$G$1002];[.$A63];[$Estimacion_Tiempos.AB$10:.AB$1002])" office:value-type="float" office:value="0">
            <text:p>0</text:p>
          </table:table-cell>
          <table:table-cell table:style-name="ce64" table:formula="of:=SUMIF([$Estimacion_Tiempos.$G$10:.$G$1002];[.$A63];[$Estimacion_Tiempos.AC$10:.AC$1002])" office:value-type="float" office:value="0">
            <text:p>0</text:p>
          </table:table-cell>
          <table:table-cell table:style-name="ce64" table:formula="of:=SUMIF([$Estimacion_Tiempos.$G$10:.$G$1002];[.$A63];[$Estimacion_Tiempos.AD$10:.AD$1002])" office:value-type="float" office:value="0">
            <text:p>0</text:p>
          </table:table-cell>
          <table:table-cell table:style-name="ce64" table:formula="of:=SUMIF([$Estimacion_Tiempos.$G$10:.$G$1002];[.$A63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20]" office:value-type="float" office:value="0">
            <text:p>0</text:p>
          </table:table-cell>
          <table:table-cell table:style-name="ce64" table:formula="of:=SUMIF([$Estimacion_Tiempos.$G$10:.$G$1002];[.$A64];[$Estimacion_Tiempos.H$10:.H$1002])" office:value-type="float" office:value="0">
            <text:p>0</text:p>
          </table:table-cell>
          <table:table-cell table:style-name="ce64" table:formula="of:=SUMIF([$Estimacion_Tiempos.$G$10:.$G$1002];[.$A64];[$Estimacion_Tiempos.I$10:.I$1002])" office:value-type="float" office:value="0">
            <text:p>0</text:p>
          </table:table-cell>
          <table:table-cell table:style-name="ce64" table:formula="of:=SUMIF([$Estimacion_Tiempos.$G$10:.$G$1002];[.$A64];[$Estimacion_Tiempos.J$10:.J$1002])" office:value-type="float" office:value="0">
            <text:p>0</text:p>
          </table:table-cell>
          <table:table-cell table:style-name="ce64" table:formula="of:=SUMIF([$Estimacion_Tiempos.$G$10:.$G$1002];[.$A64];[$Estimacion_Tiempos.K$10:.K$1002])" office:value-type="float" office:value="0">
            <text:p>0</text:p>
          </table:table-cell>
          <table:table-cell table:style-name="ce64" table:formula="of:=SUMIF([$Estimacion_Tiempos.$G$10:.$G$1002];[.$A64];[$Estimacion_Tiempos.L$10:.L$1002])" office:value-type="float" office:value="0">
            <text:p>0</text:p>
          </table:table-cell>
          <table:table-cell table:style-name="ce64" table:formula="of:=SUMIF([$Estimacion_Tiempos.$G$10:.$G$1002];[.$A64];[$Estimacion_Tiempos.M$10:.M$1002])" office:value-type="float" office:value="0">
            <text:p>0</text:p>
          </table:table-cell>
          <table:table-cell table:style-name="ce64" table:formula="of:=SUMIF([$Estimacion_Tiempos.$G$10:.$G$1002];[.$A64];[$Estimacion_Tiempos.N$10:.N$1002])" office:value-type="float" office:value="0">
            <text:p>0</text:p>
          </table:table-cell>
          <table:table-cell table:style-name="ce64" table:formula="of:=SUMIF([$Estimacion_Tiempos.$G$10:.$G$1002];[.$A64];[$Estimacion_Tiempos.O$10:.O$1002])" office:value-type="float" office:value="0">
            <text:p>0</text:p>
          </table:table-cell>
          <table:table-cell table:style-name="ce64" table:formula="of:=SUMIF([$Estimacion_Tiempos.$G$10:.$G$1002];[.$A64];[$Estimacion_Tiempos.P$10:.P$1002])" office:value-type="float" office:value="0">
            <text:p>0</text:p>
          </table:table-cell>
          <table:table-cell table:style-name="ce64" table:formula="of:=SUMIF([$Estimacion_Tiempos.$G$10:.$G$1002];[.$A64];[$Estimacion_Tiempos.Q$10:.Q$1002])" office:value-type="float" office:value="0">
            <text:p>0</text:p>
          </table:table-cell>
          <table:table-cell table:style-name="ce64" table:formula="of:=SUMIF([$Estimacion_Tiempos.$G$10:.$G$1002];[.$A64];[$Estimacion_Tiempos.R$10:.R$1002])" office:value-type="float" office:value="0">
            <text:p>0</text:p>
          </table:table-cell>
          <table:table-cell table:style-name="ce64" table:formula="of:=SUMIF([$Estimacion_Tiempos.$G$10:.$G$1002];[.$A64];[$Estimacion_Tiempos.S$10:.S$1002])" office:value-type="float" office:value="0">
            <text:p>0</text:p>
          </table:table-cell>
          <table:table-cell table:style-name="ce64" table:formula="of:=SUMIF([$Estimacion_Tiempos.$G$10:.$G$1002];[.$A64];[$Estimacion_Tiempos.T$10:.T$1002])" office:value-type="float" office:value="0">
            <text:p>0</text:p>
          </table:table-cell>
          <table:table-cell table:style-name="ce64" table:formula="of:=SUMIF([$Estimacion_Tiempos.$G$10:.$G$1002];[.$A64];[$Estimacion_Tiempos.U$10:.U$1002])" office:value-type="float" office:value="0">
            <text:p>0</text:p>
          </table:table-cell>
          <table:table-cell table:style-name="ce64" table:formula="of:=SUMIF([$Estimacion_Tiempos.$G$10:.$G$1002];[.$A64];[$Estimacion_Tiempos.V$10:.V$1002])" office:value-type="float" office:value="0">
            <text:p>0</text:p>
          </table:table-cell>
          <table:table-cell table:style-name="ce64" table:formula="of:=SUMIF([$Estimacion_Tiempos.$G$10:.$G$1002];[.$A64];[$Estimacion_Tiempos.W$10:.W$1002])" office:value-type="float" office:value="0">
            <text:p>0</text:p>
          </table:table-cell>
          <table:table-cell table:style-name="ce64" table:formula="of:=SUMIF([$Estimacion_Tiempos.$G$10:.$G$1002];[.$A64];[$Estimacion_Tiempos.X$10:.X$1002])" office:value-type="float" office:value="0">
            <text:p>0</text:p>
          </table:table-cell>
          <table:table-cell table:style-name="ce64" table:formula="of:=SUMIF([$Estimacion_Tiempos.$G$10:.$G$1002];[.$A64];[$Estimacion_Tiempos.Y$10:.Y$1002])" office:value-type="float" office:value="0">
            <text:p>0</text:p>
          </table:table-cell>
          <table:table-cell table:style-name="ce64" table:formula="of:=SUMIF([$Estimacion_Tiempos.$G$10:.$G$1002];[.$A64];[$Estimacion_Tiempos.Z$10:.Z$1002])" office:value-type="float" office:value="0">
            <text:p>0</text:p>
          </table:table-cell>
          <table:table-cell table:style-name="ce64" table:formula="of:=SUMIF([$Estimacion_Tiempos.$G$10:.$G$1002];[.$A64];[$Estimacion_Tiempos.AA$10:.AA$1002])" office:value-type="float" office:value="0">
            <text:p>0</text:p>
          </table:table-cell>
          <table:table-cell table:style-name="ce64" table:formula="of:=SUMIF([$Estimacion_Tiempos.$G$10:.$G$1002];[.$A64];[$Estimacion_Tiempos.AB$10:.AB$1002])" office:value-type="float" office:value="0">
            <text:p>0</text:p>
          </table:table-cell>
          <table:table-cell table:style-name="ce64" table:formula="of:=SUMIF([$Estimacion_Tiempos.$G$10:.$G$1002];[.$A64];[$Estimacion_Tiempos.AC$10:.AC$1002])" office:value-type="float" office:value="0">
            <text:p>0</text:p>
          </table:table-cell>
          <table:table-cell table:style-name="ce64" table:formula="of:=SUMIF([$Estimacion_Tiempos.$G$10:.$G$1002];[.$A64];[$Estimacion_Tiempos.AD$10:.AD$1002])" office:value-type="float" office:value="0">
            <text:p>0</text:p>
          </table:table-cell>
          <table:table-cell table:style-name="ce64" table:formula="of:=SUMIF([$Estimacion_Tiempos.$G$10:.$G$1002];[.$A64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21]" office:value-type="float" office:value="0">
            <text:p>0</text:p>
          </table:table-cell>
          <table:table-cell table:style-name="ce64" table:formula="of:=SUMIF([$Estimacion_Tiempos.$G$10:.$G$1002];[.$A65];[$Estimacion_Tiempos.H$10:.H$1002])" office:value-type="float" office:value="0">
            <text:p>0</text:p>
          </table:table-cell>
          <table:table-cell table:style-name="ce64" table:formula="of:=SUMIF([$Estimacion_Tiempos.$G$10:.$G$1002];[.$A65];[$Estimacion_Tiempos.I$10:.I$1002])" office:value-type="float" office:value="0">
            <text:p>0</text:p>
          </table:table-cell>
          <table:table-cell table:style-name="ce64" table:formula="of:=SUMIF([$Estimacion_Tiempos.$G$10:.$G$1002];[.$A65];[$Estimacion_Tiempos.J$10:.J$1002])" office:value-type="float" office:value="0">
            <text:p>0</text:p>
          </table:table-cell>
          <table:table-cell table:style-name="ce64" table:formula="of:=SUMIF([$Estimacion_Tiempos.$G$10:.$G$1002];[.$A65];[$Estimacion_Tiempos.K$10:.K$1002])" office:value-type="float" office:value="0">
            <text:p>0</text:p>
          </table:table-cell>
          <table:table-cell table:style-name="ce64" table:formula="of:=SUMIF([$Estimacion_Tiempos.$G$10:.$G$1002];[.$A65];[$Estimacion_Tiempos.L$10:.L$1002])" office:value-type="float" office:value="0">
            <text:p>0</text:p>
          </table:table-cell>
          <table:table-cell table:style-name="ce64" table:formula="of:=SUMIF([$Estimacion_Tiempos.$G$10:.$G$1002];[.$A65];[$Estimacion_Tiempos.M$10:.M$1002])" office:value-type="float" office:value="0">
            <text:p>0</text:p>
          </table:table-cell>
          <table:table-cell table:style-name="ce64" table:formula="of:=SUMIF([$Estimacion_Tiempos.$G$10:.$G$1002];[.$A65];[$Estimacion_Tiempos.N$10:.N$1002])" office:value-type="float" office:value="0">
            <text:p>0</text:p>
          </table:table-cell>
          <table:table-cell table:style-name="ce64" table:formula="of:=SUMIF([$Estimacion_Tiempos.$G$10:.$G$1002];[.$A65];[$Estimacion_Tiempos.O$10:.O$1002])" office:value-type="float" office:value="0">
            <text:p>0</text:p>
          </table:table-cell>
          <table:table-cell table:style-name="ce64" table:formula="of:=SUMIF([$Estimacion_Tiempos.$G$10:.$G$1002];[.$A65];[$Estimacion_Tiempos.P$10:.P$1002])" office:value-type="float" office:value="0">
            <text:p>0</text:p>
          </table:table-cell>
          <table:table-cell table:style-name="ce64" table:formula="of:=SUMIF([$Estimacion_Tiempos.$G$10:.$G$1002];[.$A65];[$Estimacion_Tiempos.Q$10:.Q$1002])" office:value-type="float" office:value="0">
            <text:p>0</text:p>
          </table:table-cell>
          <table:table-cell table:style-name="ce64" table:formula="of:=SUMIF([$Estimacion_Tiempos.$G$10:.$G$1002];[.$A65];[$Estimacion_Tiempos.R$10:.R$1002])" office:value-type="float" office:value="0">
            <text:p>0</text:p>
          </table:table-cell>
          <table:table-cell table:style-name="ce64" table:formula="of:=SUMIF([$Estimacion_Tiempos.$G$10:.$G$1002];[.$A65];[$Estimacion_Tiempos.S$10:.S$1002])" office:value-type="float" office:value="0">
            <text:p>0</text:p>
          </table:table-cell>
          <table:table-cell table:style-name="ce64" table:formula="of:=SUMIF([$Estimacion_Tiempos.$G$10:.$G$1002];[.$A65];[$Estimacion_Tiempos.T$10:.T$1002])" office:value-type="float" office:value="0">
            <text:p>0</text:p>
          </table:table-cell>
          <table:table-cell table:style-name="ce64" table:formula="of:=SUMIF([$Estimacion_Tiempos.$G$10:.$G$1002];[.$A65];[$Estimacion_Tiempos.U$10:.U$1002])" office:value-type="float" office:value="0">
            <text:p>0</text:p>
          </table:table-cell>
          <table:table-cell table:style-name="ce64" table:formula="of:=SUMIF([$Estimacion_Tiempos.$G$10:.$G$1002];[.$A65];[$Estimacion_Tiempos.V$10:.V$1002])" office:value-type="float" office:value="0">
            <text:p>0</text:p>
          </table:table-cell>
          <table:table-cell table:style-name="ce64" table:formula="of:=SUMIF([$Estimacion_Tiempos.$G$10:.$G$1002];[.$A65];[$Estimacion_Tiempos.W$10:.W$1002])" office:value-type="float" office:value="0">
            <text:p>0</text:p>
          </table:table-cell>
          <table:table-cell table:style-name="ce64" table:formula="of:=SUMIF([$Estimacion_Tiempos.$G$10:.$G$1002];[.$A65];[$Estimacion_Tiempos.X$10:.X$1002])" office:value-type="float" office:value="0">
            <text:p>0</text:p>
          </table:table-cell>
          <table:table-cell table:style-name="ce64" table:formula="of:=SUMIF([$Estimacion_Tiempos.$G$10:.$G$1002];[.$A65];[$Estimacion_Tiempos.Y$10:.Y$1002])" office:value-type="float" office:value="0">
            <text:p>0</text:p>
          </table:table-cell>
          <table:table-cell table:style-name="ce64" table:formula="of:=SUMIF([$Estimacion_Tiempos.$G$10:.$G$1002];[.$A65];[$Estimacion_Tiempos.Z$10:.Z$1002])" office:value-type="float" office:value="0">
            <text:p>0</text:p>
          </table:table-cell>
          <table:table-cell table:style-name="ce64" table:formula="of:=SUMIF([$Estimacion_Tiempos.$G$10:.$G$1002];[.$A65];[$Estimacion_Tiempos.AA$10:.AA$1002])" office:value-type="float" office:value="0">
            <text:p>0</text:p>
          </table:table-cell>
          <table:table-cell table:style-name="ce64" table:formula="of:=SUMIF([$Estimacion_Tiempos.$G$10:.$G$1002];[.$A65];[$Estimacion_Tiempos.AB$10:.AB$1002])" office:value-type="float" office:value="0">
            <text:p>0</text:p>
          </table:table-cell>
          <table:table-cell table:style-name="ce64" table:formula="of:=SUMIF([$Estimacion_Tiempos.$G$10:.$G$1002];[.$A65];[$Estimacion_Tiempos.AC$10:.AC$1002])" office:value-type="float" office:value="0">
            <text:p>0</text:p>
          </table:table-cell>
          <table:table-cell table:style-name="ce64" table:formula="of:=SUMIF([$Estimacion_Tiempos.$G$10:.$G$1002];[.$A65];[$Estimacion_Tiempos.AD$10:.AD$1002])" office:value-type="float" office:value="0">
            <text:p>0</text:p>
          </table:table-cell>
          <table:table-cell table:style-name="ce64" table:formula="of:=SUMIF([$Estimacion_Tiempos.$G$10:.$G$1002];[.$A65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22]" office:value-type="float" office:value="0">
            <text:p>0</text:p>
          </table:table-cell>
          <table:table-cell table:style-name="ce64" table:formula="of:=SUMIF([$Estimacion_Tiempos.$G$10:.$G$1002];[.$A66];[$Estimacion_Tiempos.H$10:.H$1002])" office:value-type="float" office:value="0">
            <text:p>0</text:p>
          </table:table-cell>
          <table:table-cell table:style-name="ce64" table:formula="of:=SUMIF([$Estimacion_Tiempos.$G$10:.$G$1002];[.$A66];[$Estimacion_Tiempos.I$10:.I$1002])" office:value-type="float" office:value="0">
            <text:p>0</text:p>
          </table:table-cell>
          <table:table-cell table:style-name="ce64" table:formula="of:=SUMIF([$Estimacion_Tiempos.$G$10:.$G$1002];[.$A66];[$Estimacion_Tiempos.J$10:.J$1002])" office:value-type="float" office:value="0">
            <text:p>0</text:p>
          </table:table-cell>
          <table:table-cell table:style-name="ce64" table:formula="of:=SUMIF([$Estimacion_Tiempos.$G$10:.$G$1002];[.$A66];[$Estimacion_Tiempos.K$10:.K$1002])" office:value-type="float" office:value="0">
            <text:p>0</text:p>
          </table:table-cell>
          <table:table-cell table:style-name="ce64" table:formula="of:=SUMIF([$Estimacion_Tiempos.$G$10:.$G$1002];[.$A66];[$Estimacion_Tiempos.L$10:.L$1002])" office:value-type="float" office:value="0">
            <text:p>0</text:p>
          </table:table-cell>
          <table:table-cell table:style-name="ce64" table:formula="of:=SUMIF([$Estimacion_Tiempos.$G$10:.$G$1002];[.$A66];[$Estimacion_Tiempos.M$10:.M$1002])" office:value-type="float" office:value="0">
            <text:p>0</text:p>
          </table:table-cell>
          <table:table-cell table:style-name="ce64" table:formula="of:=SUMIF([$Estimacion_Tiempos.$G$10:.$G$1002];[.$A66];[$Estimacion_Tiempos.N$10:.N$1002])" office:value-type="float" office:value="0">
            <text:p>0</text:p>
          </table:table-cell>
          <table:table-cell table:style-name="ce64" table:formula="of:=SUMIF([$Estimacion_Tiempos.$G$10:.$G$1002];[.$A66];[$Estimacion_Tiempos.O$10:.O$1002])" office:value-type="float" office:value="0">
            <text:p>0</text:p>
          </table:table-cell>
          <table:table-cell table:style-name="ce64" table:formula="of:=SUMIF([$Estimacion_Tiempos.$G$10:.$G$1002];[.$A66];[$Estimacion_Tiempos.P$10:.P$1002])" office:value-type="float" office:value="0">
            <text:p>0</text:p>
          </table:table-cell>
          <table:table-cell table:style-name="ce64" table:formula="of:=SUMIF([$Estimacion_Tiempos.$G$10:.$G$1002];[.$A66];[$Estimacion_Tiempos.Q$10:.Q$1002])" office:value-type="float" office:value="0">
            <text:p>0</text:p>
          </table:table-cell>
          <table:table-cell table:style-name="ce64" table:formula="of:=SUMIF([$Estimacion_Tiempos.$G$10:.$G$1002];[.$A66];[$Estimacion_Tiempos.R$10:.R$1002])" office:value-type="float" office:value="0">
            <text:p>0</text:p>
          </table:table-cell>
          <table:table-cell table:style-name="ce64" table:formula="of:=SUMIF([$Estimacion_Tiempos.$G$10:.$G$1002];[.$A66];[$Estimacion_Tiempos.S$10:.S$1002])" office:value-type="float" office:value="0">
            <text:p>0</text:p>
          </table:table-cell>
          <table:table-cell table:style-name="ce64" table:formula="of:=SUMIF([$Estimacion_Tiempos.$G$10:.$G$1002];[.$A66];[$Estimacion_Tiempos.T$10:.T$1002])" office:value-type="float" office:value="0">
            <text:p>0</text:p>
          </table:table-cell>
          <table:table-cell table:style-name="ce64" table:formula="of:=SUMIF([$Estimacion_Tiempos.$G$10:.$G$1002];[.$A66];[$Estimacion_Tiempos.U$10:.U$1002])" office:value-type="float" office:value="0">
            <text:p>0</text:p>
          </table:table-cell>
          <table:table-cell table:style-name="ce64" table:formula="of:=SUMIF([$Estimacion_Tiempos.$G$10:.$G$1002];[.$A66];[$Estimacion_Tiempos.V$10:.V$1002])" office:value-type="float" office:value="0">
            <text:p>0</text:p>
          </table:table-cell>
          <table:table-cell table:style-name="ce64" table:formula="of:=SUMIF([$Estimacion_Tiempos.$G$10:.$G$1002];[.$A66];[$Estimacion_Tiempos.W$10:.W$1002])" office:value-type="float" office:value="0">
            <text:p>0</text:p>
          </table:table-cell>
          <table:table-cell table:style-name="ce64" table:formula="of:=SUMIF([$Estimacion_Tiempos.$G$10:.$G$1002];[.$A66];[$Estimacion_Tiempos.X$10:.X$1002])" office:value-type="float" office:value="0">
            <text:p>0</text:p>
          </table:table-cell>
          <table:table-cell table:style-name="ce64" table:formula="of:=SUMIF([$Estimacion_Tiempos.$G$10:.$G$1002];[.$A66];[$Estimacion_Tiempos.Y$10:.Y$1002])" office:value-type="float" office:value="0">
            <text:p>0</text:p>
          </table:table-cell>
          <table:table-cell table:style-name="ce64" table:formula="of:=SUMIF([$Estimacion_Tiempos.$G$10:.$G$1002];[.$A66];[$Estimacion_Tiempos.Z$10:.Z$1002])" office:value-type="float" office:value="0">
            <text:p>0</text:p>
          </table:table-cell>
          <table:table-cell table:style-name="ce64" table:formula="of:=SUMIF([$Estimacion_Tiempos.$G$10:.$G$1002];[.$A66];[$Estimacion_Tiempos.AA$10:.AA$1002])" office:value-type="float" office:value="0">
            <text:p>0</text:p>
          </table:table-cell>
          <table:table-cell table:style-name="ce64" table:formula="of:=SUMIF([$Estimacion_Tiempos.$G$10:.$G$1002];[.$A66];[$Estimacion_Tiempos.AB$10:.AB$1002])" office:value-type="float" office:value="0">
            <text:p>0</text:p>
          </table:table-cell>
          <table:table-cell table:style-name="ce64" table:formula="of:=SUMIF([$Estimacion_Tiempos.$G$10:.$G$1002];[.$A66];[$Estimacion_Tiempos.AC$10:.AC$1002])" office:value-type="float" office:value="0">
            <text:p>0</text:p>
          </table:table-cell>
          <table:table-cell table:style-name="ce64" table:formula="of:=SUMIF([$Estimacion_Tiempos.$G$10:.$G$1002];[.$A66];[$Estimacion_Tiempos.AD$10:.AD$1002])" office:value-type="float" office:value="0">
            <text:p>0</text:p>
          </table:table-cell>
          <table:table-cell table:style-name="ce64" table:formula="of:=SUMIF([$Estimacion_Tiempos.$G$10:.$G$1002];[.$A66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23]" office:value-type="float" office:value="0">
            <text:p>0</text:p>
          </table:table-cell>
          <table:table-cell table:style-name="ce64" table:formula="of:=SUMIF([$Estimacion_Tiempos.$G$10:.$G$1002];[.$A67];[$Estimacion_Tiempos.H$10:.H$1002])" office:value-type="float" office:value="0">
            <text:p>0</text:p>
          </table:table-cell>
          <table:table-cell table:style-name="ce64" table:formula="of:=SUMIF([$Estimacion_Tiempos.$G$10:.$G$1002];[.$A67];[$Estimacion_Tiempos.I$10:.I$1002])" office:value-type="float" office:value="0">
            <text:p>0</text:p>
          </table:table-cell>
          <table:table-cell table:style-name="ce64" table:formula="of:=SUMIF([$Estimacion_Tiempos.$G$10:.$G$1002];[.$A67];[$Estimacion_Tiempos.J$10:.J$1002])" office:value-type="float" office:value="0">
            <text:p>0</text:p>
          </table:table-cell>
          <table:table-cell table:style-name="ce64" table:formula="of:=SUMIF([$Estimacion_Tiempos.$G$10:.$G$1002];[.$A67];[$Estimacion_Tiempos.K$10:.K$1002])" office:value-type="float" office:value="0">
            <text:p>0</text:p>
          </table:table-cell>
          <table:table-cell table:style-name="ce64" table:formula="of:=SUMIF([$Estimacion_Tiempos.$G$10:.$G$1002];[.$A67];[$Estimacion_Tiempos.L$10:.L$1002])" office:value-type="float" office:value="0">
            <text:p>0</text:p>
          </table:table-cell>
          <table:table-cell table:style-name="ce64" table:formula="of:=SUMIF([$Estimacion_Tiempos.$G$10:.$G$1002];[.$A67];[$Estimacion_Tiempos.M$10:.M$1002])" office:value-type="float" office:value="0">
            <text:p>0</text:p>
          </table:table-cell>
          <table:table-cell table:style-name="ce64" table:formula="of:=SUMIF([$Estimacion_Tiempos.$G$10:.$G$1002];[.$A67];[$Estimacion_Tiempos.N$10:.N$1002])" office:value-type="float" office:value="0">
            <text:p>0</text:p>
          </table:table-cell>
          <table:table-cell table:style-name="ce64" table:formula="of:=SUMIF([$Estimacion_Tiempos.$G$10:.$G$1002];[.$A67];[$Estimacion_Tiempos.O$10:.O$1002])" office:value-type="float" office:value="0">
            <text:p>0</text:p>
          </table:table-cell>
          <table:table-cell table:style-name="ce64" table:formula="of:=SUMIF([$Estimacion_Tiempos.$G$10:.$G$1002];[.$A67];[$Estimacion_Tiempos.P$10:.P$1002])" office:value-type="float" office:value="0">
            <text:p>0</text:p>
          </table:table-cell>
          <table:table-cell table:style-name="ce64" table:formula="of:=SUMIF([$Estimacion_Tiempos.$G$10:.$G$1002];[.$A67];[$Estimacion_Tiempos.Q$10:.Q$1002])" office:value-type="float" office:value="0">
            <text:p>0</text:p>
          </table:table-cell>
          <table:table-cell table:style-name="ce64" table:formula="of:=SUMIF([$Estimacion_Tiempos.$G$10:.$G$1002];[.$A67];[$Estimacion_Tiempos.R$10:.R$1002])" office:value-type="float" office:value="0">
            <text:p>0</text:p>
          </table:table-cell>
          <table:table-cell table:style-name="ce64" table:formula="of:=SUMIF([$Estimacion_Tiempos.$G$10:.$G$1002];[.$A67];[$Estimacion_Tiempos.S$10:.S$1002])" office:value-type="float" office:value="0">
            <text:p>0</text:p>
          </table:table-cell>
          <table:table-cell table:style-name="ce64" table:formula="of:=SUMIF([$Estimacion_Tiempos.$G$10:.$G$1002];[.$A67];[$Estimacion_Tiempos.T$10:.T$1002])" office:value-type="float" office:value="0">
            <text:p>0</text:p>
          </table:table-cell>
          <table:table-cell table:style-name="ce64" table:formula="of:=SUMIF([$Estimacion_Tiempos.$G$10:.$G$1002];[.$A67];[$Estimacion_Tiempos.U$10:.U$1002])" office:value-type="float" office:value="0">
            <text:p>0</text:p>
          </table:table-cell>
          <table:table-cell table:style-name="ce64" table:formula="of:=SUMIF([$Estimacion_Tiempos.$G$10:.$G$1002];[.$A67];[$Estimacion_Tiempos.V$10:.V$1002])" office:value-type="float" office:value="0">
            <text:p>0</text:p>
          </table:table-cell>
          <table:table-cell table:style-name="ce64" table:formula="of:=SUMIF([$Estimacion_Tiempos.$G$10:.$G$1002];[.$A67];[$Estimacion_Tiempos.W$10:.W$1002])" office:value-type="float" office:value="0">
            <text:p>0</text:p>
          </table:table-cell>
          <table:table-cell table:style-name="ce64" table:formula="of:=SUMIF([$Estimacion_Tiempos.$G$10:.$G$1002];[.$A67];[$Estimacion_Tiempos.X$10:.X$1002])" office:value-type="float" office:value="0">
            <text:p>0</text:p>
          </table:table-cell>
          <table:table-cell table:style-name="ce64" table:formula="of:=SUMIF([$Estimacion_Tiempos.$G$10:.$G$1002];[.$A67];[$Estimacion_Tiempos.Y$10:.Y$1002])" office:value-type="float" office:value="0">
            <text:p>0</text:p>
          </table:table-cell>
          <table:table-cell table:style-name="ce64" table:formula="of:=SUMIF([$Estimacion_Tiempos.$G$10:.$G$1002];[.$A67];[$Estimacion_Tiempos.Z$10:.Z$1002])" office:value-type="float" office:value="0">
            <text:p>0</text:p>
          </table:table-cell>
          <table:table-cell table:style-name="ce64" table:formula="of:=SUMIF([$Estimacion_Tiempos.$G$10:.$G$1002];[.$A67];[$Estimacion_Tiempos.AA$10:.AA$1002])" office:value-type="float" office:value="0">
            <text:p>0</text:p>
          </table:table-cell>
          <table:table-cell table:style-name="ce64" table:formula="of:=SUMIF([$Estimacion_Tiempos.$G$10:.$G$1002];[.$A67];[$Estimacion_Tiempos.AB$10:.AB$1002])" office:value-type="float" office:value="0">
            <text:p>0</text:p>
          </table:table-cell>
          <table:table-cell table:style-name="ce64" table:formula="of:=SUMIF([$Estimacion_Tiempos.$G$10:.$G$1002];[.$A67];[$Estimacion_Tiempos.AC$10:.AC$1002])" office:value-type="float" office:value="0">
            <text:p>0</text:p>
          </table:table-cell>
          <table:table-cell table:style-name="ce64" table:formula="of:=SUMIF([$Estimacion_Tiempos.$G$10:.$G$1002];[.$A67];[$Estimacion_Tiempos.AD$10:.AD$1002])" office:value-type="float" office:value="0">
            <text:p>0</text:p>
          </table:table-cell>
          <table:table-cell table:style-name="ce64" table:formula="of:=SUMIF([$Estimacion_Tiempos.$G$10:.$G$1002];[.$A67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24]" office:value-type="float" office:value="0">
            <text:p>0</text:p>
          </table:table-cell>
          <table:table-cell table:style-name="ce64" table:formula="of:=SUMIF([$Estimacion_Tiempos.$G$10:.$G$1002];[.$A68];[$Estimacion_Tiempos.H$10:.H$1002])" office:value-type="float" office:value="0">
            <text:p>0</text:p>
          </table:table-cell>
          <table:table-cell table:style-name="ce64" table:formula="of:=SUMIF([$Estimacion_Tiempos.$G$10:.$G$1002];[.$A68];[$Estimacion_Tiempos.I$10:.I$1002])" office:value-type="float" office:value="0">
            <text:p>0</text:p>
          </table:table-cell>
          <table:table-cell table:style-name="ce64" table:formula="of:=SUMIF([$Estimacion_Tiempos.$G$10:.$G$1002];[.$A68];[$Estimacion_Tiempos.J$10:.J$1002])" office:value-type="float" office:value="0">
            <text:p>0</text:p>
          </table:table-cell>
          <table:table-cell table:style-name="ce64" table:formula="of:=SUMIF([$Estimacion_Tiempos.$G$10:.$G$1002];[.$A68];[$Estimacion_Tiempos.K$10:.K$1002])" office:value-type="float" office:value="0">
            <text:p>0</text:p>
          </table:table-cell>
          <table:table-cell table:style-name="ce64" table:formula="of:=SUMIF([$Estimacion_Tiempos.$G$10:.$G$1002];[.$A68];[$Estimacion_Tiempos.L$10:.L$1002])" office:value-type="float" office:value="0">
            <text:p>0</text:p>
          </table:table-cell>
          <table:table-cell table:style-name="ce64" table:formula="of:=SUMIF([$Estimacion_Tiempos.$G$10:.$G$1002];[.$A68];[$Estimacion_Tiempos.M$10:.M$1002])" office:value-type="float" office:value="0">
            <text:p>0</text:p>
          </table:table-cell>
          <table:table-cell table:style-name="ce64" table:formula="of:=SUMIF([$Estimacion_Tiempos.$G$10:.$G$1002];[.$A68];[$Estimacion_Tiempos.N$10:.N$1002])" office:value-type="float" office:value="0">
            <text:p>0</text:p>
          </table:table-cell>
          <table:table-cell table:style-name="ce64" table:formula="of:=SUMIF([$Estimacion_Tiempos.$G$10:.$G$1002];[.$A68];[$Estimacion_Tiempos.O$10:.O$1002])" office:value-type="float" office:value="0">
            <text:p>0</text:p>
          </table:table-cell>
          <table:table-cell table:style-name="ce64" table:formula="of:=SUMIF([$Estimacion_Tiempos.$G$10:.$G$1002];[.$A68];[$Estimacion_Tiempos.P$10:.P$1002])" office:value-type="float" office:value="0">
            <text:p>0</text:p>
          </table:table-cell>
          <table:table-cell table:style-name="ce64" table:formula="of:=SUMIF([$Estimacion_Tiempos.$G$10:.$G$1002];[.$A68];[$Estimacion_Tiempos.Q$10:.Q$1002])" office:value-type="float" office:value="0">
            <text:p>0</text:p>
          </table:table-cell>
          <table:table-cell table:style-name="ce64" table:formula="of:=SUMIF([$Estimacion_Tiempos.$G$10:.$G$1002];[.$A68];[$Estimacion_Tiempos.R$10:.R$1002])" office:value-type="float" office:value="0">
            <text:p>0</text:p>
          </table:table-cell>
          <table:table-cell table:style-name="ce64" table:formula="of:=SUMIF([$Estimacion_Tiempos.$G$10:.$G$1002];[.$A68];[$Estimacion_Tiempos.S$10:.S$1002])" office:value-type="float" office:value="0">
            <text:p>0</text:p>
          </table:table-cell>
          <table:table-cell table:style-name="ce64" table:formula="of:=SUMIF([$Estimacion_Tiempos.$G$10:.$G$1002];[.$A68];[$Estimacion_Tiempos.T$10:.T$1002])" office:value-type="float" office:value="0">
            <text:p>0</text:p>
          </table:table-cell>
          <table:table-cell table:style-name="ce64" table:formula="of:=SUMIF([$Estimacion_Tiempos.$G$10:.$G$1002];[.$A68];[$Estimacion_Tiempos.U$10:.U$1002])" office:value-type="float" office:value="0">
            <text:p>0</text:p>
          </table:table-cell>
          <table:table-cell table:style-name="ce64" table:formula="of:=SUMIF([$Estimacion_Tiempos.$G$10:.$G$1002];[.$A68];[$Estimacion_Tiempos.V$10:.V$1002])" office:value-type="float" office:value="0">
            <text:p>0</text:p>
          </table:table-cell>
          <table:table-cell table:style-name="ce64" table:formula="of:=SUMIF([$Estimacion_Tiempos.$G$10:.$G$1002];[.$A68];[$Estimacion_Tiempos.W$10:.W$1002])" office:value-type="float" office:value="0">
            <text:p>0</text:p>
          </table:table-cell>
          <table:table-cell table:style-name="ce64" table:formula="of:=SUMIF([$Estimacion_Tiempos.$G$10:.$G$1002];[.$A68];[$Estimacion_Tiempos.X$10:.X$1002])" office:value-type="float" office:value="0">
            <text:p>0</text:p>
          </table:table-cell>
          <table:table-cell table:style-name="ce64" table:formula="of:=SUMIF([$Estimacion_Tiempos.$G$10:.$G$1002];[.$A68];[$Estimacion_Tiempos.Y$10:.Y$1002])" office:value-type="float" office:value="0">
            <text:p>0</text:p>
          </table:table-cell>
          <table:table-cell table:style-name="ce64" table:formula="of:=SUMIF([$Estimacion_Tiempos.$G$10:.$G$1002];[.$A68];[$Estimacion_Tiempos.Z$10:.Z$1002])" office:value-type="float" office:value="0">
            <text:p>0</text:p>
          </table:table-cell>
          <table:table-cell table:style-name="ce64" table:formula="of:=SUMIF([$Estimacion_Tiempos.$G$10:.$G$1002];[.$A68];[$Estimacion_Tiempos.AA$10:.AA$1002])" office:value-type="float" office:value="0">
            <text:p>0</text:p>
          </table:table-cell>
          <table:table-cell table:style-name="ce64" table:formula="of:=SUMIF([$Estimacion_Tiempos.$G$10:.$G$1002];[.$A68];[$Estimacion_Tiempos.AB$10:.AB$1002])" office:value-type="float" office:value="0">
            <text:p>0</text:p>
          </table:table-cell>
          <table:table-cell table:style-name="ce64" table:formula="of:=SUMIF([$Estimacion_Tiempos.$G$10:.$G$1002];[.$A68];[$Estimacion_Tiempos.AC$10:.AC$1002])" office:value-type="float" office:value="0">
            <text:p>0</text:p>
          </table:table-cell>
          <table:table-cell table:style-name="ce64" table:formula="of:=SUMIF([$Estimacion_Tiempos.$G$10:.$G$1002];[.$A68];[$Estimacion_Tiempos.AD$10:.AD$1002])" office:value-type="float" office:value="0">
            <text:p>0</text:p>
          </table:table-cell>
          <table:table-cell table:style-name="ce64" table:formula="of:=SUMIF([$Estimacion_Tiempos.$G$10:.$G$1002];[.$A68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25]" office:value-type="float" office:value="0">
            <text:p>0</text:p>
          </table:table-cell>
          <table:table-cell table:style-name="ce64" table:formula="of:=SUMIF([$Estimacion_Tiempos.$G$10:.$G$1002];[.$A69];[$Estimacion_Tiempos.H$10:.H$1002])" office:value-type="float" office:value="0">
            <text:p>0</text:p>
          </table:table-cell>
          <table:table-cell table:style-name="ce64" table:formula="of:=SUMIF([$Estimacion_Tiempos.$G$10:.$G$1002];[.$A69];[$Estimacion_Tiempos.I$10:.I$1002])" office:value-type="float" office:value="0">
            <text:p>0</text:p>
          </table:table-cell>
          <table:table-cell table:style-name="ce64" table:formula="of:=SUMIF([$Estimacion_Tiempos.$G$10:.$G$1002];[.$A69];[$Estimacion_Tiempos.J$10:.J$1002])" office:value-type="float" office:value="0">
            <text:p>0</text:p>
          </table:table-cell>
          <table:table-cell table:style-name="ce64" table:formula="of:=SUMIF([$Estimacion_Tiempos.$G$10:.$G$1002];[.$A69];[$Estimacion_Tiempos.K$10:.K$1002])" office:value-type="float" office:value="0">
            <text:p>0</text:p>
          </table:table-cell>
          <table:table-cell table:style-name="ce64" table:formula="of:=SUMIF([$Estimacion_Tiempos.$G$10:.$G$1002];[.$A69];[$Estimacion_Tiempos.L$10:.L$1002])" office:value-type="float" office:value="0">
            <text:p>0</text:p>
          </table:table-cell>
          <table:table-cell table:style-name="ce64" table:formula="of:=SUMIF([$Estimacion_Tiempos.$G$10:.$G$1002];[.$A69];[$Estimacion_Tiempos.M$10:.M$1002])" office:value-type="float" office:value="0">
            <text:p>0</text:p>
          </table:table-cell>
          <table:table-cell table:style-name="ce64" table:formula="of:=SUMIF([$Estimacion_Tiempos.$G$10:.$G$1002];[.$A69];[$Estimacion_Tiempos.N$10:.N$1002])" office:value-type="float" office:value="0">
            <text:p>0</text:p>
          </table:table-cell>
          <table:table-cell table:style-name="ce64" table:formula="of:=SUMIF([$Estimacion_Tiempos.$G$10:.$G$1002];[.$A69];[$Estimacion_Tiempos.O$10:.O$1002])" office:value-type="float" office:value="0">
            <text:p>0</text:p>
          </table:table-cell>
          <table:table-cell table:style-name="ce64" table:formula="of:=SUMIF([$Estimacion_Tiempos.$G$10:.$G$1002];[.$A69];[$Estimacion_Tiempos.P$10:.P$1002])" office:value-type="float" office:value="0">
            <text:p>0</text:p>
          </table:table-cell>
          <table:table-cell table:style-name="ce64" table:formula="of:=SUMIF([$Estimacion_Tiempos.$G$10:.$G$1002];[.$A69];[$Estimacion_Tiempos.Q$10:.Q$1002])" office:value-type="float" office:value="0">
            <text:p>0</text:p>
          </table:table-cell>
          <table:table-cell table:style-name="ce64" table:formula="of:=SUMIF([$Estimacion_Tiempos.$G$10:.$G$1002];[.$A69];[$Estimacion_Tiempos.R$10:.R$1002])" office:value-type="float" office:value="0">
            <text:p>0</text:p>
          </table:table-cell>
          <table:table-cell table:style-name="ce64" table:formula="of:=SUMIF([$Estimacion_Tiempos.$G$10:.$G$1002];[.$A69];[$Estimacion_Tiempos.S$10:.S$1002])" office:value-type="float" office:value="0">
            <text:p>0</text:p>
          </table:table-cell>
          <table:table-cell table:style-name="ce64" table:formula="of:=SUMIF([$Estimacion_Tiempos.$G$10:.$G$1002];[.$A69];[$Estimacion_Tiempos.T$10:.T$1002])" office:value-type="float" office:value="0">
            <text:p>0</text:p>
          </table:table-cell>
          <table:table-cell table:style-name="ce64" table:formula="of:=SUMIF([$Estimacion_Tiempos.$G$10:.$G$1002];[.$A69];[$Estimacion_Tiempos.U$10:.U$1002])" office:value-type="float" office:value="0">
            <text:p>0</text:p>
          </table:table-cell>
          <table:table-cell table:style-name="ce64" table:formula="of:=SUMIF([$Estimacion_Tiempos.$G$10:.$G$1002];[.$A69];[$Estimacion_Tiempos.V$10:.V$1002])" office:value-type="float" office:value="0">
            <text:p>0</text:p>
          </table:table-cell>
          <table:table-cell table:style-name="ce64" table:formula="of:=SUMIF([$Estimacion_Tiempos.$G$10:.$G$1002];[.$A69];[$Estimacion_Tiempos.W$10:.W$1002])" office:value-type="float" office:value="0">
            <text:p>0</text:p>
          </table:table-cell>
          <table:table-cell table:style-name="ce64" table:formula="of:=SUMIF([$Estimacion_Tiempos.$G$10:.$G$1002];[.$A69];[$Estimacion_Tiempos.X$10:.X$1002])" office:value-type="float" office:value="0">
            <text:p>0</text:p>
          </table:table-cell>
          <table:table-cell table:style-name="ce64" table:formula="of:=SUMIF([$Estimacion_Tiempos.$G$10:.$G$1002];[.$A69];[$Estimacion_Tiempos.Y$10:.Y$1002])" office:value-type="float" office:value="0">
            <text:p>0</text:p>
          </table:table-cell>
          <table:table-cell table:style-name="ce64" table:formula="of:=SUMIF([$Estimacion_Tiempos.$G$10:.$G$1002];[.$A69];[$Estimacion_Tiempos.Z$10:.Z$1002])" office:value-type="float" office:value="0">
            <text:p>0</text:p>
          </table:table-cell>
          <table:table-cell table:style-name="ce64" table:formula="of:=SUMIF([$Estimacion_Tiempos.$G$10:.$G$1002];[.$A69];[$Estimacion_Tiempos.AA$10:.AA$1002])" office:value-type="float" office:value="0">
            <text:p>0</text:p>
          </table:table-cell>
          <table:table-cell table:style-name="ce64" table:formula="of:=SUMIF([$Estimacion_Tiempos.$G$10:.$G$1002];[.$A69];[$Estimacion_Tiempos.AB$10:.AB$1002])" office:value-type="float" office:value="0">
            <text:p>0</text:p>
          </table:table-cell>
          <table:table-cell table:style-name="ce64" table:formula="of:=SUMIF([$Estimacion_Tiempos.$G$10:.$G$1002];[.$A69];[$Estimacion_Tiempos.AC$10:.AC$1002])" office:value-type="float" office:value="0">
            <text:p>0</text:p>
          </table:table-cell>
          <table:table-cell table:style-name="ce64" table:formula="of:=SUMIF([$Estimacion_Tiempos.$G$10:.$G$1002];[.$A69];[$Estimacion_Tiempos.AD$10:.AD$1002])" office:value-type="float" office:value="0">
            <text:p>0</text:p>
          </table:table-cell>
          <table:table-cell table:style-name="ce64" table:formula="of:=SUMIF([$Estimacion_Tiempos.$G$10:.$G$1002];[.$A69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empos_Trabajados" table:style-name="ta10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3" table:default-cell-style-name="Default"/>
        <table:table-column table:style-name="co1" table:number-columns-repeated="6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985" table:default-cell-style-name="Default"/>
        <table:table-row table:style-name="ro1">
          <table:table-cell table:style-name="ce2" table:number-columns-repeated="5"/>
          <table:table-cell table:number-columns-repeated="25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1">
          <table:table-cell table:number-columns-repeated="30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1">
          <table:table-cell/>
          <table:table-cell table:style-name="ce34" office:value-type="string">
            <text:p>SPRINT</text:p>
          </table:table-cell>
          <table:table-cell table:style-name="ce34" office:value-type="string">
            <text:p>INICIO</text:p>
          </table:table-cell>
          <table:table-cell table:style-name="ce34" office:value-type="string">
            <text:p>DURACIÓN</text:p>
          </table:table-cell>
          <table:table-cell table:number-columns-repeated="2"/>
          <table:table-cell table:style-name="ce49"/>
          <table:table-cell table:number-columns-repeated="23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4">
          <table:table-cell table:style-name="ce2"/>
          <table:table-cell table:style-name="ce35" table:formula="of:=[$Config.A9]" office:value-type="float" office:value="1">
            <text:p>1</text:p>
          </table:table-cell>
          <table:table-cell table:style-name="ce36" table:formula="of:=[$Config.B9]" office:value-type="float" office:value="40644">
            <text:p>11-abr-11</text:p>
          </table:table-cell>
          <table:table-cell table:style-name="ce37" office:value-type="float" office:value="14">
            <text:p>14</text:p>
          </table:table-cell>
          <table:table-cell/>
          <table:table-cell table:style-name="ce75" table:formula="of:=IF([.F5]=&quot;&quot;;&quot; &quot;;CHOOSE(WEEKDAY([.F5];2);&quot;L&quot;;&quot;M&quot;;&quot;X&quot;;&quot;J&quot;;&quot;V&quot;;&quot;S&quot;;&quot;D&quot;))" office:value-type="string" office:string-value="L">
            <text:p>L</text:p>
          </table:table-cell>
          <table:table-cell table:number-columns-repeated="2" table:style-name="ce75" office:value-type="string">
            <text:p>M</text:p>
          </table:table-cell>
          <table:table-cell table:style-name="ce75" office:value-type="string">
            <text:p>J</text:p>
          </table:table-cell>
          <table:table-cell table:style-name="ce75" office:value-type="string">
            <text:p>V</text:p>
          </table:table-cell>
          <table:table-cell table:style-name="ce75" office:value-type="string">
            <text:p>S</text:p>
          </table:table-cell>
          <table:table-cell table:style-name="ce75" office:value-type="string">
            <text:p>D</text:p>
          </table:table-cell>
          <table:table-cell table:style-name="ce75" table:formula="of:=IF([.M5]=&quot;&quot;;&quot; &quot;;CHOOSE(WEEKDAY([.M5];2);&quot;L&quot;;&quot;M&quot;;&quot;X&quot;;&quot;J&quot;;&quot;V&quot;;&quot;S&quot;;&quot;D&quot;))" office:value-type="float" office:value="0">
            <text:p>#VALOR!</text:p>
          </table:table-cell>
          <table:table-cell table:number-columns-repeated="2" table:style-name="ce75" office:value-type="string">
            <text:p>M</text:p>
          </table:table-cell>
          <table:table-cell table:style-name="ce75" office:value-type="string">
            <text:p>J</text:p>
          </table:table-cell>
          <table:table-cell table:style-name="ce75" office:value-type="string">
            <text:p>V</text:p>
          </table:table-cell>
          <table:table-cell table:style-name="ce75" office:value-type="string">
            <text:p>S</text:p>
          </table:table-cell>
          <table:table-cell table:style-name="ce75" office:value-type="string">
            <text:p>D</text:p>
          </table:table-cell>
          <table:table-cell table:style-name="ce77" table:formula="of:=IF([.T5]=&quot;&quot;;&quot; &quot;;CHOOSE(WEEKDAY([.T5];2);&quot;L&quot;;&quot;M&quot;;&quot;X&quot;;&quot;J&quot;;&quot;V&quot;;&quot;S&quot;;&quot;D&quot;))" office:value-type="float" office:value="0">
            <text:p>#N/D</text:p>
          </table:table-cell>
          <table:table-cell table:style-name="ce77" table:formula="of:=IF([.U5]=&quot;&quot;;&quot; &quot;;CHOOSE(WEEKDAY([.U5];2);&quot;L&quot;;&quot;M&quot;;&quot;X&quot;;&quot;J&quot;;&quot;V&quot;;&quot;S&quot;;&quot;D&quot;))" office:value-type="float" office:value="0">
            <text:p>#N/D</text:p>
          </table:table-cell>
          <table:table-cell table:style-name="ce77" table:formula="of:=IF([.V5]=&quot;&quot;;&quot; &quot;;CHOOSE(WEEKDAY([.V5];2);&quot;L&quot;;&quot;M&quot;;&quot;X&quot;;&quot;J&quot;;&quot;V&quot;;&quot;S&quot;;&quot;D&quot;))" office:value-type="float" office:value="0">
            <text:p>#N/D</text:p>
          </table:table-cell>
          <table:table-cell table:style-name="ce77" table:formula="of:=IF([.W5]=&quot;&quot;;&quot; &quot;;CHOOSE(WEEKDAY([.W5];2);&quot;L&quot;;&quot;M&quot;;&quot;X&quot;;&quot;J&quot;;&quot;V&quot;;&quot;S&quot;;&quot;D&quot;))" office:value-type="float" office:value="0">
            <text:p>#N/D</text:p>
          </table:table-cell>
          <table:table-cell table:style-name="ce77" table:formula="of:=IF([.X5]=&quot;&quot;;&quot; &quot;;CHOOSE(WEEKDAY([.X5];2);&quot;L&quot;;&quot;M&quot;;&quot;X&quot;;&quot;J&quot;;&quot;V&quot;;&quot;S&quot;;&quot;D&quot;))" office:value-type="float" office:value="0">
            <text:p>#N/D</text:p>
          </table:table-cell>
          <table:table-cell table:style-name="ce77" table:formula="of:=IF([.Y5]=&quot;&quot;;&quot; &quot;;CHOOSE(WEEKDAY([.Y5];2);&quot;L&quot;;&quot;M&quot;;&quot;X&quot;;&quot;J&quot;;&quot;V&quot;;&quot;S&quot;;&quot;D&quot;))" office:value-type="float" office:value="0">
            <text:p>#N/D</text:p>
          </table:table-cell>
          <table:table-cell table:style-name="ce77" table:formula="of:=IF([.Z5]=&quot;&quot;;&quot; &quot;;CHOOSE(WEEKDAY([.Z5];2);&quot;L&quot;;&quot;M&quot;;&quot;X&quot;;&quot;J&quot;;&quot;V&quot;;&quot;S&quot;;&quot;D&quot;))" office:value-type="float" office:value="0">
            <text:p>#N/D</text:p>
          </table:table-cell>
          <table:table-cell table:style-name="ce77" table:formula="of:=IF([.AA5]=&quot;&quot;;&quot; &quot;;CHOOSE(WEEKDAY([.AA5];2);&quot;L&quot;;&quot;M&quot;;&quot;X&quot;;&quot;J&quot;;&quot;V&quot;;&quot;S&quot;;&quot;D&quot;))" office:value-type="float" office:value="0">
            <text:p>#N/D</text:p>
          </table:table-cell>
          <table:table-cell table:style-name="ce77" table:formula="of:=IF([.AB5]=&quot;&quot;;&quot; &quot;;CHOOSE(WEEKDAY([.AB5];2);&quot;L&quot;;&quot;M&quot;;&quot;X&quot;;&quot;J&quot;;&quot;V&quot;;&quot;S&quot;;&quot;D&quot;))" office:value-type="float" office:value="0">
            <text:p>#N/D</text:p>
          </table:table-cell>
          <table:table-cell table:style-name="ce77" table:formula="of:=IF([.AC5]=&quot;&quot;;&quot; &quot;;CHOOSE(WEEKDAY([.AC5];2);&quot;L&quot;;&quot;M&quot;;&quot;X&quot;;&quot;J&quot;;&quot;V&quot;;&quot;S&quot;;&quot;D&quot;))" office:value-type="float" office:value="0">
            <text:p>#N/D</text:p>
          </table:table-cell>
          <table:table-cell table:style-name="ce78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5">
          <table:table-cell table:style-name="ce27" table:number-columns-repeated="5"/>
          <table:table-cell table:style-name="ce45" table:formula="of:=[$Config.B9]" office:value-type="float" office:value="40644">
            <text:p>11-abr</text:p>
          </table:table-cell>
          <table:table-cell table:style-name="ce45" office:value-type="string">
            <text:p>12 – abr</text:p>
          </table:table-cell>
          <table:table-cell table:style-name="ce45" office:value-type="string">
            <text:p>13 – abr</text:p>
          </table:table-cell>
          <table:table-cell table:style-name="ce45" office:value-type="string">
            <text:p>14-abr</text:p>
          </table:table-cell>
          <table:table-cell table:style-name="ce45" office:value-type="string">
            <text:p>15 -abr</text:p>
          </table:table-cell>
          <table:table-cell table:style-name="ce45" office:value-type="string">
            <text:p>16-abr</text:p>
          </table:table-cell>
          <table:table-cell table:style-name="ce45" office:value-type="string">
            <text:p>17-abr</text:p>
          </table:table-cell>
          <table:table-cell table:style-name="ce45" office:value-type="string">
            <text:p>18-abr</text:p>
          </table:table-cell>
          <table:table-cell table:style-name="ce45" office:value-type="string">
            <text:p>19-abr</text:p>
          </table:table-cell>
          <table:table-cell table:style-name="ce45" office:value-type="string">
            <text:p>20-abr</text:p>
          </table:table-cell>
          <table:table-cell table:style-name="ce45" office:value-type="string">
            <text:p>21-abr</text:p>
          </table:table-cell>
          <table:table-cell table:style-name="ce45" office:value-type="string">
            <text:p>22-abr</text:p>
          </table:table-cell>
          <table:table-cell table:style-name="ce45" office:value-type="string">
            <text:p>23-abr</text:p>
          </table:table-cell>
          <table:table-cell table:style-name="ce45" office:value-type="string">
            <text:p>24-abr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5"/>
          <table:table-cell table:style-name="ce27" table:number-columns-repeated="994"/>
        </table:table-row>
        <table:table-row table:style-name="ro6">
          <table:table-cell table:style-name="ce27" table:number-columns-repeated="5"/>
          <table:table-cell table:style-name="ce46" table:number-columns-repeated="24"/>
          <table:table-cell table:style-name="ce56"/>
          <table:table-cell table:style-name="ce27" table:number-columns-repeated="6"/>
          <table:table-cell table:style-name="ce58" table:formula="of:=[$Config.A14]" office:value-type="string" office:string-value="Requerimientos">
            <text:p>Requerimientos</text:p>
          </table:table-cell>
          <table:table-cell table:style-name="ce58" table:formula="of:=[$Config.B14]" office:value-type="string" office:string-value="Pendiente">
            <text:p>Pendiente</text:p>
          </table:table-cell>
          <table:table-cell table:style-name="ce58" table:formula="of:=[$Config.C14]" office:value-type="string" office:string-value="Chelo">
            <text:p>Chelo</text:p>
          </table:table-cell>
          <table:table-cell table:style-name="ce27" table:number-columns-repeated="985"/>
        </table:table-row>
        <table:table-row table:style-name="ro1">
          <table:table-cell table:number-columns-repeated="5"/>
          <table:table-cell table:style-name="ce47" table:formula="of:=SUM([.F9:.F1002])" office:value-type="float" office:value="0">
            <text:p>0</text:p>
          </table:table-cell>
          <table:table-cell table:style-name="ce47" table:formula="of:=SUM([.G9:.G1002])" office:value-type="float" office:value="16">
            <text:p>16</text:p>
          </table:table-cell>
          <table:table-cell table:style-name="ce47" table:formula="of:=SUM([.H9:.H1002])" office:value-type="float" office:value="0">
            <text:p>0</text:p>
          </table:table-cell>
          <table:table-cell table:style-name="ce47" table:formula="of:=SUM([.I9:.I1002])" office:value-type="float" office:value="64">
            <text:p>64</text:p>
          </table:table-cell>
          <table:table-cell table:style-name="ce47" table:formula="of:=SUM([.J9:.J1002])" office:value-type="float" office:value="16">
            <text:p>16</text:p>
          </table:table-cell>
          <table:table-cell table:style-name="ce47" table:formula="of:=SUM([.K9:.K1002])" office:value-type="float" office:value="16">
            <text:p>16</text:p>
          </table:table-cell>
          <table:table-cell table:style-name="ce47" table:formula="of:=SUM([.L9:.L1002])" office:value-type="float" office:value="24">
            <text:p>24</text:p>
          </table:table-cell>
          <table:table-cell table:style-name="ce47" table:formula="of:=SUM([.M9:.M1002])" office:value-type="float" office:value="0">
            <text:p>0</text:p>
          </table:table-cell>
          <table:table-cell table:style-name="ce47" table:formula="of:=SUM([.N9:.N1002])" office:value-type="float" office:value="0">
            <text:p>0</text:p>
          </table:table-cell>
          <table:table-cell table:style-name="ce47" table:formula="of:=SUM([.O9:.O1002])" office:value-type="float" office:value="0">
            <text:p>0</text:p>
          </table:table-cell>
          <table:table-cell table:style-name="ce47" table:formula="of:=SUM([.P9:.P1002])" office:value-type="float" office:value="16">
            <text:p>16</text:p>
          </table:table-cell>
          <table:table-cell table:style-name="ce47" table:formula="of:=SUM([.Q9:.Q1002])" office:value-type="float" office:value="16">
            <text:p>16</text:p>
          </table:table-cell>
          <table:table-cell table:style-name="ce47" table:formula="of:=SUM([.R9:.R1002])" office:value-type="float" office:value="0">
            <text:p>0</text:p>
          </table:table-cell>
          <table:table-cell table:style-name="ce47" table:formula="of:=SUM([.S9:.S1002])" office:value-type="float" office:value="0">
            <text:p>0</text:p>
          </table:table-cell>
          <table:table-cell table:style-name="ce47" table:formula="of:=SUM([.T9:.T1002])" office:value-type="float" office:value="0">
            <text:p>0</text:p>
          </table:table-cell>
          <table:table-cell table:style-name="ce47" table:formula="of:=SUM([.U9:.U1002])" office:value-type="float" office:value="0">
            <text:p>0</text:p>
          </table:table-cell>
          <table:table-cell table:style-name="ce47" table:formula="of:=SUM([.V9:.V1002])" office:value-type="float" office:value="0">
            <text:p>0</text:p>
          </table:table-cell>
          <table:table-cell table:style-name="ce47" table:formula="of:=SUM([.W9:.W1002])" office:value-type="float" office:value="0">
            <text:p>0</text:p>
          </table:table-cell>
          <table:table-cell table:style-name="ce47" table:formula="of:=SUM([.X9:.X1002])" office:value-type="float" office:value="0">
            <text:p>0</text:p>
          </table:table-cell>
          <table:table-cell table:style-name="ce47" table:formula="of:=SUM([.Y9:.Y1002])" office:value-type="float" office:value="0">
            <text:p>0</text:p>
          </table:table-cell>
          <table:table-cell table:style-name="ce47" table:formula="of:=SUM([.Z9:.Z1002])" office:value-type="float" office:value="0">
            <text:p>0</text:p>
          </table:table-cell>
          <table:table-cell table:style-name="ce47" table:formula="of:=SUM([.AA9:.AA1002])" office:value-type="float" office:value="0">
            <text:p>0</text:p>
          </table:table-cell>
          <table:table-cell table:style-name="ce47" table:formula="of:=SUM([.AB9:.AB1002])" office:value-type="float" office:value="0">
            <text:p>0</text:p>
          </table:table-cell>
          <table:table-cell table:style-name="ce47" table:formula="of:=SUM([.AC9:.AC1002])" office:value-type="float" office:value="0">
            <text:p>0</text:p>
          </table:table-cell>
          <table:table-cell table:number-columns-repeated="7"/>
          <table:table-cell table:style-name="ce58" table:formula="of:=[$Config.A15]" office:value-type="string" office:string-value="Análisis">
            <text:p>Análisis</text:p>
          </table:table-cell>
          <table:table-cell table:style-name="ce58" table:formula="of:=[$Config.B15]" office:value-type="string" office:string-value="En curso">
            <text:p>En curso</text:p>
          </table:table-cell>
          <table:table-cell table:style-name="ce58" table:formula="of:=[$Config.C15]" office:value-type="string" office:string-value="Lean">
            <text:p>Lean</text:p>
          </table:table-cell>
          <table:table-cell table:number-columns-repeated="985"/>
        </table:table-row>
        <table:table-row table:style-name="ro1">
          <table:table-cell table:style-name="ce73" table:number-columns-spanned="5" table:number-rows-spanned="1"/>
          <table:covered-table-cell table:number-columns-repeated="4" table:style-name="ce73"/>
          <table:table-cell table:style-name="ce48" office:value-type="string" table:number-columns-spanned="24" table:number-rows-spanned="2">
            <text:p>Tiempo Dedicado</text:p>
          </table:table-cell>
          <table:covered-table-cell table:number-columns-repeated="23" table:style-name="ce48"/>
          <table:table-cell table:number-columns-repeated="7"/>
          <table:table-cell table:style-name="ce58" table:formula="of:=[$Config.A16]" office:value-type="string" office:string-value="Diseño">
            <text:p>Diseño</text:p>
          </table:table-cell>
          <table:table-cell table:style-name="ce58" table:formula="of:=[$Config.B16]" office:value-type="string" office:string-value="Terminada">
            <text:p>Terminada</text:p>
          </table:table-cell>
          <table:table-cell table:style-name="ce58" table:formula="of:=[$Config.C16]" office:value-type="string" office:string-value="Pela">
            <text:p>Pela</text:p>
          </table:table-cell>
          <table:table-cell table:number-columns-repeated="985"/>
        </table:table-row>
        <table:table-row table:style-name="ro1">
          <table:table-cell table:style-name="ce32" office:value-type="string" table:number-columns-spanned="3" table:number-rows-spanned="1">
            <text:p>Tarea</text:p>
          </table:table-cell>
          <table:covered-table-cell table:number-columns-repeated="2" table:style-name="ce32"/>
          <table:table-cell table:style-name="ce29" office:value-type="string">
            <text:p>Responsable</text:p>
          </table:table-cell>
          <table:table-cell table:style-name="ce29"/>
          <table:covered-table-cell table:number-columns-repeated="24" table:style-name="ce48"/>
          <table:table-cell table:style-name="ce57"/>
          <table:table-cell table:number-columns-repeated="6"/>
          <table:table-cell table:style-name="ce58" table:formula="of:=[$Config.A17]" office:value-type="string" office:string-value="Implementación">
            <text:p>Implementación</text:p>
          </table:table-cell>
          <table:table-cell table:style-name="ce58" table:formula="of:=[$Config.B17]" office:value-type="string" office:string-value="Eliminada">
            <text:p>Eliminada</text:p>
          </table:table-cell>
          <table:table-cell table:style-name="ce58" table:formula="of:=[$Config.C17]" office:value-type="string" office:string-value="Pipo">
            <text:p>Pipo</text:p>
          </table:table-cell>
          <table:table-cell table:number-columns-repeated="985"/>
        </table:table-row>
        <table:table-row table:style-name="ro1">
          <table:table-cell table:style-name="ce33" table:formula="of:=[$Estimacion_Tiempos.B10]" office:value-type="string" office:string-value="Escribir e Identificar CU Registrar Usuario" table:number-columns-spanned="3" table:number-rows-spanned="1">
            <text:p>Escribir e Identificar CU Registrar Usuario</text:p>
          </table:table-cell>
          <table:covered-table-cell table:number-columns-repeated="2" table:style-name="ce33"/>
          <table:table-cell table:style-name="ce74" table:formula="of:=[$Estimacion_Tiempos.G10]" office:value-type="string" office:string-value="Chelo">
            <text:p>Chelo</text:p>
          </table:table-cell>
          <table:table-cell table:style-name="ce74"/>
          <table:table-cell table:style-name="ce31">
            <office:annotation draw:style-name="gr1" draw:text-style-name="P1" svg:width="3.571cm" svg:height="1.908cm" svg:x="17.137cm" svg:y="4.667cm" draw:caption-point-x="-0.427cm" draw:caption-point-y="0.282cm">
              <dc:date>2011-04-18T00:00:00</dc:date>
              <text:p text:style-name="P1"><text:span text:style-name="T2">Usuario:</text:span></text:p>
              <text:p text:style-name="P1"><text:span text:style-name="T3">Ingrese el tiempo dedicado a la tarea</text:span></text:p>
            </office:annotation>
          </table:table-cell>
          <table:table-cell table:style-name="ce31" table:number-columns-repeated="5"/>
          <table:table-cell table:style-name="ce76" office:value-type="string">
            <text:p>0.41</text:p>
          </table:table-cell>
          <table:table-cell table:style-name="ce31" table:number-columns-repeated="3"/>
          <table:table-cell table:style-name="ce31" office:value-type="string">
            <text:p>0.5</text:p>
          </table:table-cell>
          <table:table-cell table:style-name="ce31"/>
          <table:table-cell table:style-name="ce31" office:value-type="string">
            <text:p><text:s/></text:p>
          </table:table-cell>
          <table:table-cell table:style-name="ce31" table:number-columns-repeated="11"/>
          <table:table-cell table:number-columns-repeated="7"/>
          <table:table-cell table:style-name="ce58" table:formula="of:=[$Config.A18]" office:value-type="string" office:string-value="Prueba">
            <text:p>Prueba</text:p>
          </table:table-cell>
          <table:table-cell table:style-name="ce58" table:formula="of:=[$Config.B18]" office:value-type="float" office:value="0">
            <text:p>0</text:p>
          </table:table-cell>
          <table:table-cell table:style-name="ce58" table:formula="of:=[$Config.C18]" office:value-type="string" office:string-value="Tincho">
            <text:p>Tincho</text:p>
          </table:table-cell>
          <table:table-cell table:number-columns-repeated="985"/>
        </table:table-row>
        <table:table-row table:style-name="ro1">
          <table:table-cell table:style-name="ce33" table:formula="of:=[$Estimacion_Tiempos.B11]" office:value-type="string" office:string-value="Analizar el caso de uso Registrar Usuario" table:number-columns-spanned="3" table:number-rows-spanned="1">
            <text:p>Analizar el caso de uso Registrar Usuario</text:p>
          </table:table-cell>
          <table:covered-table-cell table:number-columns-repeated="2" table:style-name="ce33"/>
          <table:table-cell table:style-name="ce74" table:formula="of:=[$Estimacion_Tiempos.G11]" office:value-type="string" office:string-value="Chelo">
            <text:p>Chelo</text:p>
          </table:table-cell>
          <table:table-cell table:style-name="ce74"/>
          <table:table-cell table:style-name="ce31" table:number-columns-repeated="6"/>
          <table:table-cell table:style-name="ce76" office:value-type="string">
            <text:p>0.25</text:p>
          </table:table-cell>
          <table:table-cell table:style-name="ce31" table:number-columns-repeated="3"/>
          <table:table-cell table:style-name="ce31" office:value-type="string">
            <text:p>0.5</text:p>
          </table:table-cell>
          <table:table-cell table:style-name="ce31" table:number-columns-repeated="13"/>
          <table:table-cell table:number-columns-repeated="7"/>
          <table:table-cell table:style-name="ce58" table:formula="of:=[$Config.A19]" office:value-type="string" office:string-value="Reunión">
            <text:p>Reunión</text:p>
          </table:table-cell>
          <table:table-cell table:style-name="ce58" table:formula="of:=[$Config.B19]" office:value-type="float" office:value="0">
            <text:p>0</text:p>
          </table:table-cell>
          <table:table-cell table:style-name="ce58" table:formula="of:=[$Config.C19]" office:value-type="string" office:string-value="TODOS">
            <text:p>TODOS</text:p>
          </table:table-cell>
          <table:table-cell table:number-columns-repeated="985"/>
        </table:table-row>
        <table:table-row table:style-name="ro1">
          <table:table-cell table:style-name="ce33" table:formula="of:=[$Estimacion_Tiempos.B12]" office:value-type="string" office:string-value="Escribir e Identificar CU Controlar Ingreso" table:number-columns-spanned="3" table:number-rows-spanned="1">
            <text:p>Escribir e Identificar CU Controlar Ingreso</text:p>
          </table:table-cell>
          <table:covered-table-cell table:number-columns-repeated="2" table:style-name="ce33"/>
          <table:table-cell table:style-name="ce74" table:formula="of:=[$Estimacion_Tiempos.G12]" office:value-type="string" office:string-value="Lean">
            <text:p>Lean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0.15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7"/>
          <table:table-cell table:style-name="ce58" table:formula="of:=[$Config.A20]" office:value-type="float" office:value="0">
            <text:p>0</text:p>
          </table:table-cell>
          <table:table-cell table:style-name="ce58" table:formula="of:=[$Config.B20]" office:value-type="float" office:value="0">
            <text:p>0</text:p>
          </table:table-cell>
          <table:table-cell table:style-name="ce58" table:formula="of:=[$Config.C20]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style-name="ce33" table:formula="of:=[$Estimacion_Tiempos.B13]" office:value-type="string" office:string-value="Analizar caso de uso Controlar Ingreso" table:number-columns-spanned="3" table:number-rows-spanned="1">
            <text:p>Analizar caso de uso Controlar Ingreso</text:p>
          </table:table-cell>
          <table:covered-table-cell table:number-columns-repeated="2" table:style-name="ce33"/>
          <table:table-cell table:style-name="ce74" table:formula="of:=[$Estimacion_Tiempos.G13]" office:value-type="string" office:string-value="Lean">
            <text:p>Lean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0.15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7"/>
          <table:table-cell table:style-name="ce58" table:formula="of:=[$Config.A21]" office:value-type="float" office:value="0">
            <text:p>0</text:p>
          </table:table-cell>
          <table:table-cell table:style-name="ce58" table:formula="of:=[$Config.B21]" office:value-type="float" office:value="0">
            <text:p>0</text:p>
          </table:table-cell>
          <table:table-cell table:style-name="ce58" table:formula="of:=[$Config.C21]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style-name="ce33" table:formula="of:=[$Estimacion_Tiempos.B14]" office:value-type="string" office:string-value="Escribir e Identificar CU Solicitud Amistad" table:number-columns-spanned="3" table:number-rows-spanned="1">
            <text:p>Escribir e Identificar CU Solicitud Amistad</text:p>
          </table:table-cell>
          <table:covered-table-cell table:number-columns-repeated="2" table:style-name="ce33"/>
          <table:table-cell table:style-name="ce74" table:formula="of:=[$Estimacion_Tiempos.G14]" office:value-type="string" office:string-value="Pela">
            <text:p>Pela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7"/>
          <table:table-cell table:style-name="ce58" table:formula="of:=[$Config.A22]" office:value-type="float" office:value="0">
            <text:p>0</text:p>
          </table:table-cell>
          <table:table-cell table:style-name="ce58" table:formula="of:=[$Config.B22]" office:value-type="float" office:value="0">
            <text:p>0</text:p>
          </table:table-cell>
          <table:table-cell table:style-name="ce58" table:formula="of:=[$Config.C22]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style-name="ce33" table:formula="of:=[$Estimacion_Tiempos.B15]" office:value-type="string" office:string-value="Analizar caso de uso CU Solicitud Amistad" table:number-columns-spanned="3" table:number-rows-spanned="1">
            <text:p>Analizar caso de uso CU Solicitud Amistad</text:p>
          </table:table-cell>
          <table:covered-table-cell table:number-columns-repeated="2" table:style-name="ce33"/>
          <table:table-cell table:style-name="ce74" table:formula="of:=[$Estimacion_Tiempos.G15]" office:value-type="string" office:string-value="Pela">
            <text:p>Pela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7"/>
          <table:table-cell table:style-name="ce58" table:formula="of:=[$Config.A23]" office:value-type="float" office:value="0">
            <text:p>0</text:p>
          </table:table-cell>
          <table:table-cell table:style-name="ce58" table:formula="of:=[$Config.B23]" office:value-type="float" office:value="0">
            <text:p>0</text:p>
          </table:table-cell>
          <table:table-cell table:style-name="ce58" table:formula="of:=[$Config.C23]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style-name="ce33" table:formula="of:=[$Estimacion_Tiempos.B16]" office:value-type="string" office:string-value="Escribir e Identificar CU Busqueda Usuario" table:number-columns-spanned="3" table:number-rows-spanned="1">
            <text:p>Escribir e Identificar CU Busqueda Usuario</text:p>
          </table:table-cell>
          <table:covered-table-cell table:number-columns-repeated="2" table:style-name="ce33"/>
          <table:table-cell table:style-name="ce74" table:formula="of:=[$Estimacion_Tiempos.G16]" office:value-type="string" office:string-value="Pipo">
            <text:p>Pip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7"/>
          <table:table-cell table:style-name="ce58" table:formula="of:=[$Config.A24]" office:value-type="float" office:value="0">
            <text:p>0</text:p>
          </table:table-cell>
          <table:table-cell table:style-name="ce58" table:formula="of:=[$Config.B24]" office:value-type="float" office:value="0">
            <text:p>0</text:p>
          </table:table-cell>
          <table:table-cell table:style-name="ce58" table:formula="of:=[$Config.C24]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style-name="ce33" table:formula="of:=[$Estimacion_Tiempos.B17]" office:value-type="string" office:string-value="Analizar caso de uso CU Busqueda Usuario" table:number-columns-spanned="3" table:number-rows-spanned="1">
            <text:p>Analizar caso de uso CU Busqueda Usuario</text:p>
          </table:table-cell>
          <table:covered-table-cell table:number-columns-repeated="2" table:style-name="ce33"/>
          <table:table-cell table:style-name="ce74" table:formula="of:=[$Estimacion_Tiempos.G17]" office:value-type="string" office:string-value="Pipo">
            <text:p>Pip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7"/>
          <table:table-cell table:style-name="ce58" table:formula="of:=[$Config.A25]" office:value-type="float" office:value="0">
            <text:p>0</text:p>
          </table:table-cell>
          <table:table-cell table:style-name="ce58" table:formula="of:=[$Config.B25]" office:value-type="float" office:value="0">
            <text:p>0</text:p>
          </table:table-cell>
          <table:table-cell table:style-name="ce58" table:formula="of:=[$Config.C25]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style-name="ce33" table:formula="of:=[$Estimacion_Tiempos.B18]" office:value-type="string" office:string-value="Escribir e Identificar CU Alta Grupo" table:number-columns-spanned="3" table:number-rows-spanned="1">
            <text:p>Escribir e Identificar CU Alta Grupo</text:p>
          </table:table-cell>
          <table:covered-table-cell table:number-columns-repeated="2" table:style-name="ce33"/>
          <table:table-cell table:style-name="ce74" table:formula="of:=[$Estimacion_Tiempos.G18]" office:value-type="string" office:string-value="Tincho">
            <text:p>Tinch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7"/>
          <table:table-cell table:style-name="ce58" table:formula="of:=[$Config.G14]" office:value-type="float" office:value="0">
            <text:p>0</text:p>
          </table:table-cell>
          <table:table-cell table:style-name="ce58" table:formula="of:=[$Config.H14]" office:value-type="float" office:value="0">
            <text:p>0</text:p>
          </table:table-cell>
          <table:table-cell table:style-name="ce58" table:formula="of:=[$Config.I14]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style-name="ce33" table:formula="of:=[$Estimacion_Tiempos.B19]" office:value-type="string" office:string-value="Analizar caso de uso CU Alta Grupo" table:number-columns-spanned="3" table:number-rows-spanned="1">
            <text:p>Analizar caso de uso CU Alta Grupo</text:p>
          </table:table-cell>
          <table:covered-table-cell table:number-columns-repeated="2" table:style-name="ce33"/>
          <table:table-cell table:style-name="ce74" table:formula="of:=[$Estimacion_Tiempos.G19]" office:value-type="string" office:string-value="Tincho">
            <text:p>Tinch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>
          <table:table-cell table:style-name="ce33" table:formula="of:=[$Estimacion_Tiempos.B20]" office:value-type="string" office:string-value="Escribir e Identificar CU Mod Grupo" table:number-columns-spanned="3" table:number-rows-spanned="1">
            <text:p>Escribir e Identificar CU Mod Grupo</text:p>
          </table:table-cell>
          <table:covered-table-cell table:number-columns-repeated="2" table:style-name="ce33"/>
          <table:table-cell table:style-name="ce74" table:formula="of:=[$Estimacion_Tiempos.G20]" office:value-type="string" office:string-value="Chelo">
            <text:p>Chel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6" office:value-type="string">
            <text:p>0.40</text:p>
          </table:table-cell>
          <table:table-cell table:style-name="ce31" table:number-columns-repeated="4"/>
          <table:table-cell table:style-name="ce31" office:value-type="string">
            <text:p>0.45</text:p>
          </table:table-cell>
          <table:table-cell table:style-name="ce31" table:number-columns-repeated="7"/>
          <table:table-cell table:number-columns-repeated="2" table:style-name="ce31" office:value-type="float" office:value="0">
            <text:p>0</text:p>
          </table:table-cell>
          <table:table-cell table:style-name="ce31" table:number-columns-repeated="3"/>
          <table:table-cell table:number-columns-repeated="995"/>
        </table:table-row>
        <table:table-row table:style-name="ro1">
          <table:table-cell table:style-name="ce33" table:formula="of:=[$Estimacion_Tiempos.B21]" office:value-type="string" office:string-value="Analizar caso de uso CU Mod Grupo" table:number-columns-spanned="3" table:number-rows-spanned="1">
            <text:p>Analizar caso de uso CU Mod Grupo</text:p>
          </table:table-cell>
          <table:covered-table-cell table:number-columns-repeated="2" table:style-name="ce33"/>
          <table:table-cell table:style-name="ce74" table:formula="of:=[$Estimacion_Tiempos.G21]" office:value-type="string" office:string-value="Chelo">
            <text:p>Chel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6" office:value-type="string">
            <text:p>0.23</text:p>
          </table:table-cell>
          <table:table-cell table:style-name="ce31" table:number-columns-repeated="4"/>
          <table:table-cell table:style-name="ce31" office:value-type="string">
            <text:p>0.45</text:p>
          </table:table-cell>
          <table:table-cell table:style-name="ce31" table:number-columns-repeated="12"/>
          <table:table-cell table:number-columns-repeated="995"/>
        </table:table-row>
        <table:table-row table:style-name="ro1">
          <table:table-cell table:style-name="ce33" table:formula="of:=[$Estimacion_Tiempos.B22]" office:value-type="string" office:string-value="Escribir e Identificar CU Baja Grupo" table:number-columns-spanned="3" table:number-rows-spanned="1">
            <text:p>Escribir e Identificar CU Baja Grupo</text:p>
          </table:table-cell>
          <table:covered-table-cell table:number-columns-repeated="2" table:style-name="ce33"/>
          <table:table-cell table:style-name="ce74" table:formula="of:=[$Estimacion_Tiempos.G22]" office:value-type="string" office:string-value="Lean">
            <text:p>Lean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0.15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>
          <table:table-cell table:style-name="ce33" table:formula="of:=[$Estimacion_Tiempos.B23]" office:value-type="string" office:string-value="Analizar caso de uso CU Baja Grupo" table:number-columns-spanned="3" table:number-rows-spanned="1">
            <text:p>Analizar caso de uso CU Baja Grupo</text:p>
          </table:table-cell>
          <table:covered-table-cell table:number-columns-repeated="2" table:style-name="ce33"/>
          <table:table-cell table:style-name="ce74" table:formula="of:=[$Estimacion_Tiempos.G23]" office:value-type="string" office:string-value="Lean">
            <text:p>Lean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0.15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>
          <table:table-cell table:style-name="ce33" table:formula="of:=[$Estimacion_Tiempos.B24]" office:value-type="string" office:string-value="Escribir e Identificar CU Permisos Usuario" table:number-columns-spanned="3" table:number-rows-spanned="1">
            <text:p>Escribir e Identificar CU Permisos Usuario</text:p>
          </table:table-cell>
          <table:covered-table-cell table:number-columns-repeated="2" table:style-name="ce33"/>
          <table:table-cell table:style-name="ce74" table:formula="of:=[$Estimacion_Tiempos.G24]" office:value-type="string" office:string-value="Pela">
            <text:p>Pela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>
          <table:table-cell table:style-name="ce33" table:formula="of:=[$Estimacion_Tiempos.B25]" office:value-type="string" office:string-value="Analizar caso de uso CU Permisos Usuario" table:number-columns-spanned="3" table:number-rows-spanned="1">
            <text:p>Analizar caso de uso CU Permisos Usuario</text:p>
          </table:table-cell>
          <table:covered-table-cell table:number-columns-repeated="2" table:style-name="ce33"/>
          <table:table-cell table:style-name="ce74" table:formula="of:=[$Estimacion_Tiempos.G25]" office:value-type="string" office:string-value="Pela">
            <text:p>Pela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>
          <table:table-cell table:style-name="ce33" table:formula="of:=[$Estimacion_Tiempos.B26]" office:value-type="string" office:string-value="Escribir e Identificar CU Alta Album" table:number-columns-spanned="3" table:number-rows-spanned="1">
            <text:p>Escribir e Identificar CU Alta Album</text:p>
          </table:table-cell>
          <table:covered-table-cell table:number-columns-repeated="2" table:style-name="ce33"/>
          <table:table-cell table:style-name="ce74" table:formula="of:=[$Estimacion_Tiempos.G26]" office:value-type="string" office:string-value="Pipo">
            <text:p>Pip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>
          <table:table-cell table:style-name="ce33" table:formula="of:=[$Estimacion_Tiempos.B27]" office:value-type="string" office:string-value="Analizar caso de uso CU Alta Album" table:number-columns-spanned="3" table:number-rows-spanned="1">
            <text:p>Analizar caso de uso CU Alta Album</text:p>
          </table:table-cell>
          <table:covered-table-cell table:number-columns-repeated="2" table:style-name="ce33"/>
          <table:table-cell table:style-name="ce74" table:formula="of:=[$Estimacion_Tiempos.G27]" office:value-type="string" office:string-value="Pipo">
            <text:p>Pip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>
          <table:table-cell table:style-name="ce33" table:formula="of:=[$Estimacion_Tiempos.B28]" office:value-type="string" office:string-value="Escribir e Identificar CU Mod Album" table:number-columns-spanned="3" table:number-rows-spanned="1">
            <text:p>Escribir e Identificar CU Mod Album</text:p>
          </table:table-cell>
          <table:covered-table-cell table:number-columns-repeated="2" table:style-name="ce33"/>
          <table:table-cell table:style-name="ce74" table:formula="of:=[$Estimacion_Tiempos.G28]" office:value-type="string" office:string-value="tincho">
            <text:p>tinch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>
          <table:table-cell table:style-name="ce33" table:formula="of:=[$Estimacion_Tiempos.B29]" office:value-type="string" office:string-value="Analizar caso de uso CU Mod Album" table:number-columns-spanned="3" table:number-rows-spanned="1">
            <text:p>Analizar caso de uso CU Mod Album</text:p>
          </table:table-cell>
          <table:covered-table-cell table:number-columns-repeated="2" table:style-name="ce33"/>
          <table:table-cell table:style-name="ce74" table:formula="of:=[$Estimacion_Tiempos.G29]" office:value-type="string" office:string-value="tincho">
            <text:p>tinch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>
          <table:table-cell table:style-name="ce33" table:formula="of:=[$Estimacion_Tiempos.B30]" office:value-type="string" office:string-value="Escribir e Identificar CU Baja Album" table:number-columns-spanned="3" table:number-rows-spanned="1">
            <text:p>Escribir e Identificar CU Baja Album</text:p>
          </table:table-cell>
          <table:covered-table-cell table:number-columns-repeated="2" table:style-name="ce33"/>
          <table:table-cell table:style-name="ce74" table:formula="of:=[$Estimacion_Tiempos.G30]" office:value-type="string" office:string-value="chelo">
            <text:p>chel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6" office:value-type="string">
            <text:p>0.15</text:p>
          </table:table-cell>
          <table:table-cell table:style-name="ce31" table:number-columns-repeated="4"/>
          <table:table-cell table:style-name="ce31" office:value-type="string">
            <text:p>0.48</text:p>
          </table:table-cell>
          <table:table-cell table:style-name="ce31" office:value-type="string">
            <text:p>0.1</text:p>
          </table:table-cell>
          <table:table-cell table:style-name="ce31" table:number-columns-repeated="11"/>
          <table:table-cell table:number-columns-repeated="995"/>
        </table:table-row>
        <table:table-row table:style-name="ro1">
          <table:table-cell table:style-name="ce33" table:formula="of:=[$Estimacion_Tiempos.B31]" office:value-type="string" office:string-value="Analizar caso de uso CU Baja Album" table:number-columns-spanned="3" table:number-rows-spanned="1">
            <text:p>Analizar caso de uso CU Baja Album</text:p>
          </table:table-cell>
          <table:covered-table-cell table:number-columns-repeated="2" table:style-name="ce33"/>
          <table:table-cell table:style-name="ce74" table:formula="of:=[$Estimacion_Tiempos.G31]" office:value-type="string" office:string-value="chelo">
            <text:p>chel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6" office:value-type="string">
            <text:p>0.20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>
          <table:table-cell table:style-name="ce33" table:formula="of:=[$Estimacion_Tiempos.B32]" office:value-type="string" office:string-value="Escribir e Identificar CU Alta coment Foto" table:number-columns-spanned="3" table:number-rows-spanned="1">
            <text:p>Escribir e Identificar CU Alta coment Foto</text:p>
          </table:table-cell>
          <table:covered-table-cell table:number-columns-repeated="2" table:style-name="ce33"/>
          <table:table-cell table:style-name="ce74" table:formula="of:=[$Estimacion_Tiempos.G32]" office:value-type="string" office:string-value="Lean">
            <text:p>Lean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3" table:style-name="ce31" office:value-type="float" office:value="4">
            <text:p>4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>
          <table:table-cell table:style-name="ce33" table:formula="of:=[$Estimacion_Tiempos.B33]" office:value-type="string" office:string-value="Analizar caso de uso CU Alta coment Foto" table:number-columns-spanned="3" table:number-rows-spanned="1">
            <text:p>Analizar caso de uso CU Alta coment Foto</text:p>
          </table:table-cell>
          <table:covered-table-cell table:number-columns-repeated="2" table:style-name="ce33"/>
          <table:table-cell table:style-name="ce74" table:formula="of:=[$Estimacion_Tiempos.G33]" office:value-type="string" office:string-value="Lean">
            <text:p>Lean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3" table:style-name="ce31" office:value-type="float" office:value="4">
            <text:p>4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>
          <table:table-cell table:style-name="ce33" table:formula="of:=[$Estimacion_Tiempos.B34]" office:value-type="string" office:string-value="Escribir e Identificar CU Baja coment Gral" table:number-columns-spanned="3" table:number-rows-spanned="1">
            <text:p>Escribir e Identificar CU Baja coment Gral</text:p>
          </table:table-cell>
          <table:covered-table-cell table:number-columns-repeated="2" table:style-name="ce33"/>
          <table:table-cell table:style-name="ce74" table:formula="of:=[$Estimacion_Tiempos.G34]" office:value-type="string" office:string-value="Pela">
            <text:p>Pela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>
          <table:table-cell table:style-name="ce33" table:formula="of:=[$Estimacion_Tiempos.B35]" office:value-type="string" office:string-value="Analizar caso de uso CU Baja coment Gral" table:number-columns-spanned="3" table:number-rows-spanned="1">
            <text:p>Analizar caso de uso CU Baja coment Gral</text:p>
          </table:table-cell>
          <table:covered-table-cell table:number-columns-repeated="2" table:style-name="ce33"/>
          <table:table-cell table:style-name="ce74" table:formula="of:=[$Estimacion_Tiempos.G35]" office:value-type="string" office:string-value="Pela">
            <text:p>Pela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>
          <table:table-cell table:style-name="ce33" table:formula="of:=[$Estimacion_Tiempos.B36]" office:value-type="string" office:string-value="Escribir e Identificar CU Admin Muro" table:number-columns-spanned="3" table:number-rows-spanned="1">
            <text:p>Escribir e Identificar CU Admin Muro</text:p>
          </table:table-cell>
          <table:covered-table-cell table:number-columns-repeated="2" table:style-name="ce33"/>
          <table:table-cell table:style-name="ce74" table:formula="of:=[$Estimacion_Tiempos.G36]" office:value-type="string" office:string-value="Pipo">
            <text:p>Pip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>
          <table:table-cell table:style-name="ce33" table:formula="of:=[$Estimacion_Tiempos.B37]" office:value-type="string" office:string-value="Analizar caso de uso CU Admin Muro" table:number-columns-spanned="3" table:number-rows-spanned="1">
            <text:p>Analizar caso de uso CU Admin Muro</text:p>
          </table:table-cell>
          <table:covered-table-cell table:number-columns-repeated="2" table:style-name="ce33"/>
          <table:table-cell table:style-name="ce74" table:formula="of:=[$Estimacion_Tiempos.G37]" office:value-type="string" office:string-value="Pipo">
            <text:p>Pip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50"/>
          <table:table-cell table:style-name="ce31" table:number-columns-repeated="18"/>
          <table:table-cell table:number-columns-repeated="995"/>
        </table:table-row>
        <table:table-row table:style-name="ro1">
          <table:table-cell table:style-name="ce33" table:formula="of:=[$Estimacion_Tiempos.B38]" office:value-type="string" office:string-value="Escribir e Identificar CU Admin Pag Princip" table:number-columns-spanned="3" table:number-rows-spanned="1">
            <text:p>Escribir e Identificar CU Admin Pag Princip</text:p>
          </table:table-cell>
          <table:covered-table-cell table:number-columns-repeated="2" table:style-name="ce33"/>
          <table:table-cell table:style-name="ce74" table:formula="of:=[$Estimacion_Tiempos.G38]" office:value-type="string" office:string-value="tincho">
            <text:p>tinch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>
          <table:table-cell table:style-name="ce33" table:formula="of:=[$Estimacion_Tiempos.B39]" office:value-type="string" office:string-value="Analizar caso de uso CU Admin Pag Princip" table:number-columns-spanned="3" table:number-rows-spanned="1">
            <text:p>Analizar caso de uso CU Admin Pag Princip</text:p>
          </table:table-cell>
          <table:covered-table-cell table:number-columns-repeated="2" table:style-name="ce33"/>
          <table:table-cell table:style-name="ce74" table:formula="of:=[$Estimacion_Tiempos.G39]" office:value-type="string" office:string-value="tincho">
            <text:p>tinch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>
          <table:table-cell table:style-name="ce33" table:formula="of:=[$Estimacion_Tiempos.B40]" office:value-type="string" office:string-value="Escribir e Identificar CU Notificaciones" table:number-columns-spanned="3" table:number-rows-spanned="1">
            <text:p>Escribir e Identificar CU Notificaciones</text:p>
          </table:table-cell>
          <table:covered-table-cell table:number-columns-repeated="2" table:style-name="ce33"/>
          <table:table-cell table:style-name="ce74" table:formula="of:=[$Estimacion_Tiempos.G40]" office:value-type="string" office:string-value="chelo">
            <text:p>chel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6" office:value-type="string">
            <text:p>0.5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>
          <table:table-cell table:style-name="ce33" table:formula="of:=[$Estimacion_Tiempos.B41]" office:value-type="string" office:string-value="Analizar caso de uso CU Notificaciones" table:number-columns-spanned="3" table:number-rows-spanned="1">
            <text:p>Analizar caso de uso CU Notificaciones</text:p>
          </table:table-cell>
          <table:covered-table-cell table:number-columns-repeated="2" table:style-name="ce33"/>
          <table:table-cell table:style-name="ce74" table:formula="of:=[$Estimacion_Tiempos.G41]" office:value-type="string" office:string-value="chelo">
            <text:p>chel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6" office:value-type="string">
            <text:p>0.6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>
          <table:table-cell table:style-name="ce33" table:formula="of:=[$Estimacion_Tiempos.B42]" office:value-type="string" office:string-value="Escribir e Identificar CU Amigos Comun" table:number-columns-spanned="3" table:number-rows-spanned="1">
            <text:p>Escribir e Identificar CU Amigos Comun</text:p>
          </table:table-cell>
          <table:covered-table-cell table:number-columns-repeated="2" table:style-name="ce33"/>
          <table:table-cell table:style-name="ce74" table:formula="of:=[$Estimacion_Tiempos.G42]" office:value-type="string" office:string-value="Lean">
            <text:p>Lean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number-columns-repeated="4" table:style-name="ce31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>
          <table:table-cell table:style-name="ce33" table:formula="of:=[$Estimacion_Tiempos.B43]" office:value-type="string" office:string-value="Analizar caso de uso CU Amigos Comun" table:number-columns-spanned="3" table:number-rows-spanned="1">
            <text:p>Analizar caso de uso CU Amigos Comun</text:p>
          </table:table-cell>
          <table:covered-table-cell table:number-columns-repeated="2" table:style-name="ce33"/>
          <table:table-cell table:style-name="ce74" table:formula="of:=[$Estimacion_Tiempos.G43]" office:value-type="string" office:string-value="Lean">
            <text:p>Lean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number-columns-repeated="4" table:style-name="ce31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>
          <table:table-cell table:style-name="ce33" table:formula="of:=[$Estimacion_Tiempos.B44]" office:value-type="string" office:string-value="Escribir e Identificar CU rol Admin" table:number-columns-spanned="3" table:number-rows-spanned="1">
            <text:p>Escribir e Identificar CU rol Admin</text:p>
          </table:table-cell>
          <table:covered-table-cell table:number-columns-repeated="2" table:style-name="ce33"/>
          <table:table-cell table:style-name="ce74" table:formula="of:=[$Estimacion_Tiempos.G44]" office:value-type="string" office:string-value="Pela">
            <text:p>Pela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45]" office:value-type="string" office:string-value="Analizar caso de uso CU rol Admin" table:number-columns-spanned="3" table:number-rows-spanned="1">
            <text:p>Analizar caso de uso CU rol Admin</text:p>
          </table:table-cell>
          <table:covered-table-cell table:number-columns-repeated="2" table:style-name="ce33"/>
          <table:table-cell table:style-name="ce74" table:formula="of:=[$Estimacion_Tiempos.G45]" office:value-type="string" office:string-value="Pela">
            <text:p>Pela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46]" office:value-type="string" office:string-value="Escribir e Identificar CU Bloqueo usuarios" table:number-columns-spanned="3" table:number-rows-spanned="1">
            <text:p>Escribir e Identificar CU Bloqueo usuarios</text:p>
          </table:table-cell>
          <table:covered-table-cell table:number-columns-repeated="2" table:style-name="ce33"/>
          <table:table-cell table:style-name="ce74" table:formula="of:=[$Estimacion_Tiempos.G46]" office:value-type="string" office:string-value="Pipo">
            <text:p>Pipo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47]" office:value-type="string" office:string-value="Analizar caso de uso CU Bloquear usuarios" table:number-columns-spanned="3" table:number-rows-spanned="1">
            <text:p>Analizar caso de uso CU Bloquear usuarios</text:p>
          </table:table-cell>
          <table:covered-table-cell table:number-columns-repeated="2" table:style-name="ce33"/>
          <table:table-cell table:style-name="ce74" table:formula="of:=[$Estimacion_Tiempos.G47]" office:value-type="string" office:string-value="Pipo">
            <text:p>Pipo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48]" office:value-type="string" office:string-value="Escribir e Identificar CU Control Amigos Com" table:number-columns-spanned="3" table:number-rows-spanned="1">
            <text:p>Escribir e Identificar CU Control Amigos Com</text:p>
          </table:table-cell>
          <table:covered-table-cell table:number-columns-repeated="2" table:style-name="ce33"/>
          <table:table-cell table:style-name="ce74" table:formula="of:=[$Estimacion_Tiempos.G48]" office:value-type="string" office:string-value="tincho">
            <text:p>tincho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49]" office:value-type="string" office:string-value="Analizar caso de uso CU Control Amigos Com" table:number-columns-spanned="3" table:number-rows-spanned="1">
            <text:p>Analizar caso de uso CU Control Amigos Com</text:p>
          </table:table-cell>
          <table:covered-table-cell table:number-columns-repeated="2" table:style-name="ce33"/>
          <table:table-cell table:style-name="ce74" table:formula="of:=[$Estimacion_Tiempos.G49]" office:value-type="string" office:string-value="tincho">
            <text:p>tincho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4" table:number-columns-repeated="2"/>
          <table:table-cell table:style-name="ce31" table:number-columns-repeated="24"/>
          <table:table-cell table:number-columns-repeated="995"/>
        </table:table-row>
        <table:table-row table:style-name="ro1" table:number-rows-repeated="10483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edimentos" table:style-name="ta11" table:print="false">
        <office:forms form:automatic-focus="false" form:apply-design-mode="false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1" table:number-columns-repeated="1018" table:default-cell-style-name="Default"/>
        <table:table-row table:style-name="ro1" table:number-rows-repeated="5">
          <table:table-cell table:number-columns-repeated="20"/>
          <table:table-cell table:style-name="ce80"/>
          <table:table-cell table:number-columns-repeated="1003"/>
        </table:table-row>
        <table:table-row table:style-name="ro1">
          <table:table-cell table:number-columns-repeated="2"/>
          <table:table-cell table:style-name="ce79" office:value-type="string">
            <text:p>Impedimento</text:p>
          </table:table-cell>
          <table:table-cell table:style-name="ce79" office:value-type="string">
            <text:p>Reportó</text:p>
          </table:table-cell>
          <table:table-cell table:style-name="ce79" office:value-type="string">
            <text:p>Solución posible</text:p>
          </table:table-cell>
          <table:table-cell table:style-name="ce79" office:value-type="string">
            <text:p>Estado</text:p>
          </table:table-cell>
          <table:table-cell table:number-columns-repeated="14"/>
          <table:table-cell table:style-name="ce80" table:formula="of:=[$Config.C14]" office:value-type="string" office:string-value="Chelo">
            <text:p>Chelo</text:p>
          </table:table-cell>
          <table:table-cell office:value-type="string">
            <text:p>Reportado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15]" office:value-type="string" office:string-value="Lean">
            <text:p>Lean</text:p>
          </table:table-cell>
          <table:table-cell office:value-type="string">
            <text:p>En Solución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16]" office:value-type="string" office:string-value="Pela">
            <text:p>Pela</text:p>
          </table:table-cell>
          <table:table-cell office:value-type="string">
            <text:p>Solucionado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17]" office:value-type="string" office:string-value="Pipo">
            <text:p>Pipo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18]" office:value-type="string" office:string-value="Tincho">
            <text:p>Tincho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19]" office:value-type="string" office:string-value="TODOS">
            <text:p>TODOS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0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1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2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3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4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5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6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7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8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9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30]" office:value-type="float" office:value="0">
            <text:p>0</text:p>
          </table:table-cell>
          <table:table-cell table:number-columns-repeated="1003"/>
        </table:table-row>
        <table:table-row table:style-name="ro1" table:number-rows-repeated="3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yuda" table:style-name="ta8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9" table:style-name="ta9" table:print="false">
        <office:forms form:automatic-focus="false" form:apply-design-mode="false"/>
        <table:table-column table:style-name="co22" table:default-cell-style-name="Default"/>
        <table:table-row table:style-name="ro11">
          <table:table-cell/>
        </table:table-row>
      </table:table>
      <table:table table:name="Hoja10" table:style-name="ta9" table:print="false">
        <office:forms form:automatic-focus="false" form:apply-design-mode="false"/>
        <table:table-column table:style-name="co22" table:default-cell-style-name="Default"/>
        <table:table-row table:style-name="ro11">
          <table:table-cell/>
        </table:table-row>
      </table:table>
      <table:named-expressions>
        <table:named-range table:name="Excel_BuiltIn__FilterDatabase" table:base-cell-address="$Instrucciones.$A$1" table:cell-range-address="$Estimacion_Tiempos.$A$9:.$G$22"/>
        <table:named-range table:name="Excel_BuiltIn__FilterDatabase 1" table:base-cell-address="$Instrucciones.$A$1" table:cell-range-address="$Tiempos_Trabajados.$A$9:.$E$190"/>
      </table:named-expressions>
      <table:database-ranges>
        <table:database-range table:name="Excel_BuiltIn__FilterDatabase" table:target-range-address="Estimacion_Tiempos.A9:Estimacion_Tiempos.G22" table:display-filter-buttons="true">
          <table:filter>
            <table:filter-condition table:field-number="6" table:value="Pipo" table:operator="="/>
          </table:filter>
        </table:database-range>
        <table:database-range table:name="Excel_BuiltIn__FilterDatabase 1" table:target-range-address="Tiempos_Trabajados.A9:Tiempos_Trabajados.E19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6P0" style:volatile="true">
      <number:day/>
      <number:text>-</number:text>
      <number:month number:textual="true"/>
      <number:text>-</number:text>
      <number:year/>
    </number:date-style>
    <number:text-style style:name="N116">
      <number:text-content/>
      <style:map style:condition="value()&gt;=0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gt;=0" style:apply-style-name="N118P0"/>
    </number:text-style>
    <style:style style:name="Default" style:family="table-cell">
      <style:table-cell-properties fo:padding="0.071cm"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033cm double #333333" style:border-line-width="0.011cm 0.011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033cm double #ff9900" style:border-line-width-bottom="0.011cm 0.011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11cm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011cm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alida" style:family="table-cell" style:parent-style-name="Default">
      <style:table-cell-properties fo:background-color="#c0c0c0" style:diagonal-bl-tr="none" style:diagonal-tl-br="none" fo:border="0.011cm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otal" style:family="table-cell" style:parent-style-name="Default">
      <style:table-cell-properties fo:border-bottom="0.033cm double #333399" style:border-line-width-bottom="0.011cm 0.011cm 0.011cm" style:diagonal-bl-tr="none" style:diagonal-tl-br="none" fo:border-left="none" fo:padding="0.071cm" fo:border-right="none" style:rotation-align="none" fo:border-top="0.011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ítulo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011cm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011cm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11cm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CondFormat_5f_4_5f_1_5f_1" style:display-name="Excel_CondFormat_4_1_1" style:family="table-cell" style:parent-style-name="Default">
      <style:table-cell-properties fo:background-color="#ffff99"/>
    </style:style>
    <style:style style:name="Excel_5f_CondFormat_5f_4_5f_1_5f_2" style:display-name="Excel_CondFormat_4_1_2" style:family="table-cell" style:parent-style-name="Default">
      <style:table-cell-properties fo:background-color="#ccffff"/>
    </style:style>
    <style:style style:name="Excel_5f_CondFormat_5f_4_5f_1_5f_3" style:display-name="Excel_CondFormat_4_1_3" style:family="table-cell" style:parent-style-name="Default">
      <style:table-cell-properties fo:background-color="#00ff00"/>
    </style:style>
    <style:style style:name="Excel_5f_CondFormat_5f_4_5f_2_5f_1" style:display-name="Excel_CondFormat_4_2_1" style:family="table-cell" style:parent-style-name="Default">
      <style:table-cell-properties fo:background-color="#ff0000"/>
    </style:style>
    <style:style style:name="Excel_5f_CondFormat_5f_4_5f_2_5f_2" style:display-name="Excel_CondFormat_4_2_2" style:family="table-cell" style:parent-style-name="Default">
      <style:table-cell-properties fo:background-color="#ff0000"/>
    </style:style>
    <style:style style:name="Excel_5f_CondFormat_5f_4_5f_3_5f_1" style:display-name="Excel_CondFormat_4_3_1" style:family="table-cell" style:parent-style-name="Default">
      <style:table-cell-properties fo:background-color="#ccffff"/>
    </style:style>
    <style:style style:name="Excel_5f_CondFormat_5f_4_5f_3_5f_2" style:display-name="Excel_CondFormat_4_3_2" style:family="table-cell" style:parent-style-name="Default">
      <style:table-cell-properties fo:background-color="#ccffcc"/>
    </style:style>
    <style:style style:name="Excel_5f_CondFormat_5f_4_5f_3_5f_3" style:display-name="Excel_CondFormat_4_3_3" style:family="table-cell" style:parent-style-name="Default">
      <style:table-cell-properties fo:background-color="#00ff00"/>
    </style:style>
    <style:style style:name="Excel_5f_CondFormat_5f_6_5f_1_5f_1" style:display-name="Excel_CondFormat_6_1_1" style:family="table-cell" style:parent-style-name="Default">
      <style:table-cell-properties fo:background-color="#ff0000"/>
    </style:style>
    <style:style style:name="Excel_5f_CondFormat_5f_6_5f_1_5f_2" style:display-name="Excel_CondFormat_6_1_2" style:family="table-cell" style:parent-style-name="Default">
      <style:table-cell-properties fo:background-color="#ff0000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147cm" fo:margin-left="2cm" fo:margin-right="2cm" style:first-page-number="continue" style:scale-to="100%" style:table-centering="horizontal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2.499cm" fo:margin-bottom="2.147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7">
      <style:page-layout-properties style:num-format="1" style:print-orientation="portrait" fo:margin-top="1.524cm" fo:margin-bottom="1.626cm" fo:margin-left="1.626cm" fo:margin-right="1.397cm" style:first-page-number="continue" style:scale-to="100%" style:writing-mode="lr-tb"/>
      <style:header-style>
        <style:header-footer-properties fo:min-height="0.751cm" fo:margin-left="0.273cm" fo:margin-right="0.503cm" fo:margin-bottom="0cm"/>
      </style:header-style>
      <style:footer-style>
        <style:header-footer-properties fo:min-height="0.751cm" fo:margin-left="0.273cm" fo:margin-right="0.50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7">07/05/2011</text:date>, <text:time>13:02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cciones" style:display-name="PageStyle_Instrucci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cklogDeProducto" style:display-name="PageStyle_BacklogDeProduc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fig" style:display-name="PageStyle_Confi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timacion_5f_Tiempos" style:display-name="PageStyle_Estimacion_Tiemp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Gráficos" style:display-name="PageStyle_Gráfic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iempos_5f_Trabajados" style:display-name="PageStyle_Tiempos_Trabajad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mpedimentos" style:display-name="PageStyle_Impediment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yuda" style:display-name="PageStyle_Ayuda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lantilla para sprints</dc:title>
    <dc:description>Rev. 0.2</dc:description>
    <meta:initial-creator>Juan Palacio - modifico Fabián Contigliani</meta:initial-creator>
    <meta:creation-date>2006-01-21T14:04:17</meta:creation-date>
    <dc:date>2011-05-07T13:02:17</dc:date>
    <meta:print-date>2008-03-02T09:03:16</meta:print-date>
    <meta:editing-cycles>26</meta:editing-cycles>
    <meta:editing-duration>PT1H56M36S</meta:editing-duration>
    <meta:generator>LibreOffice/3.3$Unix LibreOffice_project/330m19$Build-202</meta:generator>
    <meta:document-statistic meta:table-count="10" meta:cell-count="224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 draw:fill="none" draw:fill-color="#00000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width="0.035cm"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include-hidden-cells="false" chart:auto-position="true" chart:auto-size="true" chart:treat-empty-cells="use-zero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b3b3b3"/>
      <style:text-properties fo:color="#000000" fo:font-size="8pt" style:font-size-asian="8pt" style:font-family-complex="Arial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1pt" style:font-size-asian="11pt" style:font-family-complex="Arial" style:font-size-complex="11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>
      <style:graphic-properties svg:stroke-color="#808080"/>
    </style:style>
    <style:style style:name="ch9" style:family="chart" style:data-style-name="N0">
      <style:graphic-properties draw:stroke="none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969696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0.641cm" svg:height="6.859cm" xlink:href=".." xlink:type="simple" chart:class="chart:area" chart:style-name="ch1">
        <chart:title svg:x="8.63cm" svg:y="0.273cm" chart:style-name="ch2">
          <text:p>Gráfico de esfuerzo</text:p>
        </chart:title>
        <chart:legend chart:legend-position="end" svg:x="19.349cm" svg:y="3.206cm" chart:style-name="ch3"/>
        <chart:plot-area chart:style-name="ch4" table:cell-range-address="Estimacion_Tiempos.H5:Estimacion_Tiempos.AE5 Estimacion_Tiempos.H7:Estimacion_Tiempos.AE7" chart:data-source-has-labels="row" svg:x="1.448cm" svg:y="1.269cm" svg:width="17.077cm" svg:height="5.033cm">
          <chartooo:coordinate-region svg:x="2.309cm" svg:y="1.474cm" svg:width="16.108cm" svg:height="3.717cm"/>
          <chart:axis chart:dimension="x" chart:name="primary-x" chart:style-name="ch5">
            <chart:categories table:cell-range-address="Estimacion_Tiempos.H5:Estimacion_Tiempos.AE5"/>
          </chart:axis>
          <chart:axis chart:dimension="y" chart:name="primary-y" chart:style-name="ch6">
            <chart:title svg:x="0.451cm" svg:y="6.203cm" chart:style-name="ch7">
              <text:p>Horas de trabajo pendientes</text:p>
            </chart:title>
            <chart:grid chart:style-name="ch8" chart:class="major"/>
          </chart:axis>
          <chart:series chart:style-name="ch9" chart:values-cell-range-address="Estimacion_Tiempos.H7:Estimacion_Tiempos.AE7" chart:class="chart:area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ene</text:p>
                <draw:g>
                  <svg:desc>Estimacion_Tiempos.H5:Estimacion_Tiempos.AE5</svg:desc>
                </draw:g>
              </table:table-cell>
              <table:table-cell office:value-type="string">
                <text:p>12 – abr</text:p>
              </table:table-cell>
              <table:table-cell office:value-type="string">
                <text:p>13 – abr</text:p>
              </table:table-cell>
              <table:table-cell office:value-type="string">
                <text:p>14-abr</text:p>
              </table:table-cell>
              <table:table-cell office:value-type="string">
                <text:p>15 -abr</text:p>
              </table:table-cell>
              <table:table-cell office:value-type="string">
                <text:p>16-abr</text:p>
              </table:table-cell>
              <table:table-cell office:value-type="string">
                <text:p>17-abr</text:p>
              </table:table-cell>
              <table:table-cell office:value-type="string">
                <text:p>18-abr</text:p>
              </table:table-cell>
              <table:table-cell office:value-type="string">
                <text:p>19-abr</text:p>
              </table:table-cell>
              <table:table-cell office:value-type="string">
                <text:p>20-abr</text:p>
              </table:table-cell>
              <table:table-cell office:value-type="string">
                <text:p>21-abr</text:p>
              </table:table-cell>
              <table:table-cell office:value-type="string">
                <text:p>22-abr</text:p>
              </table:table-cell>
              <table:table-cell office:value-type="string">
                <text:p>23-abr</text:p>
              </table:table-cell>
              <table:table-cell office:value-type="string">
                <text:p>24-abr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315">
                <text:p>315</text:p>
                <draw:g>
                  <svg:desc>Estimacion_Tiempos.H7:Estimacion_Tiempos.AE7</svg:desc>
                </draw:g>
              </table:table-cell>
              <table:table-cell office:value-type="float" office:value="143">
                <text:p>143</text:p>
              </table:table-cell>
              <table:table-cell office:value-type="float" office:value="135">
                <text:p>135</text:p>
              </table:table-cell>
              <table:table-cell office:value-type="float" office:value="119">
                <text:p>119</text:p>
              </table:table-cell>
              <table:table-cell office:value-type="float" office:value="93">
                <text:p>93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3">
                <text:p>73</text:p>
              </table:table-cell>
              <table:table-cell office:value-type="float" office:value="66">
                <text:p>66</text:p>
              </table:table-cell>
              <table:table-cell office:value-type="float" office:value="47">
                <text:p>47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color="#808080" draw:fill="none" draw:fill-color="#00000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b3b3b3"/>
      <style:text-properties fo:color="#000000" fo:font-size="8pt" style:font-size-asian="8pt" style:font-family-complex="Arial" style:font-size-complex="8pt"/>
    </style:style>
    <style:style style:name="ch6" style:family="chart" style:data-style-name="N1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1pt" style:font-size-asian="11pt" style:font-family-complex="Arial" style:font-size-complex="11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3366ff" draw:fill-color="#3366ff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20.649cm" svg:height="6.86cm" xlink:href=".." xlink:type="simple" chart:class="chart:line" chart:style-name="ch1">
        <chart:title svg:x="8.82cm" svg:y="0.273cm" chart:style-name="ch2">
          <text:p>Gráfico de tareas</text:p>
        </chart:title>
        <chart:legend chart:legend-position="end" svg:x="19.357cm" svg:y="3.207cm" chart:style-name="ch3"/>
        <chart:plot-area chart:style-name="ch4" table:cell-range-address="Estimacion_Tiempos.H5:Estimacion_Tiempos.AE6" chart:data-source-has-labels="row" svg:x="1.448cm" svg:y="1.269cm" svg:width="17.085cm" svg:height="5.034cm">
          <chartooo:coordinate-region svg:x="2.105cm" svg:y="1.474cm" svg:width="16.32cm" svg:height="3.718cm"/>
          <chart:axis chart:dimension="x" chart:name="primary-x" chart:style-name="ch5">
            <chart:categories table:cell-range-address="Estimacion_Tiempos.H5:Estimacion_Tiempos.AE5"/>
          </chart:axis>
          <chart:axis chart:dimension="y" chart:name="primary-y" chart:style-name="ch6">
            <chart:title svg:x="0.451cm" svg:y="5.527cm" chart:style-name="ch7">
              <text:p>Tareas pendientes   </text:p>
            </chart:title>
            <chart:grid chart:class="major"/>
          </chart:axis>
          <chart:series chart:style-name="ch8" chart:values-cell-range-address="Estimacion_Tiempos.H6:Estimacion_Tiempos.AE6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ene</text:p>
                <draw:g>
                  <svg:desc>Estimacion_Tiempos.H5:Estimacion_Tiempos.AE5</svg:desc>
                </draw:g>
              </table:table-cell>
              <table:table-cell office:value-type="string">
                <text:p>12 – abr</text:p>
              </table:table-cell>
              <table:table-cell office:value-type="string">
                <text:p>13 – abr</text:p>
              </table:table-cell>
              <table:table-cell office:value-type="string">
                <text:p>14-abr</text:p>
              </table:table-cell>
              <table:table-cell office:value-type="string">
                <text:p>15 -abr</text:p>
              </table:table-cell>
              <table:table-cell office:value-type="string">
                <text:p>16-abr</text:p>
              </table:table-cell>
              <table:table-cell office:value-type="string">
                <text:p>17-abr</text:p>
              </table:table-cell>
              <table:table-cell office:value-type="string">
                <text:p>18-abr</text:p>
              </table:table-cell>
              <table:table-cell office:value-type="string">
                <text:p>19-abr</text:p>
              </table:table-cell>
              <table:table-cell office:value-type="string">
                <text:p>20-abr</text:p>
              </table:table-cell>
              <table:table-cell office:value-type="string">
                <text:p>21-abr</text:p>
              </table:table-cell>
              <table:table-cell office:value-type="string">
                <text:p>22-abr</text:p>
              </table:table-cell>
              <table:table-cell office:value-type="string">
                <text:p>23-abr</text:p>
              </table:table-cell>
              <table:table-cell office:value-type="string">
                <text:p>24-abr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30">
                <text:p>30</text:p>
                <draw:g>
                  <svg:desc>Estimacion_Tiempos.H6:Estimacion_Tiempos.AE6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b3b3b3"/>
      <style:text-properties fo:color="#000000" fo:font-size="5pt" style:font-size-asian="5pt" style:font-family-complex="Arial" style:font-size-complex="5pt"/>
    </style:style>
    <style:style style:name="ch6" style:family="chart" style:data-style-name="N1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8pt" style:font-size-asian="8pt" style:font-family-complex="Arial" style:font-size-complex="8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176cm" chart:symbol-height="0.176cm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bow-tie" chart:symbol-width="0.176cm" chart:symbol-height="0.176cm"/>
      <style:graphic-properties svg:stroke-width="0.035cm" svg:stroke-color="#00ffff" draw:fill-color="#00ffff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right" chart:symbol-width="0.176cm" chart:symbol-height="0.176cm"/>
      <style:graphic-properties svg:stroke-width="0.035cm" svg:stroke-color="#800000" draw:fill-color="#800000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left" chart:symbol-width="0.176cm" chart:symbol-height="0.176cm"/>
      <style:graphic-properties svg:stroke-width="0.035cm" svg:stroke-color="#008080" draw:fill-color="#008080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right" chart:symbol-width="0.176cm" chart:symbol-height="0.176cm"/>
      <style:graphic-properties svg:stroke-width="0.035cm" svg:stroke-color="#0000ff" draw:fill-color="#0000ff"/>
      <style:text-properties fo:font-size="10pt" style:font-size-asian="10pt" style:font-size-complex="10pt"/>
    </style:style>
    <style:style style:name="ch16" style:family="chart" style:data-style-name="N1">
      <style:chart-properties chart:symbol-type="named-symbol" chart:symbol-name="arrow-down" chart:symbol-width="0.176cm" chart:symbol-height="0.176cm"/>
      <style:graphic-properties svg:stroke-width="0.035cm" svg:stroke-color="#00ccff" draw:fill-color="#00ccff"/>
      <style:text-properties fo:font-size="10pt" style:font-size-asian="10pt" style:font-size-complex="10pt"/>
    </style:style>
    <style:style style:name="ch17" style:family="chart" style:data-style-name="N1">
      <style:chart-properties chart:symbol-type="named-symbol" chart:symbol-name="square" chart:symbol-width="0.176cm" chart:symbol-height="0.176cm"/>
      <style:graphic-properties svg:stroke-width="0.035cm" svg:stroke-color="#ccffcc" draw:fill-color="#ccffcc"/>
      <style:text-properties fo:font-size="10pt" style:font-size-asian="10pt" style:font-size-complex="10pt"/>
    </style:style>
    <style:style style:name="ch1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ccffff" draw:fill-color="#ccffff"/>
      <style:text-properties fo:font-size="10pt" style:font-size-asian="10pt" style:font-size-complex="10pt"/>
    </style:style>
    <style:style style:name="ch19" style:family="chart" style:data-style-name="N1">
      <style:chart-properties chart:symbol-type="named-symbol" chart:symbol-name="arrow-up" chart:symbol-width="0.176cm" chart:symbol-height="0.176cm"/>
      <style:graphic-properties svg:stroke-width="0.035cm" svg:stroke-color="#ffff99" draw:fill-color="#ffff99"/>
      <style:text-properties fo:font-size="10pt" style:font-size-asian="10pt" style:font-size-complex="10pt"/>
    </style:style>
    <style:style style:name="ch20" style:family="chart">
      <style:graphic-properties draw:stroke="solid" svg:stroke-width="0.035cm" svg:stroke-color="#c0c0c0" draw:fill="none" draw:fill-color="#000000"/>
    </style:style>
    <style:style style:name="ch21" style:family="chart">
      <style:graphic-properties draw:fill-color="#d9d9d9"/>
    </style:style>
  </office:automatic-styles>
  <office:body>
    <office:chart>
      <chart:chart svg:width="20.731cm" svg:height="6.882cm" xlink:href=".." xlink:type="simple" chart:class="chart:line" chart:style-name="ch1">
        <chart:title svg:x="8.811cm" svg:y="0.273cm" chart:style-name="ch2">
          <text:p>Gráfico individual</text:p>
        </chart:title>
        <chart:legend chart:legend-position="end" svg:x="19.134cm" svg:y="1.326cm" chart:style-name="ch3"/>
        <chart:plot-area chart:style-name="ch4" table:cell-range-address="Gráficos.A57:Gráficos.Y69" chart:data-source-has-labels="both" svg:x="1.45cm" svg:y="1.269cm" svg:width="16.856cm" svg:height="5.056cm">
          <chartooo:coordinate-region svg:x="2.107cm" svg:y="1.422cm" svg:width="16.127cm" svg:height="4.054cm"/>
          <chart:axis chart:dimension="x" chart:name="primary-x" chart:style-name="ch5">
            <chart:categories table:cell-range-address="Gráficos.B57:Gráficos.Y57"/>
          </chart:axis>
          <chart:axis chart:dimension="y" chart:name="primary-y" chart:style-name="ch6">
            <chart:title svg:x="0.451cm" svg:y="5.318cm" chart:style-name="ch7">
              <text:p>Horas pendientes</text:p>
            </chart:title>
            <chart:grid chart:class="major"/>
          </chart:axis>
          <chart:series chart:style-name="ch8" chart:values-cell-range-address="Gráficos.B58:Gráficos.Y58" chart:label-cell-address="Gráficos.A58:Gráficos.A58" chart:class="chart:line">
            <chart:data-point chart:repeated="24"/>
          </chart:series>
          <chart:series chart:style-name="ch9" chart:values-cell-range-address="Gráficos.B59:Gráficos.Y59" chart:label-cell-address="Gráficos.A59:Gráficos.A59" chart:class="chart:line">
            <chart:data-point chart:repeated="24"/>
          </chart:series>
          <chart:series chart:style-name="ch10" chart:values-cell-range-address="Gráficos.B60:Gráficos.Y60" chart:label-cell-address="Gráficos.A60:Gráficos.A60" chart:class="chart:line">
            <chart:data-point chart:repeated="24"/>
          </chart:series>
          <chart:series chart:style-name="ch11" chart:values-cell-range-address="Gráficos.B61:Gráficos.Y61" chart:label-cell-address="Gráficos.A61:Gráficos.A61" chart:class="chart:line">
            <chart:data-point chart:repeated="24"/>
          </chart:series>
          <chart:series chart:style-name="ch12" chart:values-cell-range-address="Gráficos.B62:Gráficos.Y62" chart:label-cell-address="Gráficos.A62:Gráficos.A62" chart:class="chart:line">
            <chart:data-point chart:repeated="24"/>
          </chart:series>
          <chart:series chart:style-name="ch13" chart:values-cell-range-address="Gráficos.B63:Gráficos.Y63" chart:label-cell-address="Gráficos.A63:Gráficos.A63" chart:class="chart:line">
            <chart:data-point chart:repeated="24"/>
          </chart:series>
          <chart:series chart:style-name="ch14" chart:values-cell-range-address="Gráficos.B64:Gráficos.Y64" chart:label-cell-address="Gráficos.A64:Gráficos.A64" chart:class="chart:line">
            <chart:data-point chart:repeated="24"/>
          </chart:series>
          <chart:series chart:style-name="ch15" chart:values-cell-range-address="Gráficos.B65:Gráficos.Y65" chart:label-cell-address="Gráficos.A65:Gráficos.A65" chart:class="chart:line">
            <chart:data-point chart:repeated="24"/>
          </chart:series>
          <chart:series chart:style-name="ch16" chart:values-cell-range-address="Gráficos.B66:Gráficos.Y66" chart:label-cell-address="Gráficos.A66:Gráficos.A66" chart:class="chart:line">
            <chart:data-point chart:repeated="24"/>
          </chart:series>
          <chart:series chart:style-name="ch17" chart:values-cell-range-address="Gráficos.B67:Gráficos.Y67" chart:label-cell-address="Gráficos.A67:Gráficos.A67" chart:class="chart:line">
            <chart:data-point chart:repeated="24"/>
          </chart:series>
          <chart:series chart:style-name="ch18" chart:values-cell-range-address="Gráficos.B68:Gráficos.Y68" chart:label-cell-address="Gráficos.A68:Gráficos.A68" chart:class="chart:line">
            <chart:data-point chart:repeated="24"/>
          </chart:series>
          <chart:series chart:style-name="ch19" chart:values-cell-range-address="Gráficos.B69:Gráficos.Y69" chart:label-cell-address="Gráficos.A69:Gráficos.A69" chart:class="chart:line">
            <chart:data-point chart:repeated="2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ene</text:p>
                <draw:g>
                  <svg:desc>Gráficos.B57:Gráficos.Y57</svg:desc>
                </draw:g>
              </table:table-cell>
              <table:table-cell office:value-type="string">
                <text:p>12 – abr</text:p>
              </table:table-cell>
              <table:table-cell office:value-type="string">
                <text:p>13 – abr</text:p>
              </table:table-cell>
              <table:table-cell office:value-type="string">
                <text:p>14-abr</text:p>
              </table:table-cell>
              <table:table-cell office:value-type="string">
                <text:p>15 -abr</text:p>
              </table:table-cell>
              <table:table-cell office:value-type="string">
                <text:p>16-abr</text:p>
              </table:table-cell>
              <table:table-cell office:value-type="string">
                <text:p>17-abr</text:p>
              </table:table-cell>
              <table:table-cell office:value-type="string">
                <text:p>18-abr</text:p>
              </table:table-cell>
              <table:table-cell office:value-type="string">
                <text:p>19-abr</text:p>
              </table:table-cell>
              <table:table-cell office:value-type="string">
                <text:p>20-abr</text:p>
              </table:table-cell>
              <table:table-cell office:value-type="string">
                <text:p>21-abr</text:p>
              </table:table-cell>
              <table:table-cell office:value-type="string">
                <text:p>22-abr</text:p>
              </table:table-cell>
              <table:table-cell office:value-type="string">
                <text:p>23-abr</text:p>
              </table:table-cell>
              <table:table-cell office:value-type="string">
                <text:p>24-abr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</table:table-row>
          </table:table-header-rows>
          <table:table-rows>
            <table:table-row>
              <table:table-cell office:value-type="string">
                <text:p>Chelo</text:p>
                <draw:g>
                  <svg:desc>Gráficos.A58:Gráficos.A58</svg:desc>
                </draw:g>
              </table:table-cell>
              <table:table-cell office:value-type="float" office:value="0">
                <text:p>0</text:p>
                <draw:g>
                  <svg:desc>Gráficos.B58:Gráficos.Y5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an</text:p>
                <draw:g>
                  <svg:desc>Gráficos.A59:Gráficos.A59</svg:desc>
                </draw:g>
              </table:table-cell>
              <table:table-cell office:value-type="float" office:value="98">
                <text:p>98</text:p>
                <draw:g>
                  <svg:desc>Gráficos.B59:Gráficos.Y59</svg:desc>
                </draw:g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la</text:p>
                <draw:g>
                  <svg:desc>Gráficos.A60:Gráficos.A60</svg:desc>
                </draw:g>
              </table:table-cell>
              <table:table-cell office:value-type="float" office:value="79">
                <text:p>79</text:p>
                <draw:g>
                  <svg:desc>Gráficos.B60:Gráficos.Y6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po</text:p>
                <draw:g>
                  <svg:desc>Gráficos.A61:Gráficos.A61</svg:desc>
                </draw:g>
              </table:table-cell>
              <table:table-cell office:value-type="float" office:value="80">
                <text:p>80</text:p>
                <draw:g>
                  <svg:desc>Gráficos.B61:Gráficos.Y61</svg:desc>
                </draw:g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1">
                <text:p>61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1">
                <text:p>41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ncho</text:p>
                <draw:g>
                  <svg:desc>Gráficos.A62:Gráficos.A62</svg:desc>
                </draw:g>
              </table:table-cell>
              <table:table-cell office:value-type="float" office:value="58">
                <text:p>58</text:p>
                <draw:g>
                  <svg:desc>Gráficos.B62:Gráficos.Y6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DOS</text:p>
                <draw:g>
                  <svg:desc>Gráficos.A63:Gráficos.A63</svg:desc>
                </draw:g>
              </table:table-cell>
              <table:table-cell office:value-type="float" office:value="0">
                <text:p>0</text:p>
                <draw:g>
                  <svg:desc>Gráficos.B63:Gráficos.Y6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4:Gráficos.A64</svg:desc>
                </draw:g>
              </table:table-cell>
              <table:table-cell office:value-type="float" office:value="0">
                <text:p>0</text:p>
                <draw:g>
                  <svg:desc>Gráficos.B64:Gráficos.Y6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5:Gráficos.A65</svg:desc>
                </draw:g>
              </table:table-cell>
              <table:table-cell office:value-type="float" office:value="0">
                <text:p>0</text:p>
                <draw:g>
                  <svg:desc>Gráficos.B65:Gráficos.Y6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6:Gráficos.A66</svg:desc>
                </draw:g>
              </table:table-cell>
              <table:table-cell office:value-type="float" office:value="0">
                <text:p>0</text:p>
                <draw:g>
                  <svg:desc>Gráficos.B66:Gráficos.Y6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7:Gráficos.A67</svg:desc>
                </draw:g>
              </table:table-cell>
              <table:table-cell office:value-type="float" office:value="0">
                <text:p>0</text:p>
                <draw:g>
                  <svg:desc>Gráficos.B67:Gráficos.Y6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8:Gráficos.A68</svg:desc>
                </draw:g>
              </table:table-cell>
              <table:table-cell office:value-type="float" office:value="0">
                <text:p>0</text:p>
                <draw:g>
                  <svg:desc>Gráficos.B68:Gráficos.Y6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9:Gráficos.A69</svg:desc>
                </draw:g>
              </table:table-cell>
              <table:table-cell office:value-type="float" office:value="0">
                <text:p>0</text:p>
                <draw:g>
                  <svg:desc>Gráficos.B69:Gráficos.Y6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